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200000F60000194D00000EE278030CC375DD2FC9.wmf" manifest:media-type="image/x-wmf"/>
  <manifest:file-entry manifest:full-path="Pictures/10000201000007D000000466E4B31AEEEDA562AD.png" manifest:media-type="image/png"/>
  <manifest:file-entry manifest:full-path="Pictures/10004ADE00000A5600000A561EFF5F417DDA192E.svg" manifest:media-type="image/svg+xml"/>
  <manifest:file-entry manifest:full-path="Pictures/TablePreview2.svm" manifest:media-type=""/>
  <manifest:file-entry manifest:full-path="Pictures/100002010000006400000064523844752A6C252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fo:min-height="6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7.8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84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000000" draw:stroke-linejoin="bevel" draw:fill="solid" draw:fill-color="#ffffff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03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5" style:family="graphic" style:parent-style-name="standard">
      <style:graphic-properties draw:stroke="solid" svg:stroke-width="0.071cm" svg:stroke-color="#000000" draw:stroke-linejoin="bevel" draw:fill="solid" draw:fill-color="#b60053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000000" draw:stroke-linejoin="bevel" draw:fill="solid" draw:fill-color="#a3ce87" draw:textarea-vertical-align="middle" draw:auto-grow-height="false" draw:fit-to-size="shrink-to-fit" style:shrink-to-fit="true" fo:min-height="0.497cm" fo:min-width="2.3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8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27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31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.2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dash" draw:stroke-dash="Dashed_20__28_var_29__20_4" svg:stroke-width="0.071cm" svg:stroke-color="#000000" draw:stroke-linejoin="round" draw:fill="solid" draw:fill-color="#fc8689" draw:textarea-vertical-align="middle" draw:auto-grow-height="false" draw:fit-to-size="shrink-to-fit" style:shrink-to-fit="true" fo:min-height="0.758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24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5.59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7.1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svg:stroke-color="#000000" draw:fill="none" draw:textarea-vertical-align="middle" draw:auto-grow-height="false" fo:min-height="0.682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1" style:family="graphic" style:parent-style-name="standard">
      <style:graphic-properties draw:stroke="none" svg:stroke-color="#000000" draw:fill="none" draw:fill-color="#ffffff" fo:min-height="1.2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4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4.326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246cm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9.072cm" fo:padding-top="0.165cm" fo:padding-bottom="0.165cm" fo:padding-left="0.29cm" fo:padding-right="0.29cm"/>
    </style:style>
    <style:style style:name="gr39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2.21cm" fo:min-width="9.07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6.358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056cm"/>
    </style:style>
    <style:style style:name="gr4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3.564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35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9" style:family="graphic" style:parent-style-name="standard">
      <style:graphic-properties svg:stroke-color="#000000" draw:fill-color="#5e8ac7" draw:textarea-horizontal-align="justify" draw:textarea-vertical-align="middle" draw:auto-grow-height="false" fo:min-height="5.592cm" fo:min-width="6.358cm"/>
    </style:style>
    <style:style style:name="gr50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056cm"/>
    </style:style>
    <style:style style:name="gr51" style:family="graphic" style:parent-style-name="standard">
      <style:graphic-properties svg:stroke-color="#000000" draw:fill-color="#009353" draw:textarea-horizontal-align="justify" draw:textarea-vertical-align="middle" draw:auto-grow-height="false" fo:min-height="1.782cm" fo:min-width="6.358cm"/>
    </style:style>
    <style:style style:name="gr52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31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548cm"/>
    </style:style>
    <style:style style:name="gr5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802cm"/>
    </style:style>
    <style:style style:name="gr56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294cm"/>
    </style:style>
    <style:style style:name="gr57" style:family="graphic" style:parent-style-name="standard">
      <style:graphic-properties svg:stroke-color="#000000" draw:fill="none" draw:textarea-vertical-align="middle" draw:auto-grow-height="false" fo:min-height="2.544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2cm"/>
    </style:style>
    <style:style style:name="gr61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75cm" fo:min-width="1.7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451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38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3.267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2.736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5.7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35cm" fo:min-width="3.39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textarea-horizontal-align="justify" draw:textarea-vertical-align="middle" draw:auto-grow-height="false" fo:min-height="0.132cm" fo:min-width="0.728cm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.283cm" fo:min-width="0.678cm" fo:padding-top="0.095cm" fo:padding-bottom="0.095cm" fo:padding-left="0.19cm" fo:padding-right="0.19cm" fo:wrap-option="wrap"/>
    </style:style>
    <style:style style:name="gr7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2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02cm" fo:min-width="7.747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dash" draw:stroke-dash="Dashed_20__28_var_29__20_4" svg:stroke-width="0.071cm" svg:stroke-color="#000000" draw:stroke-linejoin="round" draw:fill="solid" draw:fill-color="#87d1d1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7" style:family="graphic" style:parent-style-name="standard">
      <style:graphic-properties draw:stroke="dash" draw:stroke-dash="Dashed_20__28_var_29__20_4" svg:stroke-width="0.071cm" svg:stroke-color="#000000" draw:stroke-linejoin="round" draw:fill="solid" draw:fill-color="#d612f0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8" style:family="graphic" style:parent-style-name="standard">
      <style:graphic-properties svg:stroke-color="#000000" draw:fill="none" draw:textarea-vertical-align="middle" draw:auto-grow-height="false" fo:min-height="1.52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81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71cm" fo:min-width="20.408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42cm" fo:min-width="4.588cm" fo:padding-top="0.165cm" fo:padding-bottom="0.165cm" fo:padding-left="0.29cm" fo:padding-right="0.29cm"/>
    </style:style>
    <style:style style:name="gr83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681cm" fo:min-width="18.046cm" fo:padding-top="0.165cm" fo:padding-bottom="0.165cm" fo:padding-left="0.29cm" fo:padding-right="0.29cm"/>
    </style:style>
    <style:style style:name="gr84" style:family="graphic" style:parent-style-name="standard">
      <style:graphic-properties draw:stroke="solid" svg:stroke-width="0.071cm" svg:stroke-color="#000000" draw:stroke-linejoin="bevel" draw:fill="solid" draw:fill-color="#5e8ac7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2.971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88" style:family="graphic" style:parent-style-name="standard">
      <style:graphic-properties svg:stroke-color="#000000" draw:fill="none" draw:textarea-vertical-align="middle" draw:auto-grow-height="false" fo:min-height="2.595cm" fo:min-width="0cm"/>
    </style:style>
    <style:style style:name="gr89" style:family="graphic" style:parent-style-name="standard">
      <style:graphic-properties draw:stroke="dash" draw:stroke-dash="Dashed_20__28_var_29__20_4" svg:stroke-width="0.071cm" svg:stroke-color="#000000" draw:stroke-linejoin="round" draw:fill="solid" draw:fill-color="#fce431" draw:textarea-vertical-align="middle" draw:auto-grow-height="false" draw:fit-to-size="shrink-to-fit" style:shrink-to-fit="true" fo:min-height="0.758cm" fo:min-width="10.30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0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16.92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1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2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9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29cm" fo:min-width="4.74cm" fo:padding-top="0.165cm" fo:padding-bottom="0.165cm" fo:padding-left="0.29cm" fo:padding-right="0.29cm"/>
    </style:style>
    <style:style style:name="gr9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94cm" fo:min-width="12.788cm" fo:padding-top="0.165cm" fo:padding-bottom="0.165cm" fo:padding-left="0.29cm" fo:padding-right="0.29cm"/>
    </style:style>
    <style:style style:name="gr95" style:family="graphic" style:parent-style-name="standard">
      <style:graphic-properties svg:stroke-color="#000000" draw:fill="none" draw:textarea-vertical-align="middle" draw:auto-grow-height="false" fo:min-height="4.874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2.688cm" fo:min-width="3.87cm"/>
    </style:style>
    <style:style style:name="gr97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765cm"/>
    </style:style>
    <style:style style:name="gr98" style:family="graphic" style:parent-style-name="standard">
      <style:graphic-properties svg:stroke-color="#000000" draw:fill-color="#5e8ac7" draw:textarea-horizontal-align="justify" draw:textarea-vertical-align="middle" draw:auto-grow-height="false" fo:min-height="0.39cm" fo:min-width="2.09cm"/>
    </style:style>
    <style:style style:name="gr99" style:family="graphic" style:parent-style-name="standard">
      <style:graphic-properties svg:stroke-color="#000000" draw:fill-color="#f79448" draw:textarea-horizontal-align="justify" draw:textarea-vertical-align="middle" draw:auto-grow-height="false" fo:min-height="0.771cm" fo:min-width="3.87cm"/>
    </style:style>
    <style:style style:name="gr100" style:family="graphic" style:parent-style-name="standard">
      <style:graphic-properties svg:stroke-color="#000000" draw:fill-color="#72bf44" draw:textarea-horizontal-align="justify" draw:textarea-vertical-align="middle" draw:auto-grow-height="false" fo:min-height="0.389cm" fo:min-width="1.927cm"/>
    </style:style>
    <style:style style:name="gr101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443cm"/>
    </style:style>
    <style:style style:name="gr102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605cm"/>
    </style:style>
    <style:style style:name="gr103" style:family="graphic" style:parent-style-name="standard">
      <style:graphic-properties svg:stroke-color="#000000" draw:fill-color="#72bf44" draw:textarea-horizontal-align="justify" draw:textarea-vertical-align="middle" draw:auto-grow-height="false" fo:min-height="0.39cm" fo:min-width="1.28cm"/>
    </style:style>
    <style:style style:name="gr10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432cm" fo:min-width="1.198cm" fo:padding-top="0.165cm" fo:padding-bottom="0.165cm" fo:padding-left="0.29cm" fo:padding-right="0.29cm"/>
    </style:style>
    <style:style style:name="gr105" style:family="graphic" style:parent-style-name="standard">
      <style:graphic-properties svg:stroke-color="#000000" draw:fill-color="#c2e0ae" draw:textarea-horizontal-align="justify" draw:textarea-vertical-align="middle" draw:auto-grow-height="false" fo:min-height="0.389cm" fo:min-width="0.77cm"/>
    </style:style>
    <style:style style:name="gr106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583cm"/>
    </style:style>
    <style:style style:name="gr107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0.516cm"/>
    </style:style>
    <style:style style:name="gr108" style:family="graphic" style:parent-style-name="standard">
      <style:graphic-properties svg:stroke-color="#000000" draw:fill-color="#ffffff" draw:textarea-horizontal-align="justify" draw:textarea-vertical-align="middle" draw:auto-grow-height="false" fo:min-height="0.389cm" fo:min-width="0.7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7cm" fo:min-width="1.28cm" fo:padding-top="0.142cm" fo:padding-bottom="0.142cm" fo:padding-left="0.267cm" fo:padding-right="0.267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2" style:family="graphic" style:parent-style-name="objectwithoutfill">
      <style:graphic-properties draw:marker-end="Small_20_Arrow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056cm"/>
    </style:style>
    <style:style style:name="gr116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2.04cm"/>
    </style:style>
    <style:style style:name="gr117" style:family="graphic" style:parent-style-name="standard">
      <style:graphic-properties svg:stroke-color="#ffffff" draw:fill-color="#89c765" draw:textarea-horizontal-align="justify" draw:textarea-vertical-align="middle" draw:auto-grow-height="false" fo:min-height="0.004cm" fo:min-width="2.167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866cm" fo:min-width="3.056cm"/>
    </style:style>
    <style:style style:name="gr119" style:family="graphic" style:parent-style-name="standard">
      <style:graphic-properties svg:stroke-color="#ffffff" draw:fill-color="#72bf44" draw:textarea-horizontal-align="justify" draw:textarea-vertical-align="middle" draw:auto-grow-height="false" fo:min-height="0.004cm" fo:min-width="2.1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8.644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0.596cm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</style:style>
    <style:style style:name="gr13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133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718cm"/>
    </style:style>
    <style:style style:name="gr134" style:family="graphic" style:parent-style-name="standard">
      <style:graphic-properties draw:stroke="solid" draw:stroke-dash="Ultrafine_20_2_20_Dots_20_3_20_Dashes" svg:stroke-color="#000000" draw:fill-color="#ffffff" draw:textarea-horizontal-align="justify" draw:textarea-vertical-align="middle" draw:auto-grow-height="false" fo:min-height="3.56cm" fo:min-width="3.564cm"/>
    </style:style>
    <style:style style:name="gr135" style:family="graphic" style:parent-style-name="standard">
      <style:graphic-properties svg:stroke-color="#000000" draw:fill-color="#ffffff" draw:textarea-horizontal-align="justify" draw:textarea-vertical-align="middle" draw:auto-grow-height="false" fo:min-height="1.621cm" fo:min-width="2.802cm"/>
    </style:style>
    <style:style style:name="gr136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211cm"/>
    </style:style>
    <style:style style:name="gr137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0.65cm"/>
    </style:style>
    <style:style style:name="gr138" style:family="graphic" style:parent-style-name="standard">
      <style:graphic-properties svg:stroke-color="#000000" draw:fill-color="#f79448" draw:textarea-horizontal-align="justify" draw:textarea-vertical-align="middle" draw:auto-grow-height="false" fo:min-height="0.4cm" fo:min-width="2.802cm"/>
    </style:style>
    <style:style style:name="gr139" style:family="graphic" style:parent-style-name="standard">
      <style:graphic-properties svg:stroke-color="#000000" draw:fill-color="#72bf44" draw:textarea-horizontal-align="justify" draw:textarea-vertical-align="middle" draw:auto-grow-height="false" fo:min-height="0.157cm" fo:min-width="1.334cm"/>
    </style:style>
    <style:style style:name="gr140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968cm"/>
    </style:style>
    <style:style style:name="gr141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091cm"/>
    </style:style>
    <style:style style:name="gr142" style:family="graphic" style:parent-style-name="standard">
      <style:graphic-properties svg:stroke-color="#000000" draw:fill-color="#72bf44" draw:textarea-horizontal-align="justify" draw:textarea-vertical-align="middle" draw:auto-grow-height="false" fo:min-height="0.158cm" fo:min-width="0.845cm"/>
    </style:style>
    <style:style style:name="gr143" style:family="graphic" style:parent-style-name="standard">
      <style:graphic-properties svg:stroke-color="#000000" draw:fill-color="#c2e0ae" draw:textarea-horizontal-align="justify" draw:textarea-vertical-align="middle" draw:auto-grow-height="false" fo:min-height="0.157cm" fo:min-width="0.459cm"/>
    </style:style>
    <style:style style:name="gr144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1.074cm"/>
    </style:style>
    <style:style style:name="gr145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268cm"/>
    </style:style>
    <style:style style:name="gr146" style:family="graphic" style:parent-style-name="standard">
      <style:graphic-properties svg:stroke-color="#000000" draw:fill-color="#d612f0" draw:textarea-horizontal-align="justify" draw:textarea-vertical-align="middle" draw:auto-grow-height="false" fo:min-height="0.143cm" fo:min-width="2.801cm"/>
    </style:style>
    <style:style style:name="gr147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078cm" fo:min-width="0.227cm" fo:padding-top="0.142cm" fo:padding-bottom="0.142cm" fo:padding-left="0.267cm" fo:padding-right="0.267cm"/>
    </style:style>
    <style:style style:name="gr14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0.639cm" fo:min-width="2.125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1.998cm" fo:min-width="2.802cm"/>
    </style:style>
    <style:style style:name="gr151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532cm"/>
    </style:style>
    <style:style style:name="gr152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1.024cm"/>
    </style:style>
    <style:style style:name="gr153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278cm"/>
    </style:style>
    <style:style style:name="gr154" style:family="graphic" style:parent-style-name="standard">
      <style:graphic-properties svg:stroke-color="#000000" draw:fill-color="#5e8ac7" draw:textarea-horizontal-align="justify" draw:textarea-vertical-align="middle" draw:auto-grow-height="false" fo:min-height="0.157cm" fo:min-width="0.459cm"/>
    </style:style>
    <style:style style:name="gr15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28cm" fo:padding-top="0.142cm" fo:padding-bottom="0.142cm" fo:padding-left="0.267cm" fo:padding-right="0.267cm"/>
    </style:style>
    <style:style style:name="gr15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73cm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262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160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416cm"/>
    </style:style>
    <style:style style:name="gr161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2.041cm" fo:min-width="2.802cm"/>
    </style:style>
    <style:style style:name="gr163" style:family="graphic" style:parent-style-name="standard">
      <style:graphic-properties svg:stroke-color="#000000" draw:fill-color="#94070a" draw:textarea-horizontal-align="justify" draw:textarea-vertical-align="bottom" draw:auto-grow-height="false" fo:min-height="0.809cm" fo:min-width="2.802cm"/>
    </style:style>
    <style:style style:name="gr164" style:family="graphic" style:parent-style-name="standard">
      <style:graphic-properties svg:stroke-color="#000000" draw:fill-color="#94070a" draw:textarea-horizontal-align="justify" draw:textarea-vertical-align="middle" draw:auto-grow-height="false" fo:min-height="0.809cm" fo:min-width="2.802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7" style:family="graphic" style:parent-style-name="standard">
      <style:graphic-properties svg:stroke-color="#000000" draw:fill-color="#fce431" draw:textarea-horizontal-align="justify" draw:textarea-vertical-align="middle" draw:auto-grow-height="false" fo:min-height="0.156cm" fo:min-width="2.04cm"/>
    </style:style>
    <style:style style:name="gr168" style:family="graphic" style:parent-style-name="standard">
      <style:graphic-properties draw:textarea-horizontal-align="justify" draw:textarea-vertical-align="middle" draw:auto-grow-height="false" fo:min-height="0.074cm" fo:min-width="0.008cm"/>
    </style:style>
    <style:style style:name="gr169" style:family="graphic" style:parent-style-name="standard">
      <style:graphic-properties svg:stroke-color="#000000" draw:fill-color="#00b6bd" draw:textarea-horizontal-align="justify" draw:textarea-vertical-align="middle" draw:auto-grow-height="false" fo:min-height="0.157cm" fo:min-width="0.45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2.40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2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9.293cm"/>
    </style:style>
    <style:style style:name="gr175" style:family="graphic" style:parent-style-name="standard">
      <style:graphic-properties draw:stroke="none" svg:stroke-color="#000000" draw:fill="solid" draw:fill-color="#ffffff" draw:auto-grow-height="true" draw:auto-grow-width="false" fo:max-height="0cm" fo:min-height="2.489cm"/>
    </style:style>
    <style:style style:name="gr176" style:family="graphic" style:parent-style-name="standard">
      <style:graphic-properties draw:stroke="none" draw:fill="none" fo:min-height="5.689cm"/>
    </style:style>
    <style:style style:name="gr177" style:family="graphic" style:parent-style-name="standard">
      <style:graphic-properties draw:stroke="none" draw:fill="none" fo:min-height="1.424cm"/>
    </style:style>
    <style:style style:name="gr178" style:family="graphic" style:parent-style-name="standard">
      <style:graphic-properties draw:stroke="none" draw:fill="none" fo:min-height="11.767cm"/>
    </style:style>
    <style:style style:name="gr179" style:family="graphic" style:parent-style-name="standard">
      <style:graphic-properties draw:stroke="none" draw:fill="none" fo:min-height="12.006cm"/>
    </style:style>
    <style:style style:name="gr180" style:family="graphic" style:parent-style-name="standard">
      <style:graphic-properties draw:stroke="none" draw:fill="none" fo:min-height="7.112cm"/>
    </style:style>
    <style:style style:name="gr181" style:family="graphic" style:parent-style-name="standard">
      <style:graphic-properties draw:stroke="none" draw:fill="solid" draw:fill-color="#ffffff" fo:min-height="2.135cm"/>
    </style:style>
    <style:style style:name="gr182" style:family="graphic" style:parent-style-name="standard">
      <style:graphic-properties draw:stroke="none" draw:fill="none" fo:min-height="2.134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4" style:family="graphic" style:parent-style-name="objectwithoutfill">
      <style:graphic-properties draw:marker-end="Arrow" draw:marker-end-width="0.3cm" draw:fill="none" draw:textarea-vertical-align="middle"/>
    </style:style>
    <style:style style:name="gr18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36cm" fo:min-width="3.818cm" fo:padding-top="0.142cm" fo:padding-bottom="0.142cm" fo:padding-left="0.267cm" fo:padding-right="0.267cm"/>
    </style:style>
    <style:style style:name="gr186" style:family="graphic" style:parent-style-name="standard">
      <style:graphic-properties svg:stroke-color="#000000" draw:fill-color="#fff200" draw:textarea-horizontal-align="justify" draw:textarea-vertical-align="middle" draw:auto-grow-height="false" fo:min-height="0.258cm" fo:min-width="0.516cm"/>
    </style:style>
    <style:style style:name="gr187" style:family="graphic" style:parent-style-name="standard">
      <style:graphic-properties svg:stroke-color="#000000" draw:fill-color="#87d1d1" draw:textarea-horizontal-align="justify" draw:textarea-vertical-align="middle" draw:auto-grow-height="false" fo:min-height="0.258cm" fo:min-width="1.04cm"/>
    </style:style>
    <style:style style:name="gr18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3.784cm" fo:padding-top="0.142cm" fo:padding-bottom="0.142cm" fo:padding-left="0.267cm" fo:padding-right="0.267cm"/>
    </style:style>
    <style:style style:name="gr189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1.24cm" fo:min-width="2.768cm" fo:padding-top="0.142cm" fo:padding-bottom="0.142cm" fo:padding-left="0.267cm" fo:padding-right="0.267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0.986cm" fo:min-width="2.768cm" fo:padding-top="0.142cm" fo:padding-bottom="0.142cm" fo:padding-left="0.267cm" fo:padding-right="0.267cm"/>
    </style:style>
    <style:style style:name="gr191" style:family="graphic" style:parent-style-name="standard">
      <style:graphic-properties svg:stroke-color="#000000" draw:fill-color="#00b6bd" draw:textarea-horizontal-align="justify" draw:textarea-vertical-align="middle" draw:auto-grow-height="false" fo:min-height="1.497cm" fo:min-width="3.565cm"/>
    </style:style>
    <style:style style:name="gr192" style:family="graphic" style:parent-style-name="standard">
      <style:graphic-properties draw:fill-color="#00b6bd" draw:textarea-horizontal-align="justify" draw:textarea-vertical-align="middle" draw:auto-grow-height="false" fo:min-height="0.132cm" fo:min-width="0.314cm"/>
    </style:style>
    <style:style style:name="gr193" style:family="graphic" style:parent-style-name="standard">
      <style:graphic-properties svg:stroke-color="#000000" draw:fill-color="#ffffff" draw:textarea-horizontal-align="justify" draw:textarea-vertical-align="middle" draw:auto-grow-height="false" fo:min-height="0.92cm" fo:min-width="1.278cm"/>
    </style:style>
    <style:style style:name="gr19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195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0.986cm" fo:min-width="3.022cm" fo:padding-top="0.142cm" fo:padding-bottom="0.142cm" fo:padding-left="0.267cm" fo:padding-right="0.267cm"/>
    </style:style>
    <style:style style:name="gr196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1.24cm" fo:min-width="3.022cm" fo:padding-top="0.142cm" fo:padding-bottom="0.142cm" fo:padding-left="0.267cm" fo:padding-right="0.267cm"/>
    </style:style>
    <style:style style:name="gr197" style:family="graphic" style:parent-style-name="standard">
      <style:graphic-properties svg:stroke-color="#000000" draw:fill-color="#00b6bd" draw:textarea-horizontal-align="justify" draw:textarea-vertical-align="middle" draw:auto-grow-height="false" fo:min-height="0.545cm" fo:min-width="3.565cm"/>
    </style:style>
    <style:style style:name="gr198" style:family="graphic" style:parent-style-name="standard">
      <style:graphic-properties draw:fill-color="#00b6bd" draw:textarea-horizontal-align="justify" draw:textarea-vertical-align="middle" draw:auto-grow-height="false" fo:min-height="0.004cm" fo:min-width="0cm"/>
    </style:style>
    <style:style style:name="gr199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7.527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00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749cm" fo:min-width="4.66cm" fo:padding-top="0.165cm" fo:padding-bottom="0.165cm" fo:padding-left="0.29cm" fo:padding-right="0.29cm"/>
    </style:style>
    <style:style style:name="gr201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686cm" fo:min-width="11.264cm" fo:padding-top="0.165cm" fo:padding-bottom="0.165cm" fo:padding-left="0.29cm" fo:padding-right="0.29cm"/>
    </style:style>
    <style:style style:name="gr20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03" style:family="graphic" style:parent-style-name="standard">
      <style:graphic-properties draw:stroke="solid" svg:stroke-width="0.071cm" svg:stroke-color="#000000" draw:stroke-linejoin="bevel" draw:fill="solid" draw:fill-color="#fff200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04" style:family="graphic" style:parent-style-name="standard">
      <style:graphic-properties draw:stroke="solid" svg:stroke-width="0.071cm" svg:stroke-color="#000000" draw:stroke-linejoin="bevel" draw:fill="solid" draw:fill-color="#00b6bd" draw:textarea-vertical-align="middle" draw:auto-grow-height="false" draw:fit-to-size="shrink-to-fit" style:shrink-to-fit="true" fo:min-height="0.65cm" fo:min-width="3.19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05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608cm" fo:min-width="11.358cm" fo:padding-top="0.165cm" fo:padding-bottom="0.165cm" fo:padding-left="0.29cm" fo:padding-right="0.29cm"/>
    </style:style>
    <style:style style:name="gr206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608cm" fo:min-width="2.468cm" fo:padding-top="0.165cm" fo:padding-bottom="0.165cm" fo:padding-left="0.29cm" fo:padding-right="0.29cm"/>
    </style:style>
    <style:style style:name="gr207" style:family="graphic" style:parent-style-name="standard">
      <style:graphic-properties svg:stroke-color="#000000" draw:fill-color="#ffffff" draw:textarea-horizontal-align="justify" draw:textarea-vertical-align="middle" draw:auto-grow-height="false" fo:min-height="4.268cm" fo:min-width="6.22cm"/>
    </style:style>
    <style:style style:name="gr208" style:family="graphic" style:parent-style-name="standard">
      <style:graphic-properties svg:stroke-color="#000000" draw:fill-color="#8cebff" draw:textarea-horizontal-align="justify" draw:textarea-vertical-align="middle" draw:auto-grow-height="false" fo:min-height="0.55cm" fo:min-width="3.635cm"/>
    </style:style>
    <style:style style:name="gr209" style:family="graphic" style:parent-style-name="standard">
      <style:graphic-properties svg:stroke-color="#000000" draw:fill-color="#d612f0" draw:textarea-horizontal-align="justify" draw:textarea-vertical-align="middle" draw:auto-grow-height="false" fo:min-height="0.552cm" fo:min-width="2.488cm"/>
    </style:style>
    <style:style style:name="gr210" style:family="graphic" style:parent-style-name="standard">
      <style:graphic-properties svg:stroke-color="#000000" draw:fill-color="#5e8ac7" draw:textarea-horizontal-align="justify" draw:textarea-vertical-align="middle" draw:auto-grow-height="false" fo:min-height="0.553cm" fo:min-width="1.452cm"/>
    </style:style>
    <style:style style:name="gr211" style:family="graphic" style:parent-style-name="standard">
      <style:graphic-properties svg:stroke-color="#000000" draw:fill-color="#d612f0" draw:textarea-horizontal-align="justify" draw:textarea-vertical-align="middle" draw:auto-grow-height="false" fo:min-height="0.553cm" fo:min-width="2.703cm"/>
    </style:style>
    <style:style style:name="gr212" style:family="graphic" style:parent-style-name="standard">
      <style:graphic-properties svg:stroke-color="#000000" draw:fill-color="#d612f0" draw:textarea-horizontal-align="justify" draw:textarea-vertical-align="middle" draw:auto-grow-height="false" fo:min-height="0.553cm" fo:min-width="1.063cm"/>
    </style:style>
    <style:style style:name="gr213" style:family="graphic" style:parent-style-name="standard">
      <style:graphic-properties svg:stroke-color="#000000" draw:fill-color="#d612f0" draw:textarea-horizontal-align="justify" draw:textarea-vertical-align="middle" draw:auto-grow-height="false" fo:min-height="0.525cm" fo:min-width="6.218cm"/>
    </style:style>
    <style:style style:name="gr214" style:family="graphic" style:parent-style-name="standard">
      <style:graphic-properties svg:stroke-color="#000000" draw:fill-color="#94070a" draw:textarea-horizontal-align="justify" draw:textarea-vertical-align="bottom" draw:auto-grow-height="false" fo:min-height="1.839cm" fo:min-width="6.22cm"/>
    </style:style>
    <style:style style:name="gr215" style:family="graphic" style:parent-style-name="standard">
      <style:graphic-properties svg:stroke-color="#000000" draw:fill-color="#d612f0" draw:textarea-horizontal-align="justify" draw:textarea-vertical-align="middle" draw:auto-grow-height="false" fo:min-height="0.555cm" fo:min-width="2.602cm"/>
    </style:style>
    <style:style style:name="gr216" style:family="graphic" style:parent-style-name="standard">
      <style:graphic-properties svg:stroke-color="#000000" draw:fill-color="#d612f0" draw:textarea-horizontal-align="justify" draw:textarea-vertical-align="middle" draw:auto-grow-height="false" fo:min-height="0.551cm" fo:min-width="3.118cm"/>
    </style:style>
    <style:style style:name="gr217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1.017cm" fo:padding-top="0.142cm" fo:padding-bottom="0.142cm" fo:padding-left="0.267cm" fo:padding-right="0.267cm"/>
    </style:style>
    <style:style style:name="gr218" style:family="graphic" style:parent-style-name="standard">
      <style:graphic-properties svg:stroke-color="#000000" draw:fill-color="#fce431" draw:textarea-horizontal-align="justify" draw:textarea-vertical-align="middle" draw:auto-grow-height="false" fo:min-height="0.55cm" fo:min-width="4.669cm"/>
    </style:style>
    <style:style style:name="gr21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00b6bd" draw:textarea-horizontal-align="justify" draw:textarea-vertical-align="middle" draw:auto-grow-height="false" fo:min-height="0.553cm" fo:min-width="1.452cm" fo:padding-top="0.142cm" fo:padding-bottom="0.142cm" fo:padding-left="0.267cm" fo:padding-right="0.267cm"/>
    </style:style>
    <style:style style:name="gr220" style:family="graphic" style:parent-style-name="standard">
      <style:graphic-properties svg:stroke-color="#000000" draw:fill-color="#fff200" draw:textarea-horizontal-align="justify" draw:textarea-vertical-align="middle" draw:auto-grow-height="false" fo:min-height="0.553cm" fo:min-width="1.063cm"/>
    </style:style>
    <style:style style:name="gr221" style:family="graphic" style:parent-style-name="standard">
      <style:graphic-properties svg:stroke-color="#000000" draw:fill-color="#87d1d1" draw:textarea-horizontal-align="justify" draw:textarea-vertical-align="middle" draw:auto-grow-height="false" fo:min-height="0.553cm" fo:min-width="3.649cm"/>
    </style:style>
    <style:style style:name="gr22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09cm" fo:min-width="1.648cm" fo:padding-top="0.142cm" fo:padding-bottom="0.142cm" fo:padding-left="0.267cm" fo:padding-right="0.267cm"/>
    </style:style>
    <style:style style:name="gr223" style:family="graphic" style:parent-style-name="standard">
      <style:graphic-properties svg:stroke-color="#111111" draw:fill-color="#fff200" draw:textarea-horizontal-align="justify" draw:textarea-vertical-align="middle" draw:auto-grow-height="false" fo:min-height="0.512cm" fo:min-width="2.04cm"/>
    </style:style>
    <style:style style:name="gr224" style:family="graphic" style:parent-style-name="standard">
      <style:graphic-properties svg:stroke-color="#111111" draw:fill-color="#00b6bd" draw:textarea-horizontal-align="justify" draw:textarea-vertical-align="middle" draw:auto-grow-height="false" fo:min-height="0.512cm" fo:min-width="2.04cm"/>
    </style:style>
    <style:style style:name="gr225" style:family="graphic" style:parent-style-name="standard">
      <style:graphic-properties svg:stroke-color="#000000" draw:fill-color="#ffffff" draw:textarea-horizontal-align="justify" draw:textarea-vertical-align="top" draw:auto-grow-height="false" fo:min-height="1.774cm" fo:min-width="3.056cm"/>
    </style:style>
    <style:style style:name="gr226" style:family="graphic" style:parent-style-name="standard">
      <style:graphic-properties svg:stroke-color="#ffffff" draw:fill-color="#72bf44" draw:textarea-horizontal-align="justify" draw:textarea-vertical-align="middle" draw:auto-grow-height="false" fo:min-height="0.258cm" fo:min-width="2.548cm"/>
    </style:style>
    <style:style style:name="gr227" style:family="graphic" style:parent-style-name="standard">
      <style:graphic-properties svg:stroke-color="#000000" draw:fill-color="#a09600" draw:textarea-horizontal-align="justify" draw:textarea-vertical-align="middle" draw:auto-grow-height="false" fo:min-height="0.65cm" fo:min-width="1.786cm"/>
    </style:style>
    <style:style style:name="gr228" style:family="graphic" style:parent-style-name="standard">
      <style:graphic-properties svg:stroke-color="#000000" draw:fill-color="#a09600" draw:textarea-horizontal-align="justify" draw:textarea-vertical-align="middle" draw:auto-grow-height="false" fo:min-height="0.65cm" fo:min-width="1.532cm"/>
    </style:style>
    <style:style style:name="gr22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230" style:family="graphic" style:parent-style-name="standard">
      <style:graphic-properties draw:stroke="none" draw:fill-color="#ffffff" draw:textarea-horizontal-align="justify" draw:textarea-vertical-align="middle" draw:auto-grow-height="false" fo:min-height="2.608cm" fo:min-width="5.342cm"/>
    </style:style>
    <style:style style:name="gr231" style:family="graphic" style:parent-style-name="standard">
      <style:graphic-properties draw:stroke="none" draw:fill="solid" draw:fill-color="#fdc578" fo:min-height="0.766cm"/>
    </style:style>
    <style:style style:name="gr232" style:family="graphic" style:parent-style-name="standard">
      <style:graphic-properties draw:stroke="none" svg:stroke-width="0.035cm" svg:stroke-color="#fff9ae" draw:marker-start-width="0.252cm" draw:marker-end-width="0.252cm" draw:fill="solid" draw:fill-color="#fff450" fo:min-height="0.478cm" fo:padding-top="0.142cm" fo:padding-bottom="0.142cm" fo:padding-left="0.267cm" fo:padding-right="0.267cm"/>
    </style:style>
    <style:style style:name="gr233" style:family="graphic" style:parent-style-name="standard">
      <style:graphic-properties draw:stroke="none" svg:stroke-color="#1c3687" draw:fill="solid" draw:fill-color="#87d1d1" fo:min-height="0.766cm"/>
    </style:style>
    <style:style style:name="gr234" style:family="graphic" style:parent-style-name="standard">
      <style:graphic-properties draw:stroke="none" draw:fill="none" fo:min-height="0.713cm"/>
    </style:style>
    <style:style style:name="gr235" style:family="graphic" style:parent-style-name="standard">
      <style:graphic-properties svg:stroke-color="#407927" draw:fill-color="#65c295" draw:textarea-horizontal-align="justify" draw:textarea-vertical-align="middle" draw:auto-grow-height="false" fo:min-height="0.004cm" fo:min-width="0.214cm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237" style:family="graphic" style:parent-style-name="standard">
      <style:graphic-properties draw:stroke="none" draw:fill="none" fo:min-height="0.459cm"/>
    </style:style>
    <style:style style:name="gr238" style:family="graphic" style:parent-style-name="standard">
      <style:graphic-properties draw:stroke="none" draw:fill="solid" draw:fill-color="#65c295" fo:min-height="0.305cm"/>
    </style:style>
    <style:style style:name="gr239" style:family="graphic" style:parent-style-name="objectwithoutfill">
      <style:graphic-properties draw:marker-end="Arrow" draw:fill="none" draw:textarea-vertical-align="middle"/>
    </style:style>
    <style:style style:name="gr240" style:family="graphic" style:parent-style-name="standard">
      <style:graphic-properties draw:stroke="none" svg:stroke-color="#000000" draw:fill="none" draw:fill-color="#ffffff" fo:min-height="0.512cm"/>
    </style:style>
    <style:style style:name="gr241" style:family="graphic" style:parent-style-name="standard">
      <style:graphic-properties draw:stroke="none" svg:stroke-color="#000000" draw:fill="solid" draw:fill-color="#5e8ac7" draw:textarea-horizontal-align="left" draw:auto-grow-height="true" draw:auto-grow-width="true" fo:min-height="0cm" fo:min-width="0cm"/>
    </style:style>
    <style:style style:name="gr242" style:family="graphic" style:parent-style-name="standard">
      <style:graphic-properties draw:stroke="none" draw:fill="solid" draw:fill-color="#bd7cb5" fo:min-height="0.662cm"/>
    </style:style>
    <style:style style:name="gr243" style:family="graphic" style:parent-style-name="standard">
      <style:graphic-properties draw:stroke="none" draw:fill="solid" draw:fill-color="#a09600" fo:min-height="0.258cm"/>
    </style:style>
    <style:style style:name="gr244" style:family="graphic" style:parent-style-name="standard">
      <style:graphic-properties draw:stroke="none" draw:fill="solid" draw:fill-color="#f3715a" fo:min-height="0.395cm"/>
    </style:style>
    <style:style style:name="gr245" style:family="graphic" style:parent-style-name="standard">
      <style:graphic-properties draw:stroke="none" draw:fill="solid" draw:fill-color="#f3715a" fo:min-height="1.183cm"/>
    </style:style>
    <style:style style:name="gr246" style:family="graphic" style:parent-style-name="standard">
      <style:graphic-properties draw:stroke="none" draw:fill="solid" draw:fill-color="#7477b8" fo:min-height="0.395cm"/>
    </style:style>
    <style:style style:name="gr247" style:family="graphic" style:parent-style-name="standard">
      <style:graphic-properties draw:stroke="none" draw:fill="none" fo:min-height="0.513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49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250" style:family="graphic" style:parent-style-name="standard">
      <style:graphic-properties draw:stroke="none" draw:fill="solid" draw:fill-color="#fff450" fo:min-height="0.865cm"/>
    </style:style>
    <style:style style:name="gr251" style:family="graphic" style:parent-style-name="standard">
      <style:graphic-properties draw:stroke="none" draw:fill="none" fo:min-height="0.564cm"/>
    </style:style>
    <style:style style:name="gr252" style:family="graphic" style:parent-style-name="standard">
      <style:graphic-properties draw:stroke="none" draw:fill="none" fo:min-height="0.31cm"/>
    </style:style>
    <style:style style:name="gr253" style:family="graphic" style:parent-style-name="objectwithoutfill">
      <style:graphic-properties draw:marker-end="Symmetric_20_Arrow" draw:marker-end-width="0.3cm" draw:fill="none" draw:textarea-vertical-align="middle"/>
    </style:style>
    <style:style style:name="gr2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255" style:family="graphic" style:parent-style-name="standard">
      <style:graphic-properties draw:stroke="none" draw:fill="none" fo:min-height="0.395cm"/>
    </style:style>
    <style:style style:name="gr256" style:family="graphic" style:parent-style-name="standard">
      <style:graphic-properties draw:stroke="none" svg:stroke-width="0.035cm" svg:stroke-color="#fff9ae" draw:marker-start-width="0.252cm" draw:marker-end-width="0.252cm" draw:fill="solid" draw:fill-color="#fff450" fo:min-height="0.823cm" fo:padding-top="0.142cm" fo:padding-bottom="0.142cm" fo:padding-left="0.267cm" fo:padding-right="0.267cm"/>
    </style:style>
    <style:style style:name="gr257" style:family="graphic" style:parent-style-name="standard">
      <style:graphic-properties draw:stroke="none" draw:fill="solid" draw:fill-color="#bee3d3" fo:min-height="0.003cm"/>
    </style:style>
    <style:style style:name="gr258" style:family="graphic" style:parent-style-name="standard">
      <style:graphic-properties draw:stroke="none" draw:fill="solid" draw:fill-color="#65c295" fo:min-height="0.395cm"/>
    </style:style>
    <style:style style:name="gr2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60" style:family="graphic" style:parent-style-name="standard">
      <style:graphic-properties svg:stroke-color="#000000" draw:fill="none" draw:textarea-vertical-align="middle" draw:auto-grow-height="false" fo:min-height="4.084cm" fo:min-width="0cm"/>
    </style:style>
    <style:style style:name="gr261" style:family="graphic" style:parent-style-name="standard">
      <style:graphic-properties draw:stroke="none" draw:fill="solid" draw:fill-color="#f3715a" fo:min-height="1.437cm"/>
    </style:style>
    <style:style style:name="gr262" style:family="graphic" style:parent-style-name="standard">
      <style:graphic-properties draw:stroke="none" draw:fill="none" fo:min-height="0cm"/>
    </style:style>
    <style:style style:name="gr263" style:family="graphic" style:parent-style-name="standard">
      <style:graphic-properties draw:stroke="none" draw:fill="none" fo:min-height="0.458cm"/>
    </style:style>
    <style:style style:name="gr264" style:family="graphic" style:parent-style-name="standard">
      <style:graphic-properties svg:stroke-color="#000000" draw:fill="none" draw:textarea-vertical-align="middle" draw:auto-grow-height="false" fo:min-height="2.4cm" fo:min-width="0cm"/>
    </style:style>
    <style:style style:name="gr265" style:family="graphic" style:parent-style-name="standard">
      <style:graphic-properties svg:stroke-color="#000000" draw:fill="none" draw:textarea-vertical-align="middle" draw:auto-grow-height="false" fo:min-height="2.26cm" fo:min-width="0cm"/>
    </style:style>
    <style:style style:name="pr1" style:family="presentation" style:parent-style-name="Interieur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Interieur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auto-grow-height="true" fo:min-height="1.249cm"/>
    </style:style>
    <style:style style:name="pr4" style:family="presentation" style:parent-style-name="Titre_20_et_20_contenu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fo:min-height="1.249cm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Interieur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Titre_20_seul-title">
      <style:graphic-properties draw:auto-grow-height="true" fo:min-height="1.249cm"/>
    </style:style>
    <style:style style:name="pr14" style:family="presentation" style:parent-style-name="Titre_20_seul-notes">
      <style:graphic-properties draw:fill-color="#ffffff" draw:auto-grow-height="true" fo:min-height="13.364cm"/>
    </style:style>
    <style:style style:name="co1" style:family="table-column">
      <style:table-column-properties style:column-width="3.577cm" style:use-optimal-column-width="false"/>
    </style:style>
    <style:style style:name="co2" style:family="table-column">
      <style:table-column-properties style:column-width="1.217cm" style:use-optimal-column-width="false"/>
    </style:style>
    <style:style style:name="co3" style:family="table-column">
      <style:table-column-properties style:column-width="1.467cm" style:use-optimal-column-width="false"/>
    </style:style>
    <style:style style:name="co4" style:family="table-column">
      <style:table-column-properties style:column-width="2.087cm" style:use-optimal-column-width="false"/>
    </style:style>
    <style:style style:name="co5" style:family="table-column">
      <style:table-column-properties style:column-width="1.976cm" style:use-optimal-column-width="false"/>
    </style:style>
    <style:style style:name="co6" style:family="table-column">
      <style:table-column-properties style:column-width="2.207cm" style:use-optimal-column-width="false"/>
    </style:style>
    <style:style style:name="co7" style:family="table-column">
      <style:table-column-properties style:column-width="2.631cm" style:use-optimal-column-width="false"/>
    </style:style>
    <style:style style:name="co8" style:family="table-column">
      <style:table-column-properties style:column-width="0.952cm" style:use-optimal-column-width="false"/>
    </style:style>
    <style:style style:name="co9" style:family="table-column">
      <style:table-column-properties style:column-width="0.873cm" style:use-optimal-column-width="false"/>
    </style:style>
    <style:style style:name="co10" style:family="table-column">
      <style:table-column-properties style:column-width="1.694cm" style:use-optimal-column-width="false"/>
    </style:style>
    <style:style style:name="co11" style:family="table-column">
      <style:table-column-properties style:column-width="1.693cm" style:use-optimal-column-width="false"/>
    </style:style>
    <style:style style:name="co12" style:family="table-column">
      <style:table-column-properties style:column-width="1.417cm" style:use-optimal-column-width="false"/>
    </style:style>
    <style:style style:name="co13" style:family="table-column">
      <style:table-column-properties style:column-width="1.413cm" style:use-optimal-column-width="false"/>
    </style:style>
    <style:style style:name="co14" style:family="table-column">
      <style:table-column-properties style:column-width="1.524cm" style:use-optimal-column-width="false"/>
    </style:style>
    <style:style style:name="co15" style:family="table-column">
      <style:table-column-properties style:column-width="1.111cm" style:use-optimal-column-width="false"/>
    </style:style>
    <style:style style:name="co16" style:family="table-column">
      <style:table-column-properties style:column-width="0.953cm" style:use-optimal-column-width="false"/>
    </style:style>
    <style:style style:name="co17" style:family="table-column">
      <style:table-column-properties style:column-width="2.249cm" style:use-optimal-column-width="false"/>
    </style:style>
    <style:style style:name="co18" style:family="table-column">
      <style:table-column-properties style:column-width="1.634cm" style:use-optimal-column-width="false"/>
    </style:style>
    <style:style style:name="co19" style:family="table-column">
      <style:table-column-properties style:column-width="1.455cm" style:use-optimal-column-width="false"/>
    </style:style>
    <style:style style:name="co20" style:family="table-column">
      <style:table-column-properties style:column-width="1.959cm" style:use-optimal-column-width="false"/>
    </style:style>
    <style:style style:name="co21" style:family="table-column">
      <style:table-column-properties style:column-width="0.926cm" style:use-optimal-column-width="false"/>
    </style:style>
    <style:style style:name="co22" style:family="table-column">
      <style:table-column-properties style:column-width="1.112cm" style:use-optimal-column-width="false"/>
    </style:style>
    <style:style style:name="co23" style:family="table-column">
      <style:table-column-properties style:column-width="2.153cm" style:use-optimal-column-width="false"/>
    </style:style>
    <style:style style:name="co24" style:family="table-column">
      <style:table-column-properties style:column-width="1.415cm" style:use-optimal-column-width="false"/>
    </style:style>
    <style:style style:name="ro1" style:family="table-row">
      <style:table-row-properties style:row-height="0.625cm"/>
    </style:style>
    <style:style style:name="ro2" style:family="table-row">
      <style:table-row-properties style:row-height="0.75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536cm"/>
    </style:style>
    <style:style style:name="ro6" style:family="table-row">
      <style:table-row-properties style:row-height="0.54cm"/>
    </style:style>
    <style:style style:name="ro7" style:family="table-row">
      <style:table-row-properties style:row-height="0.617cm"/>
    </style:style>
    <style:style style:name="ro8" style:family="table-row">
      <style:table-row-properties style:row-height="0.6cm"/>
    </style:style>
    <style:style style:name="ro9" style:family="table-row">
      <style:table-row-properties style:row-height="0.811cm"/>
    </style:style>
    <style:style style:name="ro10" style:family="table-row">
      <style:table-row-properties style:row-height="0.538cm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1pt" style:font-size-asian="11pt" style:font-size-complex="11pt"/>
    </style:style>
    <style:style style:name="ce3" style:family="table-cell">
      <loext:graphic-properties draw:textarea-vertical-align="middle"/>
      <style:paragraph-properties fo:text-align="center"/>
      <style:text-properties fo:font-size="10.5pt" style:font-size-asian="10.5pt" style:font-size-complex="10.5pt"/>
    </style:style>
    <style:style style:name="ce4" style:family="table-cell">
      <loext:graphic-properties draw:textarea-vertical-align="middle"/>
      <style:paragraph-properties fo:text-align="center"/>
      <style:text-properties fo:font-size="7pt" style:font-size-asian="7pt" style:font-size-complex="7pt"/>
    </style:style>
    <style:style style:name="ce5" style:family="table-cell">
      <loext:graphic-properties draw:textarea-vertical-align="middle"/>
      <style:paragraph-properties fo:text-align="center"/>
      <style:text-properties fo:font-size="9pt" style:font-size-asian="9pt" style:font-size-complex="9pt"/>
    </style:style>
    <style:style style:name="ce6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54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6005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a3ce8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b7fcb2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c86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.953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.95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1pt" style:font-size-asian="11pt" style:font-size-complex="11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5e8ac7"/>
      <style:paragraph-properties fo:text-align="center"/>
    </style:style>
    <style:style style:name="P31" style:family="paragraph">
      <loext:graphic-properties draw:fill-color="#009353"/>
      <style:paragraph-properties fo:text-align="center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style:paragraph-properties fo:margin-top="0cm" fo:margin-bottom="0.356cm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6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4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 draw:fill-color="#ffffff"/>
      <style:text-properties fo:color="#ffffff"/>
    </style:style>
    <style:style style:name="P42" style:family="paragraph">
      <style:paragraph-properties fo:margin-top="0cm" fo:margin-bottom="0cm" fo:line-height="100%" fo:text-align="star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4" style:family="paragraph">
      <loext:graphic-properties draw:fill="solid" draw:fill-color="#89c76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87d1d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d612f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none" draw:fill-color="#ffffff"/>
      <style:paragraph-properties fo:text-align="end"/>
      <style:text-properties fo:font-size="18pt"/>
    </style:style>
    <style:style style:name="P48" style:family="paragraph">
      <loext:graphic-properties draw:fill-color="#fff200" draw:opacity="25%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loext:graphic-properties draw:fill="solid" draw:fill-color="#5e8ac7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ce4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18pt" style:font-size-asian="18pt" style:font-size-complex="18pt"/>
    </style:style>
    <style:style style:name="P54" style:family="paragraph">
      <loext:graphic-properties draw:fill-color="#ffffff"/>
      <style:paragraph-properties fo:text-align="center"/>
      <style:text-properties fo:font-size="18pt"/>
    </style:style>
    <style:style style:name="P55" style:family="paragraph">
      <style:paragraph-properties fo:text-align="start"/>
    </style:style>
    <style:style style:name="P56" style:family="paragraph">
      <loext:graphic-properties draw:fill-color="#f68e76"/>
      <style:paragraph-properties fo:text-align="start"/>
      <style:text-properties fo:font-size="18pt" style:font-size-asian="15pt" style:font-size-complex="15pt"/>
    </style:style>
    <style:style style:name="P57" style:family="paragraph">
      <loext:graphic-properties draw:fill-color="#f79448"/>
      <style:paragraph-properties fo:text-align="center"/>
    </style:style>
    <style:style style:name="P58" style:family="paragraph">
      <loext:graphic-properties draw:fill-color="#72bf44"/>
      <style:paragraph-properties fo:text-align="center"/>
    </style:style>
    <style:style style:name="P59" style:family="paragraph">
      <loext:graphic-properties draw:fill-color="#c2e0ae"/>
      <style:paragraph-properties fo:text-align="center"/>
    </style:style>
    <style:style style:name="P60" style:family="paragraph">
      <loext:graphic-properties draw:fill-color="#89c765"/>
      <style:paragraph-properties fo:text-align="center"/>
    </style:style>
    <style:style style:name="P6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2" style:family="paragraph">
      <loext:graphic-properties draw:fill-color="#8cebff"/>
      <style:paragraph-properties fo:text-align="center"/>
    </style:style>
    <style:style style:name="P63" style:family="paragraph">
      <loext:graphic-properties draw:fill-color="#d612f0"/>
      <style:paragraph-properties fo:text-align="center"/>
    </style:style>
    <style:style style:name="P64" style:family="paragraph">
      <loext:graphic-properties draw:fill="solid" draw:fill-color="#00b8de"/>
      <style:paragraph-properties fo:text-align="center" style:font-independent-line-spacing="true"/>
      <style:text-properties fo:color="#ffffff" fo:font-size="18pt"/>
    </style:style>
    <style:style style:name="P65" style:family="paragraph">
      <loext:graphic-properties draw:fill-color="#00a65d"/>
      <style:paragraph-properties fo:text-align="center"/>
    </style:style>
    <style:style style:name="P66" style:family="paragraph">
      <loext:graphic-properties draw:fill-color="#94070a"/>
      <style:paragraph-properties fo:text-align="end"/>
      <style:text-properties fo:color="#000000"/>
    </style:style>
    <style:style style:name="P67" style:family="paragraph">
      <loext:graphic-properties draw:fill-color="#94070a"/>
      <style:paragraph-properties fo:text-align="center"/>
      <style:text-properties fo:color="#000000"/>
    </style:style>
    <style:style style:name="P68" style:family="paragraph">
      <loext:graphic-properties draw:fill-color="#fce431"/>
      <style:paragraph-properties fo:text-align="center"/>
    </style:style>
    <style:style style:name="P69" style:family="paragraph">
      <loext:graphic-properties draw:fill-color="#00b6bd"/>
      <style:paragraph-properties fo:text-align="center"/>
    </style:style>
    <style:style style:name="P70" style:family="paragraph">
      <style:text-properties style:text-underline-style="solid" style:text-underline-width="auto" style:text-underline-color="font-color"/>
    </style:style>
    <style:style style:name="P71" style:family="paragraph">
      <loext:graphic-properties draw:fill="none" draw:fill-color="#ffffff"/>
      <style:text-properties fo:font-size="15pt" style:font-size-asian="15pt" style:font-size-complex="15pt"/>
    </style:style>
    <style:style style:name="P72" style:family="paragraph">
      <loext:graphic-properties draw:fill="solid" draw:fill-color="#ffffff"/>
    </style:style>
    <style:style style:name="P73" style:family="paragraph">
      <loext:graphic-properties draw:fill="none"/>
      <style:text-properties fo:font-size="24pt" style:font-size-asian="24pt" style:font-size-complex="24pt"/>
    </style:style>
    <style:style style:name="P74" style:family="paragraph">
      <loext:graphic-properties draw:fill="none"/>
    </style:style>
    <style:style style:name="P75" style:family="paragraph">
      <loext:graphic-properties draw:fill="none" draw:fill-color="#ffffff"/>
      <style:text-properties fo:color="#ce181e"/>
    </style:style>
    <style:style style:name="P76" style:family="paragraph">
      <loext:graphic-properties draw:fill="none"/>
      <style:text-properties fo:font-size="15pt" style:font-size-asian="15pt" style:font-size-complex="15pt"/>
    </style:style>
    <style:style style:name="P77" style:family="paragraph">
      <loext:graphic-properties draw:fill-color="#fff200"/>
      <style:paragraph-properties fo:text-align="center"/>
    </style:style>
    <style:style style:name="P78" style:family="paragraph">
      <loext:graphic-properties draw:fill-color="#87d1d1"/>
      <style:paragraph-properties fo:text-align="center"/>
    </style:style>
    <style:style style:name="P79" style:family="paragraph">
      <style:paragraph-properties fo:text-align="center"/>
      <style:text-properties fo:font-size="12pt" style:font-size-asian="12pt" style:font-size-complex="12pt"/>
    </style:style>
    <style:style style:name="P80" style:family="paragraph">
      <style:paragraph-properties fo:text-align="center"/>
      <style:text-properties fo:font-size="11pt" style:font-size-asian="11pt" style:font-size-complex="11pt"/>
    </style:style>
    <style:style style:name="P81" style:family="paragraph">
      <style:paragraph-properties fo:text-align="center"/>
      <style:text-properties fo:font-size="10.5pt" style:font-size-asian="10.5pt" style:font-size-complex="10.5pt"/>
    </style:style>
    <style:style style:name="P82" style:family="paragraph">
      <style:paragraph-properties fo:text-align="start"/>
      <style:text-properties fo:font-size="18pt"/>
    </style:style>
    <style:style style:name="P83" style:family="paragraph">
      <loext:graphic-properties draw:fill="solid" draw:fill-color="#fff200"/>
      <style:paragraph-properties fo:text-align="start" style:font-independent-line-spacing="true"/>
      <style:text-properties fo:font-size="18pt"/>
    </style:style>
    <style:style style:name="P84" style:family="paragraph">
      <loext:graphic-properties draw:fill="solid" draw:fill-color="#00b6bd"/>
      <style:paragraph-properties fo:text-align="start" style:font-independent-line-spacing="true"/>
      <style:text-properties fo:font-size="18pt"/>
    </style:style>
    <style:style style:name="P85" style:family="paragraph">
      <loext:graphic-properties draw:fill-color="#ffffff"/>
      <style:paragraph-properties fo:text-align="start"/>
      <style:text-properties fo:font-size="18pt" style:font-size-asian="15pt" style:font-size-complex="15pt"/>
    </style:style>
    <style:style style:name="P86" style:family="paragraph">
      <style:paragraph-properties fo:text-align="center"/>
      <style:text-properties fo:font-size="26pt"/>
    </style:style>
    <style:style style:name="P87" style:family="paragraph">
      <loext:graphic-properties draw:fill-color="#8cebff"/>
      <style:paragraph-properties fo:text-align="center"/>
      <style:text-properties fo:font-size="26pt" style:font-size-asian="10pt" style:font-size-complex="10pt"/>
    </style:style>
    <style:style style:name="P88" style:family="paragraph">
      <style:paragraph-properties fo:text-align="center"/>
      <style:text-properties fo:font-size="13pt" style:font-size-asian="13pt" style:font-size-complex="13pt"/>
    </style:style>
    <style:style style:name="P89" style:family="paragraph">
      <loext:graphic-properties draw:fill-color="#d612f0"/>
      <style:paragraph-properties fo:text-align="center"/>
      <style:text-properties fo:font-size="13pt" style:font-size-asian="13pt" style:font-size-complex="13pt"/>
    </style:style>
    <style:style style:name="P90" style:family="paragraph">
      <style:paragraph-properties fo:text-align="center"/>
      <style:text-properties fo:font-size="13pt"/>
    </style:style>
    <style:style style:name="P91" style:family="paragraph">
      <loext:graphic-properties draw:fill-color="#5e8ac7"/>
      <style:paragraph-properties fo:text-align="center"/>
      <style:text-properties fo:font-size="13pt"/>
    </style:style>
    <style:style style:name="P92" style:family="paragraph">
      <loext:graphic-properties draw:fill-color="#d612f0"/>
      <style:paragraph-properties fo:text-align="center"/>
      <style:text-properties fo:font-size="13pt"/>
    </style:style>
    <style:style style:name="P93" style:family="paragraph">
      <style:paragraph-properties fo:margin-left="0cm" fo:margin-right="0.305cm" fo:margin-top="0cm" fo:margin-bottom="0.254cm" fo:text-align="end" fo:text-indent="0cm"/>
    </style:style>
    <style:style style:name="P94" style:family="paragraph">
      <loext:graphic-properties draw:fill-color="#94070a"/>
      <style:paragraph-properties fo:margin-left="0cm" fo:margin-right="0.305cm" fo:margin-top="0cm" fo:margin-bottom="0.254cm" fo:text-align="end" fo:text-indent="0cm"/>
      <style:text-properties fo:color="#000000" fo:font-size="24pt" style:font-size-asian="24pt" style:font-size-complex="24pt"/>
    </style:style>
    <style:style style:name="P95" style:family="paragraph">
      <loext:graphic-properties draw:fill-color="#d612f0"/>
      <style:paragraph-properties fo:text-align="center"/>
      <style:text-properties fo:font-size="28pt" style:font-size-asian="28pt" style:font-size-complex="28pt"/>
    </style:style>
    <style:style style:name="P96" style:family="paragraph">
      <loext:graphic-properties draw:fill-color="#d612f0"/>
      <style:paragraph-properties fo:text-align="center"/>
      <style:text-properties fo:font-size="24pt" style:font-size-asian="24pt" style:font-size-complex="24pt"/>
    </style:style>
    <style:style style:name="P97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98" style:family="paragraph">
      <loext:graphic-properties draw:fill-color="#fce431"/>
      <style:paragraph-properties fo:text-align="center"/>
      <style:text-properties fo:font-size="28pt" style:font-size-asian="28pt" style:font-size-complex="28pt"/>
    </style:style>
    <style:style style:name="P99" style:family="paragraph">
      <loext:graphic-properties draw:fill-color="#00b6bd"/>
      <style:paragraph-properties fo:text-align="center"/>
      <style:text-properties fo:font-size="40pt" style:font-size-asian="40pt" style:font-size-complex="40pt"/>
    </style:style>
    <style:style style:name="P100" style:family="paragraph">
      <loext:graphic-properties draw:fill-color="#fff200"/>
      <style:paragraph-properties fo:text-align="center"/>
      <style:text-properties fo:font-size="13pt"/>
    </style:style>
    <style:style style:name="P101" style:family="paragraph">
      <loext:graphic-properties draw:fill-color="#87d1d1"/>
      <style:paragraph-properties fo:text-align="center"/>
      <style:text-properties fo:font-size="13pt"/>
    </style:style>
    <style:style style:name="P102" style:family="paragraph">
      <style:paragraph-properties fo:text-align="center"/>
      <style:text-properties fo:font-size="7pt" style:font-size-asian="7pt" style:font-size-complex="7pt"/>
    </style:style>
    <style:style style:name="P103" style:family="paragraph">
      <style:paragraph-properties fo:margin-top="1.829cm" fo:margin-bottom="0cm" fo:text-align="center" style:writing-mode="lr-tb"/>
    </style:style>
    <style:style style:name="P104" style:family="paragraph">
      <style:paragraph-properties fo:margin-top="0cm" fo:margin-bottom="0cm" fo:text-align="center" style:writing-mode="lr-tb"/>
    </style:style>
    <style:style style:name="P105" style:family="paragraph">
      <loext:graphic-properties draw:fill-color="#ffffff"/>
      <style:paragraph-properties fo:margin-top="1.829cm" fo:margin-bottom="0cm" fo:text-align="center" style:writing-mode="lr-tb"/>
    </style:style>
    <style:style style:name="P106" style:family="paragraph">
      <loext:graphic-properties draw:fill-color="#a09600"/>
      <style:paragraph-properties fo:text-align="center"/>
    </style:style>
    <style:style style:name="P107" style:family="paragraph">
      <style:text-properties fo:font-size="13pt" style:font-size-asian="13pt" style:font-size-complex="13pt"/>
    </style:style>
    <style:style style:name="P108" style:family="paragraph">
      <loext:graphic-properties draw:fill="solid" draw:fill-color="#fdc578"/>
      <style:text-properties fo:font-size="13pt" style:font-size-asian="13pt" style:font-size-complex="13pt"/>
    </style:style>
    <style:style style:name="P109" style:family="paragraph">
      <loext:graphic-properties draw:fill="solid" draw:fill-color="#fff450"/>
      <style:text-properties fo:font-size="13pt" style:font-size-asian="13pt" style:font-size-complex="13pt"/>
    </style:style>
    <style:style style:name="P110" style:family="paragraph">
      <loext:graphic-properties draw:fill="solid" draw:fill-color="#87d1d1"/>
      <style:text-properties fo:font-size="13pt" style:font-size-asian="13pt" style:font-size-complex="13pt"/>
    </style:style>
    <style:style style:name="P111" style:family="paragraph">
      <loext:graphic-properties draw:fill="none"/>
      <style:text-properties fo:font-size="13pt" style:font-size-asian="13pt" style:font-size-complex="13pt"/>
    </style:style>
    <style:style style:name="P112" style:family="paragraph">
      <style:paragraph-properties fo:text-align="center"/>
      <style:text-properties fo:font-size="9pt" style:font-size-asian="9pt" style:font-size-complex="9pt"/>
    </style:style>
    <style:style style:name="P113" style:family="paragraph">
      <style:paragraph-properties fo:text-align="center"/>
      <style:text-properties fo:font-size="8pt" style:font-size-asian="8pt" style:font-size-complex="8pt"/>
    </style:style>
    <style:style style:name="P114" style:family="paragraph">
      <loext:graphic-properties draw:fill-color="#65c295"/>
      <style:paragraph-properties fo:text-align="center"/>
      <style:text-properties fo:font-size="13pt" style:font-size-asian="13pt" style:font-size-complex="13pt"/>
    </style:style>
    <style:style style:name="P115" style:family="paragraph">
      <loext:graphic-properties draw:fill="none" draw:fill-color="#ffffff"/>
      <style:text-properties fo:font-size="13pt" style:font-size-asian="13pt" style:font-size-complex="13pt"/>
    </style:style>
    <style:style style:name="P116" style:family="paragraph">
      <loext:graphic-properties draw:fill="solid" draw:fill-color="#65c295"/>
      <style:text-properties fo:font-size="13pt" style:font-size-asian="13pt" style:font-size-complex="13pt"/>
    </style:style>
    <style:style style:name="P11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18" style:family="paragraph">
      <style:text-properties fo:background-color="transparent"/>
    </style:style>
    <style:style style:name="P119" style:family="paragraph">
      <loext:graphic-properties draw:fill="solid" draw:fill-color="#5e8ac7"/>
      <style:text-properties fo:font-size="13pt" fo:background-color="transparent" style:font-size-asian="13pt" style:font-size-complex="13pt"/>
    </style:style>
    <style:style style:name="P120" style:family="paragraph">
      <style:text-properties fo:font-size="10pt" style:font-size-asian="10pt" style:font-size-complex="10pt"/>
    </style:style>
    <style:style style:name="P121" style:family="paragraph">
      <loext:graphic-properties draw:fill="solid" draw:fill-color="#bd7cb5"/>
      <style:text-properties fo:font-size="10pt" style:font-size-asian="10pt" style:font-size-complex="10pt"/>
    </style:style>
    <style:style style:name="P122" style:family="paragraph">
      <loext:graphic-properties draw:fill="solid" draw:fill-color="#a09600"/>
      <style:text-properties fo:font-size="10pt" style:font-size-asian="10pt" style:font-size-complex="10pt"/>
    </style:style>
    <style:style style:name="P123" style:family="paragraph">
      <loext:graphic-properties draw:fill="solid" draw:fill-color="#f3715a"/>
      <style:text-properties fo:font-size="10pt" style:font-size-asian="10pt" style:font-size-complex="10pt"/>
    </style:style>
    <style:style style:name="P124" style:family="paragraph">
      <loext:graphic-properties draw:fill="solid" draw:fill-color="#7477b8"/>
      <style:text-properties fo:font-size="10pt" style:font-size-asian="10pt" style:font-size-complex="10pt"/>
    </style:style>
    <style:style style:name="P125" style:family="paragraph">
      <loext:graphic-properties draw:fill="solid" draw:fill-color="#bee3d3"/>
      <style:text-properties fo:font-size="13pt" style:font-size-asian="13pt" style:font-size-complex="13pt"/>
    </style:style>
    <style:style style:name="P126" style:family="paragraph">
      <loext:graphic-properties draw:fill="solid" draw:fill-color="#65c295"/>
      <style:text-properties fo:font-size="10pt" style:font-size-asian="10pt" style:font-size-complex="10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-0.052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style:font-size-asian="15pt" style:font-size-complex="15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ffff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4pt" style:font-size-asian="14pt" style:font-size-complex="14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color="#000000" fo:font-size="15pt" style:font-size-asian="15pt" style:font-size-complex="15pt"/>
    </style:style>
    <style:style style:name="T41" style:family="text">
      <style:text-properties fo:color="#000000"/>
    </style:style>
    <style:style style:name="T42" style:family="text">
      <style:text-properties style:text-underline-style="none"/>
    </style:style>
    <style:style style:name="T43" style:family="text">
      <style:text-properties fo:font-size="18pt" fo:background-color="#fff200" style:font-size-asian="18pt" style:font-size-complex="18pt"/>
    </style:style>
    <style:style style:name="T44" style:family="text">
      <style:text-properties fo:background-color="#fff200"/>
    </style:style>
    <style:style style:name="T45" style:family="text">
      <style:text-properties fo:color="#ce181e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fo:font-size="6pt" style:font-size-asian="3.20000004768372pt" style:font-size-complex="3.20000004768372pt"/>
    </style:style>
    <style:style style:name="T48" style:family="text">
      <style:text-properties fo:font-size="13pt" style:font-size-asian="4pt" style:font-size-complex="4pt"/>
    </style:style>
    <style:style style:name="T49" style:family="text">
      <style:text-properties style:font-size-asian="9pt" style:font-size-complex="9pt"/>
    </style:style>
    <style:style style:name="T50" style:family="text">
      <style:text-properties style:font-size-asian="10.5pt" style:font-size-complex="10.5pt"/>
    </style:style>
    <style:style style:name="T51" style:family="text">
      <style:text-properties style:font-size-asian="7pt" style:font-size-complex="7pt"/>
    </style:style>
    <style:style style:name="T52" style:family="text">
      <style:text-properties fo:color="#000000" fo:font-size="20pt" style:font-size-asian="20pt" style:font-size-complex="20pt"/>
    </style:style>
    <style:style style:name="T53" style:family="text">
      <style:text-properties fo:color="#000000" fo:font-size="1pt" style:font-size-asian="1pt" style:font-size-complex="1pt"/>
    </style:style>
    <style:style style:name="T54" style:family="text">
      <style:text-properties fo:font-size="2.90000009536743pt" style:font-size-asian="1.29999995231628pt" style:font-size-complex="1.29999995231628pt"/>
    </style:style>
    <style:style style:name="T55" style:family="text">
      <style:text-properties fo:font-size="13pt" fo:background-color="#fff200" style:font-size-asian="13pt" style:font-size-complex="13pt"/>
    </style:style>
    <style:style style:name="T56" style:family="text">
      <style:text-properties fo:font-size="13pt" fo:background-color="#87d1d1" style:font-size-asian="13pt" style:font-size-complex="13pt"/>
    </style:style>
    <style:style style:name="T57" style:family="text">
      <style:text-properties fo:font-size="13pt" fo:background-color="#65c295" style:font-size-asian="13pt" style:font-size-complex="13pt"/>
    </style:style>
    <style:style style:name="T58" style:family="text">
      <style:text-properties fo:font-size="13pt" fo:background-color="#f3715a" style:font-size-asian="13pt" style:font-size-complex="13pt"/>
    </style:style>
    <style:style style:name="T59" style:family="text">
      <style:text-properties fo:font-size="13pt" fo:background-color="#7477b8" style:font-size-asian="13pt" style:font-size-complex="13pt"/>
    </style:style>
    <style:style style:name="T60" style:family="text">
      <style:text-properties fo:font-size="13pt" fo:background-color="#a09600" style:font-size-asian="13pt" style:font-size-complex="13pt"/>
    </style:style>
    <style:style style:name="T61" style:family="text">
      <style:text-properties fo:font-size="13pt" fo:background-color="#bd7cb5" style:font-size-asian="13pt" style:font-size-complex="13pt"/>
    </style:style>
    <style:style style:name="T62" style:family="text">
      <style:text-properties fo:font-size="13pt" fo:background-color="#fdc578" style:font-size-asian="13pt" style:font-size-complex="13pt"/>
    </style:style>
    <style:style style:name="T63" style:family="text">
      <style:text-properties fo:font-size="13pt" fo:background-color="#5e8ac7" style:font-size-asian="13pt" style:font-size-complex="13pt"/>
    </style:style>
    <style:style style:name="T64" style:family="text">
      <style:text-properties fo:font-size="13pt" fo:background-color="transparent" style:font-size-asian="13pt" style:font-size-complex="13pt"/>
    </style:style>
    <style:style style:name="T65" style:family="text">
      <style:text-properties fo:font-size="13pt" fo:background-color="#fff450" style:font-size-asian="13pt" style:font-size-complex="13pt"/>
    </style:style>
    <style:style style:name="T66" style:family="text">
      <style:text-properties fo:font-size="13pt" fo:background-color="#bee3d3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ieur" presentation:presentation-page-layout-name="AL1T0">
        <office:forms form:automatic-focus="false" form:apply-design-mode="false"/>
        <draw:frame draw:name="Espace réservé du texte 4" presentation:style-name="pr1" draw:text-style-name="P2" draw:layer="layout" svg:width="11.684cm" svg:height="4.451cm" svg:x="12.254cm" svg:y="5.081cm" presentation:class="outline" presentation:user-transformed="true">
          <draw:text-box>
            <text:p text:style-name="P1"><text:span text:style-name="T1">OSCORE</text:span></text:p>
            <text:p text:style-name="P1"><text:span text:style-name="T1">Object security for coap</text:span></text:p>
          </draw:text-box>
        </draw:frame>
        <draw:frame draw:style-name="gr1" draw:text-style-name="P3" draw:layer="layout" svg:width="9.652cm" svg:height="1.195cm" svg:x="1.778cm" svg:y="11.836cm">
          <draw:text-box>
            <text:p><text:span text:style-name="T2">Ricar</text:span><text:span text:style-name="T2">do </text:span><text:span text:style-name="T2">Andr</text:span><text:span text:style-name="T2">ease</text:span><text:span text:style-name="T2">n</text:span></text:p>
          </draw:text-box>
        </draw:frame>
        <draw:frame draw:style-name="gr2" draw:text-style-name="P5" draw:layer="layout" svg:width="12.954cm" svg:height="2.384cm" svg:x="12.192cm" svg:y="10.922cm">
          <draw:text-box>
            <text:p text:style-name="P4"><text:span text:style-name="T3">These </text:span><text:span text:style-name="T3">slides </text:span><text:span text:style-name="T3">+ test </text:span><text:span text:style-name="T3">Python </text:span><text:span text:style-name="T3">script:</text:span></text:p>
            <text:p text:style-name="P4"><text:span text:style-name="T3"><text:a xlink:href="https://github.com/randreasen/oscoreslides" xlink:type="simple">https://github.com/randreasen/oscoreslides</text:a></text:span></text:p>
            <text:p text:style-name="P4"/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9">
        <office:forms form:automatic-focus="false" form:apply-design-mode="false"/>
        <draw:frame presentation:style-name="pr3" draw:layer="layout" svg:width="20.088cm" svg:height="1.249cm" svg:x="1.1cm" svg:y="0cm" presentation:class="title">
          <draw:text-box>
            <text:p>CoAP : Constrained Application Protocol</text:p>
          </draw:text-box>
        </draw:frame>
        <draw:frame draw:style-name="gr4" draw:text-style-name="P7" draw:layer="layout" svg:width="13.462cm" svg:height="0.962cm" svg:x="0.508cm" svg:y="2.286cm">
          <draw:text-box>
            <text:p><text:span text:style-name="T4">What is </text:span><text:span text:style-name="T4">CoAP?</text:span></text:p>
          </draw:text-box>
        </draw:frame>
        <draw:frame draw:style-name="gr5" draw:text-style-name="P8" draw:layer="layout" svg:width="17.018cm" svg:height="7.112cm" svg:x="1.778cm" svg:y="4.064cm">
          <draw:text-box>
            <text:p/>
          </draw:text-box>
        </draw:frame>
        <draw:frame draw:style-name="gr6" draw:text-style-name="P8" draw:layer="layout" svg:width="18.345cm" svg:height="1.873cm" svg:x="1.778cm" svg:y="4.064cm">
          <draw:text-box>
            <text:list text:style-name="L2">
              <text:list-item>
                <text:p text:style-name="P9"><text:span text:style-name="T5">Web </text:span><text:span text:style-name="T5">trans</text:span><text:span text:style-name="T5">fer </text:span><text:span text:style-name="T5">proto</text:span><text:span text:style-name="T5">col </text:span><text:span text:style-name="T5">for </text:span><text:span text:style-name="T6">cons</text:span><text:span text:style-name="T6">train</text:span><text:span text:style-name="T6">ed </text:span><text:span text:style-name="T6">nod</text:span><text:span text:style-name="T6">es </text:span><text:span text:style-name="T6">and </text:span><text:span text:style-name="T6">netw</text:span><text:span text:style-name="T6">orks</text:span><text:span text:style-name="T5">,</text:span></text:p>
              </text:list-item>
            </text:list>
            <text:list text:style-name="L3">
              <text:list-item>
                <text:p text:style-name="P9"><text:span text:style-name="T7">Want </text:span><text:span text:style-name="T7">to </text:span><text:span text:style-name="T7">conn</text:span><text:span text:style-name="T7">ect </text:span><text:span text:style-name="T7">thes</text:span><text:span text:style-name="T7">e to </text:span><text:span text:style-name="T7">the </text:span><text:span text:style-name="T7">existi</text:span><text:span text:style-name="T7">ng </text:span><text:span text:style-name="T7">web</text:span><text:span text:style-name="T7">….</text:span></text:p>
              </text:list-item>
            </text:list>
          </draw:text-box>
        </draw:frame>
        <draw:line draw:style-name="gr7" draw:text-style-name="P10" draw:layer="layout" svg:x1="2.286cm" svg:y1="7.112cm" svg:x2="4.064cm" svg:y2="7.112cm">
          <text:p/>
        </draw:line>
        <draw:frame draw:style-name="gr8" draw:text-style-name="P8" draw:layer="layout" svg:width="15.494cm" svg:height="6.193cm" svg:x="4.318cm" svg:y="6.35cm">
          <draw:text-box>
            <text:p text:style-name="P11">Can be thought of as a re-envisioning of HTTP, but tailored to M2M requirements in constrained environments:</text:p>
            <text:list text:style-name="L4">
              <text:list-item>
                <text:list>
                  <text:list-item>
                    <text:p>Low memory</text:p>
                  </text:list-item>
                  <text:list-item>
                    <text:p>8-bit processors</text:p>
                  </text:list-item>
                  <text:list-item>
                    <text:p>Low power</text:p>
                  </text:list-item>
                  <text:list-item>
                    <text:p>Lossy NW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8">In the </text:span><text:span text:style-name="T8">spiri</text:span><text:span text:style-name="T8">t of </text:span><text:span text:style-name="T8">HTT</text:span><text:span text:style-name="T8">P: </text:span><text:span text:style-name="T8">RES</text:span><text:span text:style-name="T8">Tful </text:span><text:span text:style-name="T8">arch</text:span><text:span text:style-name="T8">itect</text:span><text:span text:style-name="T8">ure </text:span><text:span text:style-name="T8">cent</text:span><text:span text:style-name="T8">ered </text:span><text:span text:style-name="T8">arou</text:span><text:span text:style-name="T8">nd </text:span><text:span text:style-name="T8">URI</text:span><text:span text:style-name="T8">s, </text:span><text:span text:style-name="T8">reso</text:span><text:span text:style-name="T8">urce</text:span><text:span text:style-name="T8">s </text:span><text:span text:style-name="T8">and </text:span><text:span text:style-name="T8">Inter</text:span><text:span text:style-name="T8">net </text:span><text:span text:style-name="T8">Med</text:span><text:span text:style-name="T8">ia </text:span><text:span text:style-name="T8">Typ</text:span><text:span text:style-name="T8">es.</text:span></text:p>
            </draw:text-box>
          </draw:frame>
        </presentation:notes>
      </draw:page>
      <draw:page draw:name="page3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 : Key Features</text:p>
          </draw:text-box>
        </draw:frame>
        <draw:frame draw:style-name="gr9" draw:text-style-name="P8" draw:layer="layout" svg:width="21.59cm" svg:height="8.25cm" svg:x="0.762cm" svg:y="2.794cm">
          <draw:text-box>
            <text:list text:style-name="L2">
              <text:list-item>
                <text:list>
                  <text:list-item>
                    <text:p text:style-name="P9"><text:span text:style-name="T5">Re</text:span><text:span text:style-name="T5">qu</text:span><text:span text:style-name="T5">est</text:span><text:span text:style-name="T5">/R</text:span><text:span text:style-name="T5">es</text:span><text:span text:style-name="T5">po</text:span><text:span text:style-name="T5">ns</text:span><text:span text:style-name="T5">e </text:span><text:span text:style-name="T5">int</text:span><text:span text:style-name="T5">era</text:span><text:span text:style-name="T5">cti</text:span><text:span text:style-name="T5">on </text:span><text:span text:style-name="T5">mo</text:span><text:span text:style-name="T5">del </text:span><text:span text:style-name="T5">mu</text:span><text:span text:style-name="T5">ch </text:span><text:span text:style-name="T5">like </text:span><text:span text:style-name="T5">HT</text:span><text:span text:style-name="T5">TP</text:span><text:span text:style-name="T5">’s,</text:span></text:p>
                  </text:list-item>
                  <text:list-item>
                    <text:p text:style-name="P9"><text:span text:style-name="T5">En</text:span><text:span text:style-name="T5">visi</text:span><text:span text:style-name="T5">on</text:span><text:span text:style-name="T5">ed </text:span><text:span text:style-name="T5">for </text:span><text:span text:style-name="T5">dat</text:span><text:span text:style-name="T5">agr</text:span><text:span text:style-name="T5">am</text:span><text:span text:style-name="T5">-</text:span><text:span text:style-name="T5">ori</text:span><text:span text:style-name="T5">ent</text:span><text:span text:style-name="T5">ed </text:span><text:span text:style-name="T5">tra</text:span><text:span text:style-name="T5">ns</text:span><text:span text:style-name="T5">por</text:span><text:span text:style-name="T5">t </text:span><text:span text:style-name="T5">(ty</text:span><text:span text:style-name="T5">pic</text:span><text:span text:style-name="T5">ally </text:span><text:span text:style-name="T5">UD</text:span><text:span text:style-name="T5">P),</text:span></text:p>
                  </text:list-item>
                  <text:list-item>
                    <text:p text:style-name="P9"><text:span text:style-name="T5">No</text:span><text:span text:style-name="T5">de</text:span><text:span text:style-name="T5">s </text:span><text:span text:style-name="T5">typ</text:span><text:span text:style-name="T5">ical</text:span><text:span text:style-name="T5">ly </text:span><text:span text:style-name="T5">act </text:span><text:span text:style-name="T5">as </text:span><text:span text:style-name="T5">bot</text:span><text:span text:style-name="T5">h </text:span><text:span text:style-name="T5">clie</text:span><text:span text:style-name="T5">nt </text:span><text:span text:style-name="T5">an</text:span><text:span text:style-name="T5">d </text:span><text:span text:style-name="T5">ser</text:span><text:span text:style-name="T5">ver </text:span><text:span text:style-name="T5">int</text:span><text:span text:style-name="T5">erc</text:span><text:span text:style-name="T5">ha</text:span><text:span text:style-name="T5">ng</text:span><text:span text:style-name="T5">ea</text:span><text:span text:style-name="T5">bly,</text:span></text:p>
                  </text:list-item>
                  <text:list-item>
                    <text:p text:style-name="P9"><text:span text:style-name="T5">As</text:span><text:span text:style-name="T5">yn</text:span><text:span text:style-name="T5">chr</text:span><text:span text:style-name="T5">on</text:span><text:span text:style-name="T5">ou</text:span><text:span text:style-name="T5">s </text:span><text:span text:style-name="T5">me</text:span><text:span text:style-name="T5">ss</text:span><text:span text:style-name="T5">ag</text:span><text:span text:style-name="T5">e </text:span><text:span text:style-name="T5">ex</text:span><text:span text:style-name="T5">ch</text:span><text:span text:style-name="T5">an</text:span><text:span text:style-name="T5">ge</text:span><text:span text:style-name="T5">s </text:span><text:span text:style-name="T5">(no </text:span><text:span text:style-name="T5">rea</text:span><text:span text:style-name="T5">l </text:span><text:span text:style-name="T5">“co</text:span><text:span text:style-name="T5">nn</text:span><text:span text:style-name="T5">ect</text:span><text:span text:style-name="T5">ion</text:span><text:span text:style-name="T5">”),</text:span></text:p>
                  </text:list-item>
                  <text:list-item>
                    <text:p text:style-name="P9"><text:span text:style-name="T5">Si</text:span><text:span text:style-name="T5">mp</text:span><text:span text:style-name="T5">le </text:span><text:span text:style-name="T5">pro</text:span><text:span text:style-name="T5">xy </text:span><text:span text:style-name="T5">an</text:span><text:span text:style-name="T5">d </text:span><text:span text:style-name="T5">ca</text:span><text:span text:style-name="T5">chi</text:span><text:span text:style-name="T5">ng </text:span><text:span text:style-name="T5">ca</text:span><text:span text:style-name="T5">pa</text:span><text:span text:style-name="T5">bilit</text:span><text:span text:style-name="T5">ies</text:span><text:span text:style-name="T5">,</text:span></text:p>
                  </text:list-item>
                  <text:list-item>
                    <text:p text:style-name="P9"><text:span text:style-name="T5">Fix</text:span><text:span text:style-name="T5">ed </text:span><text:span text:style-name="T5">4 </text:span><text:span text:style-name="T5">byt</text:span><text:span text:style-name="T5">e </text:span><text:span text:style-name="T5">he</text:span><text:span text:style-name="T5">ad</text:span><text:span text:style-name="T5">er </text:span><text:span text:style-name="T5">foll</text:span><text:span text:style-name="T5">ow</text:span><text:span text:style-name="T5">ed </text:span><text:span text:style-name="T5">by </text:span><text:span text:style-name="T5">co</text:span><text:span text:style-name="T5">mp</text:span><text:span text:style-name="T5">act </text:span><text:span text:style-name="T5">opt</text:span><text:span text:style-name="T5">ion</text:span><text:span text:style-name="T5">s </text:span><text:span text:style-name="T5">an</text:span><text:span text:style-name="T5">d </text:span><text:span text:style-name="T5">pa</text:span><text:span text:style-name="T5">ylo</text:span><text:span text:style-name="T5">ad,</text:span></text:p>
                  </text:list-item>
                  <text:list-item>
                    <text:p text:style-name="P9"><text:span text:style-name="T5">UR</text:span><text:span text:style-name="T5">I </text:span><text:span text:style-name="T5">an</text:span><text:span text:style-name="T5">d </text:span><text:span text:style-name="T5">co</text:span><text:span text:style-name="T5">nte</text:span><text:span text:style-name="T5">nt-</text:span><text:span text:style-name="T5">typ</text:span><text:span text:style-name="T5">e </text:span><text:span text:style-name="T5">su</text:span><text:span text:style-name="T5">pp</text:span><text:span text:style-name="T5">ort,</text:span></text:p>
                  </text:list-item>
                  <text:list-item>
                    <text:p text:style-name="P9"><text:span text:style-name="T5">Ea</text:span><text:span text:style-name="T5">sy </text:span><text:span text:style-name="T5">ma</text:span><text:span text:style-name="T5">ppi</text:span><text:span text:style-name="T5">ng </text:span><text:span text:style-name="T5">to </text:span><text:span text:style-name="T5">HT</text:span><text:span text:style-name="T5">TP </text:span><text:span text:style-name="T5">to </text:span><text:span text:style-name="T5">co</text:span><text:span text:style-name="T5">nn</text:span><text:span text:style-name="T5">ect </text:span><text:span text:style-name="T5">wit</text:span><text:span text:style-name="T5">h </text:span><text:span text:style-name="T5">the </text:span><text:span text:style-name="T5">exi</text:span><text:span text:style-name="T5">sti</text:span><text:span text:style-name="T5">ng </text:span><text:span text:style-name="T5">we</text:span><text:span text:style-name="T5">b,</text:span></text:p>
                  </text:list-item>
                  <text:list-item>
                    <text:p text:style-name="P9"><text:span text:style-name="T6">Se</text:span><text:span text:style-name="T6">cu</text:span><text:span text:style-name="T6">rit</text:span><text:span text:style-name="T6">y </text:span><text:span text:style-name="T6">bi</text:span><text:span text:style-name="T6">nd</text:span><text:span text:style-name="T6">in</text:span><text:span text:style-name="T6">g </text:span><text:span text:style-name="T6">to </text:span><text:span text:style-name="T6">DT</text:span><text:span text:style-name="T6">LS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Header is like this to be compact and to attain low parsing complexity.</text:p>
              <text:p>This is important both to save energy, bandwidth and also to decrease the need to fragment packets; CoAP message is envisioned to fit into the data field of the datagram, so payload is delimited by datagram size. This improves delivery rate</text:p>
            </draw:text-box>
          </draw:frame>
        </presentation:notes>
      </draw:page>
      <draw:page draw:name="page4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Anatomy of a CoAP message </text:p>
          </draw:text-box>
        </draw:frame>
        <draw:custom-shape draw:name="Shape 861" draw:style-name="gr10" draw:text-style-name="P14" draw:layer="layout" svg:width="0.896cm" svg:height="0.614cm" svg:x="5.228cm" svg:y="2.92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6.886cm" svg:y="3.016cm">
          <text:p text:style-name="P13"><text:span text:style-name="T9">token </text:span><text:span text:style-name="T9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9.619cm" svg:y="2.96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11" draw:text-style-name="P15" draw:layer="layout" svg:width="21.098cm" svg:height="1.011cm" svg:x="3.678cm" svg:y="4.29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3.687cm" svg:y="3.537cm">
              <text:p text:style-name="P16"><text:span text:style-name="T12">0</text:span><text:span text:style-name="T1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4.341cm" svg:y="3.991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3.705cm" svg:y="2.968cm">
            <text:p text:style-name="P13"><text:span text:style-name="T9">versi</text:span><text:span text:style-name="T9">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5.004cm" svg:y="3.53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5.658cm" svg:y="3.99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6.345cm" svg:y="3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7.639cm" svg:y="3.91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8.31cm" svg:y="3.91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6.998cm" svg:y="3.91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2.655cm" svg:y="4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8.955cm" svg:y="3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10.226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10.897cm" svg:y="3.71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9.586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2.225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2.896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1.584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3.553cm" svg:y="3.95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9.5cm" svg:y="3.504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1.747cm" svg:y="3.438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20" draw:text-style-name="P22" draw:layer="layout" svg:width="10.566cm" svg:height="0.777cm" svg:x="14.194cm" svg:y="3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11" draw:text-style-name="P15" draw:layer="layout" svg:width="21.098cm" svg:height="1.011cm" svg:x="3.678cm" svg:y="5.33cm">
          <text:p text:style-name="P13"><text:span text:style-name="T10">Opti</text:span><text:span text:style-name="T10">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3.678cm" svg:y="8.382cm">
          <text:p text:style-name="P13"><text:span text:style-name="T12">0x</text:span><text:span text:style-name="T12">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3.702cm" svg:y="9.357cm">
          <text:p text:style-name="P13"><text:span text:style-name="T10">Dat</text:span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8.227cm" svg:y="3.637cm">
          <text:p text:style-name="P24"><text:span text:style-name="T9">mes</text:span><text:span text:style-name="T9">sag</text:span><text:span text:style-name="T9">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15" draw:layer="layout" svg:width="15.846cm" svg:height="1.011cm" svg:x="3.697cm" svg:y="6.372cm">
          <text:p text:style-name="P13"><text:span text:style-name="T10">Optio</text:span><text:span text:style-name="T10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5" draw:text-style-name="P15" draw:layer="layout" svg:width="17.372cm" svg:height="1.011cm" svg:x="3.697cm" svg:y="7.388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0" draw:layer="layout" svg:width="0.254cm" svg:height="1.016cm" svg:x="3.17cm" svg:y="3.3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7" draw:text-style-name="P26" draw:layer="layout" svg:width="3.048cm" svg:height="1.199cm" svg:x="0.254cm" svg:y="3.456cm">
          <draw:text-box>
            <text:p><text:span text:style-name="T14">4 bytes </text:span><text:span text:style-name="T14">fixed</text:span></text:p>
          </draw:text-box>
        </draw:frame>
        <draw:frame draw:style-name="gr28" draw:text-style-name="P26" draw:layer="layout" svg:width="2.286cm" svg:height="0.725cm" svg:x="0.508cm" svg:y="4.472cm">
          <draw:text-box>
            <text:p><text:span text:style-name="T14">0-8 bytes</text:span></text:p>
          </draw:text-box>
        </draw:frame>
        <draw:frame draw:style-name="gr29" draw:text-style-name="P27" draw:layer="layout" svg:width="4.064cm" svg:height="0.795cm" svg:x="-0.051cm" svg:y="5.555cm">
          <draw:text-box>
            <text:p><text:span text:style-name="T15">Type-</text:span><text:span text:style-name="T15">Length-</text:span><text:span text:style-name="T15">Value</text:span></text:p>
          </draw:text-box>
        </draw:frame>
        <draw:frame draw:style-name="gr30" draw:text-style-name="P27" draw:layer="layout" svg:width="4.064cm" svg:height="1.275cm" svg:x="0.354cm" svg:y="8.282cm">
          <draw:text-box>
            <text:p><text:span text:style-name="T15">Payload </text:span><text:span text:style-name="T15">marker</text:span></text:p>
            <text:p><text:span text:style-name="T15">(if ∃ </text:span><text:span text:style-name="T15">payload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><text:span text:style-name="T8">Messa</text:span><text:span text:style-name="T8">ge </text:span><text:span text:style-name="T8">ID: </text:span><text:span text:style-name="T8">for </text:span><text:span text:style-name="T8">dupli</text:span><text:span text:style-name="T8">cate</text:span><text:span text:style-name="T8">s</text:span></text:p>
              <text:p><text:span text:style-name="T8">Token</text:span><text:span text:style-name="T8">: </text:span><text:span text:style-name="T8">bind </text:span><text:span text:style-name="T8">requ</text:span><text:span text:style-name="T8">est </text:span><text:span text:style-name="T8">and </text:span><text:span text:style-name="T8">resp</text:span><text:span text:style-name="T8">ons</text:span><text:span text:style-name="T8">e(s)</text:span></text:p>
              <text:p><text:span text:style-name="T8"/></text:p>
              <text:p><text:span text:style-name="T8">CoAP </text:span><text:span text:style-name="T8">Mes</text:span><text:span text:style-name="T8">sagi</text:span><text:span text:style-name="T8">ng </text:span><text:span text:style-name="T8">laye</text:span><text:span text:style-name="T8">r vs </text:span><text:span text:style-name="T8">Req/</text:span><text:span text:style-name="T8">Res</text:span><text:span text:style-name="T8">p </text:span><text:span text:style-name="T8">laye</text:span><text:span text:style-name="T8">r</text:span></text:p>
            </draw:text-box>
          </draw:frame>
        </presentation:notes>
      </draw:page>
      <draw:page draw:name="page5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: Compact Options </text:p>
          </draw:text-box>
        </draw:frame>
        <draw:frame draw:style-name="gr31" draw:text-style-name="P8" draw:layer="layout" svg:width="8.382cm" svg:height="1.524cm" svg:x="0.762cm" svg:y="3.048cm">
          <draw:text-box>
            <text:p/>
          </draw:text-box>
        </draw:frame>
        <draw:frame draw:style-name="gr32" draw:text-style-name="P8" draw:layer="layout" svg:width="9.13cm" svg:height="0.962cm" svg:x="0.762cm" svg:y="3.148cm">
          <draw:text-box>
            <text:p>3 things characterize an option</text:p>
          </draw:text-box>
        </draw:frame>
        <draw:frame draw:style-name="gr33" draw:text-style-name="P8" draw:layer="layout" svg:width="15.24cm" svg:height="3.095cm" svg:x="9.96cm" svg:y="2.489cm">
          <draw:text-box>
            <text:list text:style-name="L2">
              <text:list-item>
                <text:p>Option Number (identifier)</text:p>
              </text:list-item>
              <text:list-item>
                <text:p>Option Length</text:p>
              </text:list-item>
              <text:list-item>
                <text:p>Option Value (can be thought as “option payload”)</text:p>
              </text:list-item>
            </text:list>
          </draw:text-box>
        </draw:frame>
        <draw:custom-shape draw:style-name="gr34" draw:text-style-name="P10" draw:layer="layout" svg:width="0.508cm" svg:height="2.286cm" svg:x="9.906cm" svg:y="2.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8" draw:layer="layout" svg:width="22.606cm" svg:height="1.673cm" svg:x="1.27cm" svg:y="5.096cm">
          <draw:text-box>
            <text:p>For compactness, Option Number given incrementally with delta encoding:</text:p>
          </draw:text-box>
        </draw:frame>
        <draw:custom-shape draw:style-name="gr36" draw:text-style-name="P29" draw:layer="layout" svg:width="4.826cm" svg:height="1.27cm" svg:x="6.35cm" svg:y="7.366cm">
          <text:p text:style-name="P28">Option Delta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4.826cm" svg:height="1.27cm" svg:x="11.176cm" svg:y="7.366cm">
          <text:p text:style-name="P28">Option Length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8.636cm">
          <text:p text:style-name="P28">Option Delta Extended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9.906cm">
          <text:p text:style-name="P28">Option Length Extended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9.652cm" svg:height="2.54cm" svg:x="6.35cm" svg:y="11.176cm">
          <text:p text:style-name="P28">Option Value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6.35cm" svg:y1="7.366cm" svg:x2="6.35cm" svg:y2="6.769cm">
          <text:p/>
        </draw:line>
        <draw:line draw:style-name="gr40" draw:text-style-name="P10" draw:layer="layout" svg:x1="11.176cm" svg:y1="7.367cm" svg:x2="11.176cm" svg:y2="6.858cm">
          <text:p/>
        </draw:line>
        <draw:line draw:style-name="gr40" draw:text-style-name="P10" draw:layer="layout" svg:x1="16.002cm" svg:y1="7.368cm" svg:x2="16.002cm" svg:y2="6.771cm">
          <text:p/>
        </draw:line>
        <draw:line draw:style-name="gr40" draw:text-style-name="P10" draw:layer="layout" svg:x1="8.65cm" svg:y1="7.367cm" svg:x2="8.65cm" svg:y2="7.112cm">
          <text:p/>
        </draw:line>
        <draw:line draw:style-name="gr40" draw:text-style-name="P10" draw:layer="layout" svg:x1="7.45cm" svg:y1="7.368cm" svg:x2="7.45cm" svg:y2="7.112cm">
          <text:p/>
        </draw:line>
        <draw:line draw:style-name="gr40" draw:text-style-name="P10" draw:layer="layout" svg:x1="9.95cm" svg:y1="7.112cm" svg:x2="9.95cm" svg:y2="7.33cm">
          <text:p/>
        </draw:line>
        <draw:line draw:style-name="gr40" draw:text-style-name="P10" draw:layer="layout" svg:x1="13.55cm" svg:y1="7.368cm" svg:x2="13.55cm" svg:y2="7.113cm">
          <text:p/>
        </draw:line>
        <draw:line draw:style-name="gr40" draw:text-style-name="P10" draw:layer="layout" svg:x1="14.75cm" svg:y1="7.369cm" svg:x2="14.75cm" svg:y2="7.114cm">
          <text:p/>
        </draw:line>
        <draw:line draw:style-name="gr40" draw:text-style-name="P10" draw:layer="layout" svg:x1="12.35cm" svg:y1="7.37cm" svg:x2="12.35cm" svg:y2="7.115cm">
          <text:p/>
        </draw:line>
        <draw:frame draw:style-name="gr4" draw:text-style-name="P8" draw:layer="layout" svg:width="1.016cm" svg:height="0.962cm" svg:x="6.434cm" svg:y="6.35cm">
          <draw:text-box>
            <text:p>0</text:p>
          </draw:text-box>
        </draw:frame>
        <draw:frame draw:style-name="gr4" draw:text-style-name="P8" draw:layer="layout" svg:width="1.016cm" svg:height="0.962cm" svg:x="10.16cm" svg:y="6.35cm">
          <draw:text-box>
            <text:p>3</text:p>
          </draw:text-box>
        </draw:frame>
        <draw:frame draw:style-name="gr4" draw:text-style-name="P8" draw:layer="layout" svg:width="1.016cm" svg:height="0.962cm" svg:x="14.986cm" svg:y="6.35cm">
          <draw:text-box>
            <text:p>7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The Problem</text:p>
          </draw:text-box>
        </draw:frame>
        <draw:frame draw:style-name="gr35" draw:text-style-name="P8" draw:layer="layout" svg:width="21.59cm" svg:height="1.673cm" svg:x="1.016cm" svg:y="2.286cm">
          <draw:text-box>
            <text:p>For security CoAP defines a binding to DTLS, but <text:span text:style-name="T16">CoAP </text:span><text:span text:style-name="T16">and </text:span><text:span text:style-name="T16">HTTP </text:span><text:span text:style-name="T16">proxie</text:span><text:span text:style-name="T16">s </text:span><text:span text:style-name="T16">requir</text:span><text:span text:style-name="T16">e </text:span><text:span text:style-name="T16">(D)TLS </text:span><text:span text:style-name="T16">to be </text:span><text:span text:style-name="T16">termin</text:span><text:span text:style-name="T16">ated at </text:span><text:span text:style-name="T16">the </text:span><text:span text:style-name="T16">proxy!</text:span></text:p>
          </draw:text-box>
        </draw:frame>
        <draw:line draw:style-name="gr7" draw:text-style-name="P10" draw:layer="layout" svg:x1="1.524cm" svg:y1="4.826cm" svg:x2="3.302cm" svg:y2="4.826cm">
          <text:p/>
        </draw:line>
        <draw:frame draw:style-name="gr41" draw:text-style-name="P8" draw:layer="layout" svg:width="17.272cm" svg:height="4.517cm" svg:x="3.81cm" svg:y="4.318cm">
          <draw:text-box>
            <text:p>Underlying reason is that the proxy needs access to (<text:span text:style-name="T17">part </text:span><text:span text:style-name="T17">of</text:span>) the header and options to know how to treat the packet, but as a side effect it can:</text:p>
            <text:p/>
            <text:list text:style-name="L2">
              <text:list-item>
                <text:p>Eavesdrop on or manipulate payload and metadata,</text:p>
              </text:list-item>
              <text:list-item>
                <text:p>Inject, delete or reorder packets.</text:p>
              </text:list-item>
            </text:list>
          </draw:text-box>
        </draw:frame>
        <draw:frame draw:style-name="gr4" draw:text-style-name="P8" draw:layer="layout" svg:width="19.05cm" svg:height="0.962cm" svg:x="1.016cm" svg:y="9.906cm">
          <draw:text-box>
            <text:p>This is where OSCORE comes in.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42" draw:text-style-name="P7" draw:layer="layout" svg:width="23.876cm" svg:height="1.876cm" svg:x="0.508cm" svg:y="2.95cm">
          <draw:text-box>
            <text:p><text:span text:style-name="T4">Idea: </text:span><text:span text:style-name="T4">only </text:span><text:span text:style-name="T4">show </text:span><text:span text:style-name="T4">the </text:span><text:span text:style-name="T4">part of </text:span><text:span text:style-name="T4">the </text:span><text:span text:style-name="T4">messa</text:span><text:span text:style-name="T4">ge that </text:span><text:span text:style-name="T4">is </text:span><text:span text:style-name="T4">essenti</text:span><text:span text:style-name="T4">al for </text:span><text:span text:style-name="T4">proxy </text:span><text:span text:style-name="T4">operati</text:span><text:span text:style-name="T4">on; </text:span><text:span text:style-name="T4">hide all </text:span><text:span text:style-name="T4">we can</text:span></text:p>
          </draw:text-box>
        </draw:frame>
        <draw:custom-shape draw:style-name="gr43" draw:text-style-name="P29" draw:layer="layout" svg:width="6.858cm" svg:height="5.842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3.556cm" svg:height="1.27cm" svg:x="4.878cm" svg:y="7.1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7.67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6.858cm" svg:height="2.032cm" svg:x="4.878cm" svg:y="9.65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3.81cm" svg:height="1.27cm" svg:x="7.926cm" svg:y="5.8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556cm" svg:height="2.032cm" svg:x="12.914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0" draw:layer="layout" svg:width="6.858cm" svg:height="5.842cm" svg:x="17.494cm" svg:y="5.58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3.556cm" svg:height="1.27cm" svg:x="17.494cm" svg:y="6.8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20.288cm" svg:y="8.1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6.858cm" svg:height="2.032cm" svg:x="17.494cm" svg:y="9.39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3.81cm" svg:height="1.27cm" svg:x="20.542cm" svg:y="5.588cm">
          <text:p/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0.762cm" svg:height="0.762cm" svg:x="20.642cm" svg:y="5.788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9.65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7.11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custom-shape draw:style-name="gr54" draw:text-style-name="P30" draw:layer="layout" svg:width="3.048cm" svg:height="1.27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3.302cm" svg:height="1.27cm" svg:x="8.434cm" svg:y="7.1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794cm" svg:height="1.27cm" svg:x="4.878cm" svg:y="8.3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508cm" svg:height="3.048cm" svg:x="3.81cm" svg:y="6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8" draw:text-style-name="P32" draw:layer="layout" svg:width="2.794cm" svg:height="4.136cm" svg:x="0.508cm" svg:y="6.579cm">
          <draw:text-box>
            <text:p><text:span text:style-name="T18">Proxy </text:span><text:span text:style-name="T18">only </text:span><text:span text:style-name="T18">really </text:span><text:span text:style-name="T18">needs to </text:span><text:span text:style-name="T18">know </text:span><text:span text:style-name="T18">about </text:span><text:span text:style-name="T18">these </text:span><text:span text:style-name="T18">fields</text:span></text:p>
          </draw:text-box>
        </draw:frame>
        <draw:frame draw:style-name="gr59" draw:text-style-name="P8" draw:layer="layout" svg:width="10.414cm" svg:height="1.187cm" svg:x="8.636cm" svg:y="12.192cm">
          <draw:text-box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60" draw:text-style-name="P8" draw:layer="layout" svg:width="23.876cm" svg:height="11.272cm" svg:x="0.762cm" svg:y="2.54cm">
          <draw:text-box>
            <text:p>OSCORE is an application-layer protection of CoAP using COSE (CoAP Object Signing and Encryption). This provides:</text:p>
            <text:p/>
            <text:list text:style-name="L2">
              <text:list-item>
                <text:list>
                  <text:list-item>
                    <text:p>End-to-end encryption</text:p>
                  </text:list-item>
                  <text:list-item>
                    <text:p>Integrity</text:p>
                  </text:list-item>
                  <text:list-item>
                    <text:p>Replay protection</text:p>
                  </text:list-item>
                </text:list>
              </text:list-item>
            </text:list>
            <text:p/>
            <text:p text:style-name="P33">It allows to <text:span text:style-name="T16">selecti</text:span><text:span text:style-name="T16">vely </text:span><text:span text:style-name="T16">encryp</text:span><text:span text:style-name="T16">t or </text:span><text:span text:style-name="T16">authen</text:span><text:span text:style-name="T16">ticate </text:span><text:span text:style-name="T16">parts </text:span><text:span text:style-name="T16">of the </text:span><text:span text:style-name="T16">CoAP </text:span><text:span text:style-name="T16">messa</text:span><text:span text:style-name="T16">ge. </text:span><text:span text:style-name="T19">Each </text:span><text:span text:style-name="T19">field is </text:span><text:span text:style-name="T19">made </text:span><text:span text:style-name="T19">to </text:span><text:span text:style-name="T19">belong </text:span><text:span text:style-name="T19">to one </text:span><text:span text:style-name="T19">of </text:span><text:span text:style-name="T19">three </text:span><text:span text:style-name="T19">classes</text:span><text:span text:style-name="T19">:</text:span></text:p>
            <text:list text:continue-numbering="true" text:style-name="L2">
              <text:list-item>
                <text:list>
                  <text:list-item>
                    <text:p><text:span text:style-name="T20">Cla</text:span><text:span text:style-name="T20">ss </text:span><text:span text:style-name="T20">E:</text:span><text:span text:style-name="T19"> </text:span><text:span text:style-name="T19">en</text:span><text:span text:style-name="T19">cry</text:span><text:span text:style-name="T19">pte</text:span><text:span text:style-name="T19">d </text:span><text:span text:style-name="T19">via </text:span><text:span text:style-name="T19">AE</text:span><text:span text:style-name="T19">AD </text:span><text:span text:style-name="T19">alg</text:span><text:span text:style-name="T19">ori</text:span><text:span text:style-name="T19">gth</text:span><text:span text:style-name="T19">m, </text:span><text:span text:style-name="T19">hid</text:span><text:span text:style-name="T19">de</text:span><text:span text:style-name="T19">n </text:span><text:span text:style-name="T19">insi</text:span><text:span text:style-name="T19">de </text:span><text:span text:style-name="T19">OS</text:span><text:span text:style-name="T19">C</text:span><text:span text:style-name="T19">O</text:span><text:span text:style-name="T19">RE </text:span><text:span text:style-name="T19">Pa</text:span><text:span text:style-name="T19">ylo</text:span><text:span text:style-name="T19">ad,</text:span></text:p>
                  </text:list-item>
                  <text:list-item>
                    <text:p><text:span text:style-name="T20">Cla</text:span><text:span text:style-name="T20">ss <text:s/></text:span><text:span text:style-name="T20">I:</text:span><text:span text:style-name="T19"> </text:span><text:span text:style-name="T19">int</text:span><text:span text:style-name="T19">egr</text:span><text:span text:style-name="T19">ity </text:span><text:span text:style-name="T19">pro</text:span><text:span text:style-name="T19">tec</text:span><text:span text:style-name="T19">ted </text:span><text:span text:style-name="T19">as </text:span><text:span text:style-name="T19">par</text:span><text:span text:style-name="T19">t of </text:span><text:span text:style-name="T19">the </text:span><text:span text:style-name="T19">AA</text:span><text:span text:style-name="T19">D </text:span><text:span text:style-name="T19">an</text:span><text:span text:style-name="T19">d </text:span><text:span text:style-name="T19">visi</text:span><text:span text:style-name="T19">ble </text:span><text:span text:style-name="T19">fro</text:span><text:span text:style-name="T19">m </text:span><text:span text:style-name="T19">out</text:span><text:span text:style-name="T19">sid</text:span><text:span text:style-name="T19">e </text:span><text:span text:style-name="T19">(ou</text:span><text:span text:style-name="T19">ter </text:span><text:span text:style-name="T19">opt</text:span><text:span text:style-name="T19">ion</text:span><text:span text:style-name="T19">s),</text:span></text:p>
                  </text:list-item>
                  <text:list-item>
                    <text:p><text:span text:style-name="T20">Cla</text:span><text:span text:style-name="T20">ss </text:span><text:span text:style-name="T20">U:</text:span><text:span text:style-name="T19"> </text:span><text:span text:style-name="T19">un</text:span><text:span text:style-name="T19">pro</text:span><text:span text:style-name="T19">tec</text:span><text:span text:style-name="T19">ted </text:span><text:span text:style-name="T19">an</text:span><text:span text:style-name="T19">d </text:span><text:span text:style-name="T19">visi</text:span><text:span text:style-name="T19">ble </text:span><text:span text:style-name="T19">fro</text:span><text:span text:style-name="T19">m </text:span><text:span text:style-name="T19">the </text:span><text:span text:style-name="T19">out</text:span><text:span text:style-name="T19">sid</text:span><text:span text:style-name="T19">e </text:span><text:span text:style-name="T19">(ou</text:span><text:span text:style-name="T19">ter </text:span><text:span text:style-name="T19">opt</text:span><text:span text:style-name="T19">ion</text:span><text:span text:style-name="T19">s).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CORE" draw:style-name="dp3" draw:master-page-name="Interieur">
        <office:forms form:automatic-focus="false" form:apply-design-mode="false"/>
        <draw:frame draw:name="Espace réservé du texte 9" presentation:style-name="pr7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OSCORE: The Mechanics</text:span></text:p>
              </text:list-item>
            </text:list>
          </draw:text-box>
        </draw:frame>
        <draw:custom-shape draw:name="Rectangle 10" draw:style-name="gr61" draw:text-style-name="P36" draw:layer="layout" svg:width="2.199cm" svg:height="1.999cm" svg:x="1.988cm" svg:y="8.744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9cm" svg:y="8.744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6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1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8cm" svg:y="9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6cm" svg:y="9.6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6cm" svg:y="9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5cm" svg:y="9.57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1cm" svg:y="9.625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7cm" svg:y="9.624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style-name="gr35" draw:text-style-name="P41" draw:layer="layout" svg:width="2.794cm" svg:height="1.673cm" svg:x="1.676cm" svg:y="4.677cm">
          <draw:text-box>
            <text:p><text:span text:style-name="T3">Securit</text:span><text:span text:style-name="T3">y </text:span><text:span text:style-name="T3">Contex</text:span><text:span text:style-name="T3">t</text:span></text:p>
          </draw:text-box>
        </draw:frame>
        <draw:frame draw:style-name="gr35" draw:text-style-name="P41" draw:layer="layout" svg:width="2.794cm" svg:height="1.673cm" svg:x="21.082cm" svg:y="4.677cm">
          <draw:text-box>
            <text:p><text:span text:style-name="T3">Securit</text:span><text:span text:style-name="T3">y </text:span><text:span text:style-name="T3">Contex</text:span><text:span text:style-name="T3">t</text:span></text:p>
          </draw:text-box>
        </draw:frame>
        <draw:custom-shape draw:style-name="gr69" draw:text-style-name="P28" draw:layer="layout" svg:width="1.532cm" svg:height="0.762cm" draw:transform="skewX (0.015707963267949) rotate (-1.5707963267949) translate (3.402cm 6.91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2cm 6.9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1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1" draw:text-style-name="P15" draw:layer="layout" svg:width="20.988cm" svg:height="1.011cm" svg:x="2.634cm" svg:y="4.99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6.032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7.048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8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0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</text:span><text:span text:style-name="T26">r </text:span><text:span text:style-name="T26">CoA</text:span><text:span text:style-name="T26">p </text:span><text:span text:style-name="T26">relat</text:span><text:span text:style-name="T26">ivem</text:span><text:span text:style-name="T26">ent </text:span><text:span text:style-name="T26">CoA</text:span><text:span text:style-name="T26">P, </text:span><text:span text:style-name="T26">dan</text:span><text:span text:style-name="T26">s </text:span><text:span text:style-name="T26">lequ</text:span><text:span text:style-name="T26">el </text:span><text:span text:style-name="T26">vou</text:span><text:span text:style-name="T26">s </text:span><text:span text:style-name="T26">allez </text:span><text:span text:style-name="T26">avoi</text:span><text:span text:style-name="T26">r les </text:span><text:span text:style-name="T26">vers</text:span><text:span text:style-name="T26">ions </text:span><text:span text:style-name="T26">ou </text:span><text:span text:style-name="T26">autr</text:span><text:span text:style-name="T26">e. </text:span><text:span text:style-name="T26">On </text:span><text:span text:style-name="T26">ne </text:span><text:span text:style-name="T26">va </text:span><text:span text:style-name="T26">pas </text:span><text:span text:style-name="T26">rentr</text:span><text:span text:style-name="T26">er </text:span><text:span text:style-name="T26">dan</text:span><text:span text:style-name="T26">s les </text:span><text:span text:style-name="T26">déta</text:span><text:span text:style-name="T26">ils. </text:span></text:p>
              <text:p text:style-name="P42"><text:span text:style-name="T26">Obser</text:span><text:span text:style-name="T26">vez </text:span><text:span text:style-name="T26">qu’ic</text:span><text:span text:style-name="T26">i </text:span><text:span text:style-name="T26">cep</text:span><text:span text:style-name="T26">end</text:span><text:span text:style-name="T26">ant </text:span><text:span text:style-name="T26">vou</text:span><text:span text:style-name="T26">s </text:span><text:span text:style-name="T26">ave</text:span><text:span text:style-name="T26">z un </text:span><text:span text:style-name="T26">cod</text:span><text:span text:style-name="T26">e, </text:span><text:span text:style-name="T26">qui </text:span><text:span text:style-name="T26">tient </text:span><text:span text:style-name="T26">sur </text:span><text:span text:style-name="T26">1 </text:span><text:span text:style-name="T26">octe</text:span><text:span text:style-name="T26">t, </text:span><text:span text:style-name="T26">repr</text:span><text:span text:style-name="T26">ése</text:span><text:span text:style-name="T26">nte </text:span><text:span text:style-name="T26">diffé</text:span><text:span text:style-name="T26">rent</text:span><text:span text:style-name="T26">e </text:span><text:span text:style-name="T26">vale</text:span><text:span text:style-name="T26">ur. </text:span></text:p>
              <text:p text:style-name="P42"><text:span text:style-name="T26">Vous </text:span><text:span text:style-name="T26">con</text:span><text:span text:style-name="T26">nais</text:span><text:span text:style-name="T26">sez </text:span><text:span text:style-name="T26">tous </text:span><text:span text:style-name="T26">l’err</text:span><text:span text:style-name="T26">eur </text:span><text:span text:style-name="T26">404 </text:span><text:span text:style-name="T26">en </text:span><text:span text:style-name="T26">HTT</text:span><text:span text:style-name="T26">P = </text:span><text:span text:style-name="T26">3 </text:span><text:span text:style-name="T26">cara</text:span><text:span text:style-name="T26">ctèr</text:span><text:span text:style-name="T26">e / </text:span><text:span text:style-name="T26">ici </text:span><text:span text:style-name="T26">en </text:span><text:span text:style-name="T26">CoA</text:span><text:span text:style-name="T26">P il </text:span><text:span text:style-name="T26">tient </text:span><text:span text:style-name="T26">sur </text:span><text:span text:style-name="T26">un </text:span><text:span text:style-name="T26">seul</text:span><text:span text:style-name="T26">. Il y </text:span><text:span text:style-name="T26">a </text:span><text:span text:style-name="T26">don</text:span><text:span text:style-name="T26">c </text:span><text:span text:style-name="T26">plein </text:span><text:span text:style-name="T26">d’as</text:span><text:span text:style-name="T26">tuce</text:span><text:span text:style-name="T26">s </text:span><text:span text:style-name="T26">qui </text:span><text:span text:style-name="T26">font </text:span><text:span text:style-name="T26">que </text:span><text:span text:style-name="T26">la </text:span><text:span text:style-name="T26">repr</text:span><text:span text:style-name="T26">ése</text:span><text:span text:style-name="T26">ntati</text:span><text:span text:style-name="T26">on </text:span><text:span text:style-name="T26">est </text:span><text:span text:style-name="T26">com</text:span><text:span text:style-name="T26">pati</text:span><text:span text:style-name="T26">ble </text:span><text:span text:style-name="T26">ave</text:span><text:span text:style-name="T26">c </text:span><text:span text:style-name="T26">HTT</text:span><text:span text:style-name="T26">P </text:span><text:span text:style-name="T26">mais </text:span><text:span text:style-name="T26">plus </text:span><text:span text:style-name="T26">com</text:span><text:span text:style-name="T26">pact</text:span><text:span text:style-name="T26">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1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10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2cm" svg:y="6.1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7" draw:layer="layout" svg:width="2.366cm" svg:height="1.39cm" svg:x="-0.08cm" svg:y="6.369cm">
          <draw:text-box>
            <text:p text:style-name="P4"><text:span text:style-name="T18">Outer </text:span><text:span text:style-name="T18">options</text:span></text:p>
          </draw:text-box>
        </draw:frame>
        <draw:frame draw:style-name="gr80" draw:text-style-name="P47" draw:layer="layout" svg:width="2.366cm" svg:height="1.427cm" svg:x="0.287cm" svg:y="4.826cm">
          <draw:text-box>
            <text:p text:style-name="P4"><text:span text:style-name="T18">Inner </text:span><text:span text:style-name="T18">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1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</text:span><text:span text:style-name="T26">r </text:span><text:span text:style-name="T26">CoA</text:span><text:span text:style-name="T26">p </text:span><text:span text:style-name="T26">relat</text:span><text:span text:style-name="T26">ivem</text:span><text:span text:style-name="T26">ent </text:span><text:span text:style-name="T26">CoA</text:span><text:span text:style-name="T26">P, </text:span><text:span text:style-name="T26">dan</text:span><text:span text:style-name="T26">s </text:span><text:span text:style-name="T26">lequ</text:span><text:span text:style-name="T26">el </text:span><text:span text:style-name="T26">vou</text:span><text:span text:style-name="T26">s </text:span><text:span text:style-name="T26">allez </text:span><text:span text:style-name="T26">avoi</text:span><text:span text:style-name="T26">r les </text:span><text:span text:style-name="T26">vers</text:span><text:span text:style-name="T26">ions </text:span><text:span text:style-name="T26">ou </text:span><text:span text:style-name="T26">autr</text:span><text:span text:style-name="T26">e. </text:span><text:span text:style-name="T26">On </text:span><text:span text:style-name="T26">ne </text:span><text:span text:style-name="T26">va </text:span><text:span text:style-name="T26">pas </text:span><text:span text:style-name="T26">rentr</text:span><text:span text:style-name="T26">er </text:span><text:span text:style-name="T26">dan</text:span><text:span text:style-name="T26">s les </text:span><text:span text:style-name="T26">déta</text:span><text:span text:style-name="T26">ils. </text:span></text:p>
              <text:p text:style-name="P42"><text:span text:style-name="T26">Obser</text:span><text:span text:style-name="T26">vez </text:span><text:span text:style-name="T26">qu’ic</text:span><text:span text:style-name="T26">i </text:span><text:span text:style-name="T26">cep</text:span><text:span text:style-name="T26">end</text:span><text:span text:style-name="T26">ant </text:span><text:span text:style-name="T26">vou</text:span><text:span text:style-name="T26">s </text:span><text:span text:style-name="T26">ave</text:span><text:span text:style-name="T26">z un </text:span><text:span text:style-name="T26">cod</text:span><text:span text:style-name="T26">e, </text:span><text:span text:style-name="T26">qui </text:span><text:span text:style-name="T26">tient </text:span><text:span text:style-name="T26">sur </text:span><text:span text:style-name="T26">1 </text:span><text:span text:style-name="T26">octe</text:span><text:span text:style-name="T26">t, </text:span><text:span text:style-name="T26">repr</text:span><text:span text:style-name="T26">ése</text:span><text:span text:style-name="T26">nte </text:span><text:span text:style-name="T26">diffé</text:span><text:span text:style-name="T26">rent</text:span><text:span text:style-name="T26">e </text:span><text:span text:style-name="T26">vale</text:span><text:span text:style-name="T26">ur. </text:span></text:p>
              <text:p text:style-name="P42"><text:span text:style-name="T26">Vous </text:span><text:span text:style-name="T26">con</text:span><text:span text:style-name="T26">nais</text:span><text:span text:style-name="T26">sez </text:span><text:span text:style-name="T26">tous </text:span><text:span text:style-name="T26">l’err</text:span><text:span text:style-name="T26">eur </text:span><text:span text:style-name="T26">404 </text:span><text:span text:style-name="T26">en </text:span><text:span text:style-name="T26">HTT</text:span><text:span text:style-name="T26">P = </text:span><text:span text:style-name="T26">3 </text:span><text:span text:style-name="T26">cara</text:span><text:span text:style-name="T26">ctèr</text:span><text:span text:style-name="T26">e / </text:span><text:span text:style-name="T26">ici </text:span><text:span text:style-name="T26">en </text:span><text:span text:style-name="T26">CoA</text:span><text:span text:style-name="T26">P il </text:span><text:span text:style-name="T26">tient </text:span><text:span text:style-name="T26">sur </text:span><text:span text:style-name="T26">un </text:span><text:span text:style-name="T26">seul</text:span><text:span text:style-name="T26">. Il y </text:span><text:span text:style-name="T26">a </text:span><text:span text:style-name="T26">don</text:span><text:span text:style-name="T26">c </text:span><text:span text:style-name="T26">plein </text:span><text:span text:style-name="T26">d’as</text:span><text:span text:style-name="T26">tuce</text:span><text:span text:style-name="T26">s </text:span><text:span text:style-name="T26">qui </text:span><text:span text:style-name="T26">font </text:span><text:span text:style-name="T26">que </text:span><text:span text:style-name="T26">la </text:span><text:span text:style-name="T26">repr</text:span><text:span text:style-name="T26">ése</text:span><text:span text:style-name="T26">ntati</text:span><text:span text:style-name="T26">on </text:span><text:span text:style-name="T26">est </text:span><text:span text:style-name="T26">com</text:span><text:span text:style-name="T26">pati</text:span><text:span text:style-name="T26">ble </text:span><text:span text:style-name="T26">ave</text:span><text:span text:style-name="T26">c </text:span><text:span text:style-name="T26">HTT</text:span><text:span text:style-name="T26">P </text:span><text:span text:style-name="T26">mais </text:span><text:span text:style-name="T26">plus </text:span><text:span text:style-name="T26">com</text:span><text:span text:style-name="T26">pact</text:span><text:span text:style-name="T26">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1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8" draw:layer="layout" svg:width="20.988cm" svg:height="1.04cm" svg:x="2.634cm" svg:y="4.9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5.168cm" svg:height="0.75cm" svg:x="7.968cm" svg:y="3.20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8" draw:layer="layout" svg:width="18.626cm" svg:height="1.011cm" svg:x="2.658cm" svg:y="9.217cm">
          <text:p/>
          <draw:enhanced-geometry svg:viewBox="0 0 21600 21600" draw:type="rectangle" draw:enhanced-path="M 0 0 L 21600 0 21600 21600 0 21600 0 0 Z N"/>
        </draw:custom-shape>
        <draw:frame draw:name="Espace réservé du texte 9" presentation:style-name="pr11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3cm" svg:y="6.12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9" draw:layer="layout" svg:width="2.366cm" svg:height="1.39cm" svg:x="-0.079cm" svg:y="6.37cm">
          <draw:text-box>
            <text:p text:style-name="P4"><text:span text:style-name="T18">Outer </text:span><text:span text:style-name="T18">options</text:span></text:p>
          </draw:text-box>
        </draw:frame>
        <draw:frame draw:style-name="gr80" draw:text-style-name="P5" draw:layer="layout" svg:width="2.366cm" svg:height="1.427cm" svg:x="0.288cm" svg:y="4.827cm">
          <draw:text-box>
            <text:p text:style-name="P4"><text:span text:style-name="T18">Inner </text:span><text:span text:style-name="T18">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2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</text:span><text:span text:style-name="T26">r </text:span><text:span text:style-name="T26">CoA</text:span><text:span text:style-name="T26">p </text:span><text:span text:style-name="T26">relat</text:span><text:span text:style-name="T26">ivem</text:span><text:span text:style-name="T26">ent </text:span><text:span text:style-name="T26">CoA</text:span><text:span text:style-name="T26">P, </text:span><text:span text:style-name="T26">dan</text:span><text:span text:style-name="T26">s </text:span><text:span text:style-name="T26">lequ</text:span><text:span text:style-name="T26">el </text:span><text:span text:style-name="T26">vou</text:span><text:span text:style-name="T26">s </text:span><text:span text:style-name="T26">allez </text:span><text:span text:style-name="T26">avoi</text:span><text:span text:style-name="T26">r les </text:span><text:span text:style-name="T26">vers</text:span><text:span text:style-name="T26">ions </text:span><text:span text:style-name="T26">ou </text:span><text:span text:style-name="T26">autr</text:span><text:span text:style-name="T26">e. </text:span><text:span text:style-name="T26">On </text:span><text:span text:style-name="T26">ne </text:span><text:span text:style-name="T26">va </text:span><text:span text:style-name="T26">pas </text:span><text:span text:style-name="T26">rentr</text:span><text:span text:style-name="T26">er </text:span><text:span text:style-name="T26">dan</text:span><text:span text:style-name="T26">s les </text:span><text:span text:style-name="T26">déta</text:span><text:span text:style-name="T26">ils. </text:span></text:p>
              <text:p text:style-name="P42"><text:span text:style-name="T26">Obser</text:span><text:span text:style-name="T26">vez </text:span><text:span text:style-name="T26">qu’ic</text:span><text:span text:style-name="T26">i </text:span><text:span text:style-name="T26">cep</text:span><text:span text:style-name="T26">end</text:span><text:span text:style-name="T26">ant </text:span><text:span text:style-name="T26">vou</text:span><text:span text:style-name="T26">s </text:span><text:span text:style-name="T26">ave</text:span><text:span text:style-name="T26">z un </text:span><text:span text:style-name="T26">cod</text:span><text:span text:style-name="T26">e, </text:span><text:span text:style-name="T26">qui </text:span><text:span text:style-name="T26">tient </text:span><text:span text:style-name="T26">sur </text:span><text:span text:style-name="T26">1 </text:span><text:span text:style-name="T26">octe</text:span><text:span text:style-name="T26">t, </text:span><text:span text:style-name="T26">repr</text:span><text:span text:style-name="T26">ése</text:span><text:span text:style-name="T26">nte </text:span><text:span text:style-name="T26">diffé</text:span><text:span text:style-name="T26">rent</text:span><text:span text:style-name="T26">e </text:span><text:span text:style-name="T26">vale</text:span><text:span text:style-name="T26">ur. </text:span></text:p>
              <text:p text:style-name="P42"><text:span text:style-name="T26">Vous </text:span><text:span text:style-name="T26">con</text:span><text:span text:style-name="T26">nais</text:span><text:span text:style-name="T26">sez </text:span><text:span text:style-name="T26">tous </text:span><text:span text:style-name="T26">l’err</text:span><text:span text:style-name="T26">eur </text:span><text:span text:style-name="T26">404 </text:span><text:span text:style-name="T26">en </text:span><text:span text:style-name="T26">HTT</text:span><text:span text:style-name="T26">P = </text:span><text:span text:style-name="T26">3 </text:span><text:span text:style-name="T26">cara</text:span><text:span text:style-name="T26">ctèr</text:span><text:span text:style-name="T26">e / </text:span><text:span text:style-name="T26">ici </text:span><text:span text:style-name="T26">en </text:span><text:span text:style-name="T26">CoA</text:span><text:span text:style-name="T26">P il </text:span><text:span text:style-name="T26">tient </text:span><text:span text:style-name="T26">sur </text:span><text:span text:style-name="T26">un </text:span><text:span text:style-name="T26">seul</text:span><text:span text:style-name="T26">. Il y </text:span><text:span text:style-name="T26">a </text:span><text:span text:style-name="T26">don</text:span><text:span text:style-name="T26">c </text:span><text:span text:style-name="T26">plein </text:span><text:span text:style-name="T26">d’as</text:span><text:span text:style-name="T26">tuce</text:span><text:span text:style-name="T26">s </text:span><text:span text:style-name="T26">qui </text:span><text:span text:style-name="T26">font </text:span><text:span text:style-name="T26">que </text:span><text:span text:style-name="T26">la </text:span><text:span text:style-name="T26">repr</text:span><text:span text:style-name="T26">ése</text:span><text:span text:style-name="T26">ntati</text:span><text:span text:style-name="T26">on </text:span><text:span text:style-name="T26">est </text:span><text:span text:style-name="T26">com</text:span><text:span text:style-name="T26">pati</text:span><text:span text:style-name="T26">ble </text:span><text:span text:style-name="T26">ave</text:span><text:span text:style-name="T26">c </text:span><text:span text:style-name="T26">HTT</text:span><text:span text:style-name="T26">P </text:span><text:span text:style-name="T26">mais </text:span><text:span text:style-name="T26">plus </text:span><text:span text:style-name="T26">com</text:span><text:span text:style-name="T26">pact</text:span><text:span text:style-name="T26">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1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79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84" draw:text-style-name="P50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53cm" svg:y="8.147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85" draw:text-style-name="P15" draw:layer="layout" svg:width="18.626cm" svg:height="3.224cm" svg:x="2.653cm" svg:y="9.222cm">
          <text:p text:style-name="P13"><text:span text:style-name="T10">(to be filled with encrypted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34cm" svg:y="5.021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6.101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27" draw:layer="layout" svg:width="3.048cm" svg:height="0.762cm" svg:x="9.144cm" svg:y="3.17cm">
          <draw:text-box>
            <text:p><text:span text:style-name="T15">POST/FET</text:span><text:span text:style-name="T15">CH</text:span></text:p>
          </draw:text-box>
        </draw:frame>
        <draw:frame draw:name="Espace réservé du texte 9" presentation:style-name="pr12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Prepare target OSCORE message</text:span></text:p>
              </text:list-item>
            </text:list>
          </draw:text-box>
        </draw:frame>
        <draw:custom-shape draw:style-name="gr34" draw:text-style-name="P10" draw:layer="layout" svg:width="0.254cm" svg:height="2.286cm" svg:x="2.032cm" svg:y="4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7.366cm)">
          <draw:text-box>
            <text:p text:style-name="P28">Outer options</text:p>
          </draw:text-box>
        </draw:frame>
        <draw:custom-shape draw:style-name="gr88" draw:text-style-name="P10" draw:layer="layout" svg:width="0.254cm" svg:height="3.103cm" svg:x="2.033cm" svg:y="9.3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12.282cm)">
          <draw:text-box>
            <text:p text:style-name="P28">Inner options</text:p>
          </draw:text-box>
        </draw:frame>
        <draw:custom-shape draw:name="Shape 895" draw:style-name="gr89" draw:text-style-name="P51" draw:layer="layout" svg:width="10.555cm" svg:height="1.011cm" svg:x="2.653cm" svg:y="7.112cm">
          <text:p text:style-name="P13"><text:span text:style-name="T10">Object Security Option (OS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3" presentation:class="page"/>
          <draw:frame draw:name="Espace réservé des notes 2" presentation:style-name="pr9" draw:text-style-name="P52" draw:layer="layout" svg:width="15.239cm" svg:height="11.429cm" svg:x="1.905cm" svg:y="12.065cm" presentation:class="notes" presentation:user-transformed="true">
            <draw:text-box>
              <text:p text:style-name="P42"><text:span text:style-name="T26">Heade</text:span><text:span text:style-name="T26">r </text:span><text:span text:style-name="T26">CoA</text:span><text:span text:style-name="T26">p </text:span><text:span text:style-name="T26">relat</text:span><text:span text:style-name="T26">ivem</text:span><text:span text:style-name="T26">ent </text:span><text:span text:style-name="T26">CoA</text:span><text:span text:style-name="T26">P, </text:span><text:span text:style-name="T26">dan</text:span><text:span text:style-name="T26">s </text:span><text:span text:style-name="T26">lequ</text:span><text:span text:style-name="T26">el </text:span><text:span text:style-name="T26">vou</text:span><text:span text:style-name="T26">s </text:span><text:span text:style-name="T26">allez </text:span><text:span text:style-name="T26">avoi</text:span><text:span text:style-name="T26">r les </text:span><text:span text:style-name="T26">vers</text:span><text:span text:style-name="T26">ions </text:span><text:span text:style-name="T26">ou </text:span><text:span text:style-name="T26">autr</text:span><text:span text:style-name="T26">e. </text:span><text:span text:style-name="T26">On </text:span><text:span text:style-name="T26">ne </text:span><text:span text:style-name="T26">va </text:span><text:span text:style-name="T26">pas </text:span><text:span text:style-name="T26">rentr</text:span><text:span text:style-name="T26">er </text:span><text:span text:style-name="T26">dan</text:span><text:span text:style-name="T26">s les </text:span><text:span text:style-name="T26">déta</text:span><text:span text:style-name="T26">ils. </text:span></text:p>
              <text:p text:style-name="P42"><text:span text:style-name="T26">Obser</text:span><text:span text:style-name="T26">vez </text:span><text:span text:style-name="T26">qu’ic</text:span><text:span text:style-name="T26">i </text:span><text:span text:style-name="T26">cep</text:span><text:span text:style-name="T26">end</text:span><text:span text:style-name="T26">ant </text:span><text:span text:style-name="T26">vou</text:span><text:span text:style-name="T26">s </text:span><text:span text:style-name="T26">ave</text:span><text:span text:style-name="T26">z un </text:span><text:span text:style-name="T26">cod</text:span><text:span text:style-name="T26">e, </text:span><text:span text:style-name="T26">qui </text:span><text:span text:style-name="T26">tient </text:span><text:span text:style-name="T26">sur </text:span><text:span text:style-name="T26">1 </text:span><text:span text:style-name="T26">octe</text:span><text:span text:style-name="T26">t, </text:span><text:span text:style-name="T26">repr</text:span><text:span text:style-name="T26">ése</text:span><text:span text:style-name="T26">nte </text:span><text:span text:style-name="T26">diffé</text:span><text:span text:style-name="T26">rent</text:span><text:span text:style-name="T26">e </text:span><text:span text:style-name="T26">vale</text:span><text:span text:style-name="T26">ur. </text:span></text:p>
              <text:p text:style-name="P42"><text:span text:style-name="T26">Vous </text:span><text:span text:style-name="T26">con</text:span><text:span text:style-name="T26">nais</text:span><text:span text:style-name="T26">sez </text:span><text:span text:style-name="T26">tous </text:span><text:span text:style-name="T26">l’err</text:span><text:span text:style-name="T26">eur </text:span><text:span text:style-name="T26">404 </text:span><text:span text:style-name="T26">en </text:span><text:span text:style-name="T26">HTT</text:span><text:span text:style-name="T26">P = </text:span><text:span text:style-name="T26">3 </text:span><text:span text:style-name="T26">cara</text:span><text:span text:style-name="T26">ctèr</text:span><text:span text:style-name="T26">e / </text:span><text:span text:style-name="T26">ici </text:span><text:span text:style-name="T26">en </text:span><text:span text:style-name="T26">CoA</text:span><text:span text:style-name="T26">P il </text:span><text:span text:style-name="T26">tient </text:span><text:span text:style-name="T26">sur </text:span><text:span text:style-name="T26">un </text:span><text:span text:style-name="T26">seul</text:span><text:span text:style-name="T26">. Il y </text:span><text:span text:style-name="T26">a </text:span><text:span text:style-name="T26">don</text:span><text:span text:style-name="T26">c </text:span><text:span text:style-name="T26">plein </text:span><text:span text:style-name="T26">d’as</text:span><text:span text:style-name="T26">tuce</text:span><text:span text:style-name="T26">s </text:span><text:span text:style-name="T26">qui </text:span><text:span text:style-name="T26">font </text:span><text:span text:style-name="T26">que </text:span><text:span text:style-name="T26">la </text:span><text:span text:style-name="T26">repr</text:span><text:span text:style-name="T26">ése</text:span><text:span text:style-name="T26">ntati</text:span><text:span text:style-name="T26">on </text:span><text:span text:style-name="T26">est </text:span><text:span text:style-name="T26">com</text:span><text:span text:style-name="T26">pati</text:span><text:span text:style-name="T26">ble </text:span><text:span text:style-name="T26">ave</text:span><text:span text:style-name="T26">c </text:span><text:span text:style-name="T26">HTT</text:span><text:span text:style-name="T26">P </text:span><text:span text:style-name="T26">mais </text:span><text:span text:style-name="T26">plus </text:span><text:span text:style-name="T26">com</text:span><text:span text:style-name="T26">pact</text:span><text:span text:style-name="T26">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Titre_20_seul" presentation:presentation-page-layout-name="AL2T19">
        <office:forms form:automatic-focus="false" form:apply-design-mode="false"/>
        <draw:frame presentation:style-name="pr13" draw:layer="layout" svg:width="20.088cm" svg:height="1.249cm" svg:x="1.1cm" svg:y="0cm" presentation:class="title">
          <draw:text-box>
            <text:p>OSCORE Plaintext</text:p>
          </draw:text-box>
        </draw:frame>
        <draw:custom-shape draw:name="Shape 895" draw:style-name="gr90" draw:text-style-name="P44" draw:layer="layout" svg:width="17.178cm" svg:height="1.011cm" svg:x="1.464cm" svg:y="4.514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1" draw:text-style-name="P21" draw:layer="layout" svg:width="5.225cm" svg:height="0.903cm" svg:x="1.464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2" draw:text-style-name="P18" draw:layer="layout" svg:width="0.001cm" svg:height="0.114cm" svg:x="2.73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92" draw:text-style-name="P18" draw:layer="layout" svg:width="0.005cm" svg:height="0.113cm" svg:x="3.402cm" svg:y="4.29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2.095cm" svg:y="4.1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2" draw:text-style-name="P18" draw:layer="layout" svg:width="0.001cm" svg:height="0.114cm" svg:x="4.734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2" draw:text-style-name="P18" draw:layer="layout" svg:width="0.001cm" svg:height="0.114cm" svg:x="5.40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2" draw:text-style-name="P18" draw:layer="layout" svg:width="0.001cm" svg:height="0.114cm" svg:x="4.093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6.062cm" svg:y="4.114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" draw:text-style-name="P53" draw:layer="layout" svg:width="4.318cm" svg:height="0.962cm" svg:x="2.371cm" svg:y="3.456cm">
          <draw:text-box>
            <text:p><text:span text:style-name="T27">CoAP </text:span><text:span text:style-name="T27">Code</text:span></text:p>
          </draw:text-box>
        </draw:frame>
        <draw:custom-shape draw:style-name="gr93" draw:text-style-name="P54" draw:layer="layout" svg:width="5.24cm" svg:height="1.079cm" svg:x="1.464cm" svg:y="5.525cm">
          <text:p text:style-name="P28"><text:span text:style-name="T4">FF</text:span></text:p>
          <draw:enhanced-geometry svg:viewBox="0 0 21600 21600" draw:type="rectangle" draw:enhanced-path="M 0 0 L 21600 0 21600 21600 0 21600 0 0 Z N"/>
        </draw:custom-shape>
        <draw:custom-shape draw:style-name="gr94" draw:text-style-name="P56" draw:layer="layout" svg:width="13.368cm" svg:height="1.27cm" svg:x="1.464cm" svg:y="6.604cm">
          <text:p text:style-name="P55"><text:span text:style-name="T2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95" draw:text-style-name="P10" draw:layer="layout" svg:width="0.254cm" svg:height="5.588cm" draw:transform="rotate (-1.5707963267949) translate (6.858cm 3.302cm)">
          <text:p/>
          <draw:enhanced-geometry svg:viewBox="0 0 21600 21600" draw:glue-points="21600 0 0 10800 21600 21600" draw:text-areas="6350 ?f3 21600 ?f4" draw:type="left-bracket" draw:modifiers="1159.42028985507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7" draw:layer="layout" svg:width="4.064cm" svg:height="0.962cm" svg:x="2.386cm" svg:y="2.34cm">
          <draw:text-box>
            <text:p><text:span text:style-name="T4">First </text:span><text:span text:style-name="T4">byte</text:span></text:p>
          </draw:text-box>
        </draw:frame>
        <draw:custom-shape draw:style-name="gr96" draw:text-style-name="P29" draw:layer="layout" svg:width="4.37cm" svg:height="2.938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7.604cm" svg:y="10.14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9.38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7.604cm" svg:y="11.4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9.547cm" svg:y="9.506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9.869cm" svg:y="10.14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7.604cm" svg:y="10.783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2.684cm" svg:y1="11.03cm" svg:x2="13.7cm" svg:y2="11.03cm">
          <text:p/>
        </draw:line>
        <draw:custom-shape draw:style-name="gr96" draw:text-style-name="P29" draw:layer="layout" svg:width="4.37cm" svg:height="2.938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15.73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13.192cm" svg:y="12.04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16.219cm" svg:y="10.14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13.954cm" svg:y="10.145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9.034cm" svg:y1="11.03cm" svg:x2="20.05cm" svg:y2="11.03cm">
          <text:p/>
        </draw:line>
        <draw:custom-shape draw:style-name="gr100" draw:text-style-name="P58" draw:layer="layout" svg:width="2.427cm" svg:height="0.639cm" svg:x="20.304cm" svg:y="9.883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4" draw:text-style-name="P54" draw:layer="layout" svg:width="1.778cm" svg:height="0.762cm" svg:x="20.304cm" svg:y="10.522cm">
          <text:p text:style-name="P28"><text:span text:style-name="T18">FF</text:span></text:p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20.304cm" svg:y="11.27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8.62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7.604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16.241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13.955cm" svg:y="8.86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16.861cm" svg:y="9.121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1.27cm" svg:height="0.639cm" svg:x="14.971cm" svg:y="8.86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14.716cm" svg:y="8.4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20.304cm" svg:y="9.244cm">
          <text:p/>
          <draw:enhanced-geometry svg:viewBox="0 0 21600 21600" draw:type="rectangle" draw:enhanced-path="M 0 0 L 21600 0 21600 21600 0 21600 0 0 Z N"/>
        </draw:custom-shape>
        <draw:frame draw:style-name="gr109" draw:text-style-name="P8" draw:layer="layout" svg:width="6.858cm" svg:height="2.759cm" svg:x="0.554cm" svg:y="9.144cm">
          <draw:text-box>
            <text:p><text:span text:style-name="T29">Options </text:span><text:span text:style-name="T29">are </text:span><text:span text:style-name="T29">reorder</text:span><text:span text:style-name="T29">ed and </text:span><text:span text:style-name="T29">re-</text:span><text:span text:style-name="T29">compre</text:span><text:span text:style-name="T29">ssed </text:span><text:span text:style-name="T29">with </text:span><text:span text:style-name="T29">delta </text:span><text:span text:style-name="T29">encodin</text:span><text:span text:style-name="T29">g as per </text:span><text:span text:style-name="T29">CoAP</text:span></text:p>
          </draw:text-box>
        </draw:frame>
        <draw:custom-shape draw:style-name="gr103" draw:text-style-name="P58" draw:layer="layout" svg:width="1.78cm" svg:height="0.64cm" svg:x="22.731cm" svg:y="9.882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1.78cm" svg:height="0.647cm" svg:x="13.954cm" svg:y="10.78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13.716cm" svg:y="10.414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7cm" svg:height="11.136cm" svg:x="0.601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>
        <office:forms form:automatic-focus="false" form:apply-design-mode="false"/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presentation:style-name="pr3" draw:layer="layout" svg:width="20.088cm" svg:height="1.249cm" svg:x="1.1cm" svg:y="0.001cm" presentation:class="title" presentation:user-transformed="true">
          <draw:text-box>
            <text:p>Security Context</text:p>
          </draw:text-box>
        </draw:frame>
        <draw:custom-shape draw:name="Rectangle 10" draw:style-name="gr61" draw:text-style-name="P36" draw:layer="layout" svg:width="2.199cm" svg:height="1.999cm" svg:x="1.987cm" svg:y="8.765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8cm" svg:y="8.765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5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099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7cm" svg:y="9.7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5cm" svg:y="9.6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5cm" svg:y="9.6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4cm" svg:y="9.591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cm" svg:y="9.646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6cm" svg:y="9.645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3.401cm 6.9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1cm 6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1" draw:text-style-name="P8" draw:layer="layout" svg:width="5.334cm" svg:height="1.016cm" svg:x="0.708cm" svg:y="2.278cm">
          <draw:text-box>
            <text:p>Sender-side ctx</text:p>
          </draw:text-box>
        </draw:frame>
        <draw:frame draw:style-name="gr35" draw:text-style-name="P8" draw:layer="layout" svg:width="5.784cm" svg:height="1.673cm" svg:x="19.558cm" svg:y="2.278cm">
          <draw:text-box>
            <text:p>Recipient-side ctx</text:p>
          </draw:text-box>
        </draw:frame>
        <draw:path draw:style-name="gr112" draw:text-style-name="P10" draw:layer="layout" svg:width="5.043cm" svg:height="2.647cm" draw:transform="skewX (0.257785130519562) rotate (1.00199352356994) translate (5.334cm 5.334cm)" svg:viewBox="0 0 5044 2648" svg:d="M0 0c2652 0 5044 2648 5044 2648">
          <text:p/>
        </draw:path>
        <draw:path draw:style-name="gr112" draw:text-style-name="P10" draw:layer="layout" svg:width="5.126cm" svg:height="2.749cm" draw:transform="skewX (-0.205948851735331) rotate (-0.977035315266427) translate (17.1976988794787cm 1.03344757026569cm)" svg:viewBox="0 0 5127 2750" svg:d="M5127 0c-2696 0-5127 2750-5127 2750">
          <text:p/>
        </draw:path>
        <draw:frame draw:style-name="gr2" draw:text-style-name="P49" draw:layer="layout" svg:width="6.096cm" svg:height="2.384cm" svg:x="9.652cm" svg:y="2.286cm">
          <draw:text-box>
            <text:p text:style-name="P28">Master Secret </text:p>
            <text:p text:style-name="P28">+</text:p>
            <text:p text:style-name="P28">Master Salt</text:p>
          </draw:text-box>
        </draw:frame>
        <draw:frame draw:style-name="gr4" draw:text-style-name="P41" draw:layer="layout" svg:width="2.904cm" svg:height="0.962cm" draw:transform="rotate (0.203854456632938) translate (1.141cm 4.014cm)">
          <draw:text-box>
            <text:p><text:span text:style-name="T30">Sender </text:span><text:span text:style-name="T30">ID</text:span></text:p>
          </draw:text-box>
        </draw:frame>
        <draw:frame draw:style-name="gr113" draw:text-style-name="P41" draw:layer="layout" svg:width="3.336cm" svg:height="0.839cm" draw:transform="rotate (-0.0949459113084912) translate (2.104cm 4.284cm)">
          <draw:text-box>
            <text:p><text:span text:style-name="T30">Sender </text:span><text:span text:style-name="T30">key</text:span></text:p>
          </draw:text-box>
        </draw:frame>
        <draw:frame draw:style-name="gr114" draw:text-style-name="P41" draw:layer="layout" svg:width="4.183cm" svg:height="0.961cm" draw:transform="rotate (0.0891863247769102) translate (1.19cm 5.453cm)">
          <draw:text-box>
            <text:p><text:span text:style-name="T30">Sender </text:span><text:span text:style-name="T30">seqno</text:span></text:p>
          </draw:text-box>
        </draw:frame>
        <draw:frame draw:style-name="gr4" draw:text-style-name="P41" draw:layer="layout" svg:width="2.904cm" svg:height="0.962cm" draw:transform="rotate (0.203854456632938) translate (20.583cm 3.982cm)">
          <draw:text-box>
            <text:p><text:span text:style-name="T30">Recip ID</text:span></text:p>
          </draw:text-box>
        </draw:frame>
        <draw:frame draw:style-name="gr113" draw:text-style-name="P41" draw:layer="layout" svg:width="3.336cm" svg:height="0.839cm" draw:transform="rotate (-0.0949459113084912) translate (21.162cm 4.437cm)">
          <draw:text-box>
            <text:p><text:span text:style-name="T30">Recip </text:span><text:span text:style-name="T30">key</text:span></text:p>
          </draw:text-box>
        </draw:frame>
        <draw:frame draw:style-name="gr114" draw:text-style-name="P41" draw:layer="layout" svg:width="4.183cm" svg:height="0.961cm" draw:transform="rotate (0.0891863247769102) translate (20.32cm 5.636cm)">
          <draw:text-box>
            <text:p><text:span text:style-name="T30">Replay </text:span><text:span text:style-name="T30">window</text:span></text:p>
          </draw:text-box>
        </draw:frame>
        <draw:custom-shape draw:style-name="gr115" draw:text-style-name="P29" draw:layer="layout" svg:width="3.556cm" svg:height="2.286cm" svg:x="6.758cm" svg:y="5.33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13" draw:text-style-name="P8" draw:layer="layout" svg:width="3.402cm" svg:height="0.839cm" svg:x="6.858cm" svg:y="5.334cm">
          <draw:text-box>
            <text:p><text:span text:style-name="T31">OSC </text:span><text:span text:style-name="T31">Req.</text:span></text:p>
          </draw:text-box>
        </draw:frame>
        <draw:custom-shape draw:style-name="gr117" draw:text-style-name="P60" draw:layer="layout" svg:width="3.048cm" svg:height="0.508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9" draw:layer="layout" svg:width="3.556cm" svg:height="1.116cm" svg:x="16.256cm" svg:y="11.33cm">
          <text:p/>
          <draw:enhanced-geometry svg:viewBox="0 0 21600 21600" draw:type="rectangle" draw:enhanced-path="M 0 0 L 21600 0 21600 21600 0 21600 0 0 Z N"/>
        </draw:custom-shape>
        <draw:frame draw:style-name="gr80" draw:text-style-name="P8" draw:layer="layout" svg:width="3.402cm" svg:height="1.427cm" svg:x="16.41cm" svg:y="11.484cm">
          <draw:text-box>
            <text:p><text:span text:style-name="T31">OSC </text:span><text:span text:style-name="T31">Resp.</text:span></text:p>
          </draw:text-box>
        </draw:frame>
        <draw:custom-shape draw:style-name="gr119" draw:text-style-name="P58" draw:layer="layout" svg:width="3.048cm" svg:height="0.508cm" svg:x="16.51cm" svg:y="10.6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29" draw:layer="layout" svg:width="2.54cm" svg:height="0.762cm" svg:x="7.774cm" svg:y="6.096cm">
          <text:p text:style-name="P28"><text:span text:style-name="T18">Kid = SID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20" draw:text-style-name="P8" draw:layer="layout" svg:width="2.131cm" svg:height="0.878cm" svg:x="0.508cm" svg:y="7.112cm">
          <draw:text-box>
            <text:p><text:span text:style-name="T29">Token</text:span></text:p>
          </draw:text-box>
        </draw:frame>
        <draw:frame draw:style-name="gr120" draw:text-style-name="P8" draw:layer="layout" svg:width="2.131cm" svg:height="0.878cm" svg:x="22.701cm" svg:y="7.25cm">
          <draw:text-box>
            <text:p><text:span text:style-name="T29">S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</text:p>
          </draw:text-box>
        </draw:frame>
        <draw:frame draw:style-name="gr4" draw:text-style-name="P61" draw:layer="layout" svg:width="12.192cm" svg:height="0.962cm" svg:x="0.508cm" svg:y="2.286cm">
          <draw:text-box>
            <text:p><text:span text:style-name="T32">Pre-</text:span><text:span text:style-name="T32">establis</text:span><text:span text:style-name="T32">hed </text:span><text:span text:style-name="T32">parame</text:span><text:span text:style-name="T32">ters:</text:span></text:p>
          </draw:text-box>
        </draw:frame>
        <draw:frame draw:style-name="gr121" draw:text-style-name="P8" draw:layer="layout" svg:width="6.858cm" svg:height="2.079cm" svg:x="18.034cm" svg:y="2.493cm">
          <draw:text-box>
            <text:p><text:span text:style-name="T31">* the ‘?’ </text:span><text:span text:style-name="T31">indicates </text:span><text:span text:style-name="T31">optional </text:span><text:span text:style-name="T31">param. </text:span><text:span text:style-name="T31">Default </text:span><text:span text:style-name="T31">value is </text:span><text:span text:style-name="T31">assume</text:span><text:span text:style-name="T31">d if </text:span><text:span text:style-name="T31">absent</text:span></text:p>
          </draw:text-box>
        </draw:frame>
        <draw:frame draw:style-name="gr122" draw:text-style-name="P8" draw:layer="layout" svg:width="5.588cm" svg:height="3.695cm" svg:x="1.524cm" svg:y="3.671cm">
          <draw:text-box>
            <text:list text:style-name="L2">
              <text:list-item>
                <text:p text:style-name="P9"><text:span text:style-name="T5">Mast</text:span><text:span text:style-name="T5">er </text:span><text:span text:style-name="T5">Secr</text:span><text:span text:style-name="T5">et</text:span></text:p>
              </text:list-item>
              <text:list-item>
                <text:p text:style-name="P9"><text:span text:style-name="T5">? </text:span><text:span text:style-name="T5">Mast</text:span><text:span text:style-name="T5">er </text:span><text:span text:style-name="T5">Salt</text:span></text:p>
              </text:list-item>
              <text:list-item>
                <text:p text:style-name="P9"><text:span text:style-name="T5">Send</text:span><text:span text:style-name="T5">er ID</text:span></text:p>
              </text:list-item>
              <text:list-item>
                <text:p text:style-name="P9"><text:span text:style-name="T5">Reci</text:span><text:span text:style-name="T5">pient </text:span><text:span text:style-name="T5">ID</text:span></text:p>
              </text:list-item>
            </text:list>
          </draw:text-box>
        </draw:frame>
        <draw:frame draw:style-name="gr123" draw:text-style-name="P8" draw:layer="layout" svg:width="8.128cm" svg:height="3.495cm" svg:x="7.62cm" svg:y="3.671cm">
          <draw:text-box>
            <text:list text:style-name="L2">
              <text:list-item>
                <text:p text:style-name="P9"><text:span text:style-name="T5">? </text:span><text:span text:style-name="T5">AEA</text:span><text:span text:style-name="T5">D </text:span><text:span text:style-name="T5">Algor</text:span><text:span text:style-name="T5">ithm</text:span></text:p>
              </text:list-item>
              <text:list-item>
                <text:p text:style-name="P9"><text:span text:style-name="T5">? kdf</text:span></text:p>
              </text:list-item>
              <text:list-item>
                <text:p text:style-name="P9"><text:span text:style-name="T5">? </text:span><text:span text:style-name="T5">Repl</text:span><text:span text:style-name="T5">ay </text:span><text:span text:style-name="T5">Wind</text:span><text:span text:style-name="T5">ow </text:span><text:span text:style-name="T5">type </text:span><text:span text:style-name="T5">&amp; </text:span><text:span text:style-name="T5">size</text:span></text:p>
              </text:list-item>
            </text:list>
          </draw:text-box>
        </draw:frame>
        <draw:frame draw:style-name="gr4" draw:text-style-name="P61" draw:layer="layout" svg:width="12.192cm" svg:height="0.962cm" svg:x="0.508cm" svg:y="7.986cm">
          <draw:text-box>
            <text:p><text:span text:style-name="T32">Key &amp; </text:span><text:span text:style-name="T32">Comm</text:span><text:span text:style-name="T32">on IV </text:span><text:span text:style-name="T32">derivati</text:span><text:span text:style-name="T32">on:</text:span></text:p>
          </draw:text-box>
        </draw:frame>
        <draw:frame draw:style-name="gr4" draw:text-style-name="P8" draw:layer="layout" svg:width="13.462cm" svg:height="0.962cm" svg:x="5.272cm" svg:y="9.251cm">
          <draw:text-box>
            <text:p>key/IV = HKDF(salt, IKM, info, L)</text:p>
          </draw:text-box>
        </draw:frame>
        <draw:frame draw:style-name="gr4" draw:text-style-name="P8" draw:layer="layout" svg:width="3.81cm" svg:height="0.962cm" svg:x="6.288cm" svg:y="11.737cm">
          <draw:text-box>
            <text:p>Master Salt</text:p>
          </draw:text-box>
        </draw:frame>
        <draw:line draw:style-name="gr7" draw:text-style-name="P10" draw:layer="layout" svg:x1="9.336cm" svg:y1="11.737cm" svg:x2="10.352cm" svg:y2="10.213cm">
          <text:p/>
        </draw:line>
        <draw:frame draw:style-name="gr35" draw:text-style-name="P8" draw:layer="layout" svg:width="2.54cm" svg:height="1.673cm" svg:x="10.606cm" svg:y="11.842cm">
          <draw:text-box>
            <text:p>Master Secret</text:p>
          </draw:text-box>
        </draw:frame>
        <draw:line draw:style-name="gr7" draw:text-style-name="P10" draw:layer="layout" svg:x1="11.876cm" svg:y1="11.842cm" svg:x2="11.876cm" svg:y2="10.213cm">
          <text:p/>
        </draw:line>
        <draw:frame draw:style-name="gr124" draw:text-style-name="P8" draw:layer="layout" svg:width="6.35cm" svg:height="3.247cm" svg:x="13.97cm" svg:y="10.469cm">
          <draw:text-box>
            <text:p><text:span text:style-name="T31">[</text:span></text:p>
            <text:p><text:span text:style-name="T31">id = </text:span><text:span text:style-name="T31">SID / </text:span><text:span text:style-name="T31">RID / nil,</text:span></text:p>
            <text:p><text:span text:style-name="T31">type = </text:span><text:span text:style-name="T31">“key” / </text:span><text:span text:style-name="T31">“iv”,</text:span></text:p>
            <text:p><text:span text:style-name="T31">L = size </text:span><text:span text:style-name="T31">of key in </text:span><text:span text:style-name="T31">octets</text:span></text:p>
            <text:p><text:span text:style-name="T31">]</text:span></text:p>
          </draw:text-box>
        </draw:frame>
        <draw:line draw:style-name="gr7" draw:text-style-name="P10" draw:layer="layout" svg:x1="13.97cm" svg:y1="11.176cm" svg:x2="13.462cm" svg:y2="10.16cm">
          <text:p/>
        </draw:lin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 (cont.)</text:p>
          </draw:text-box>
        </draw:frame>
        <draw:frame draw:style-name="gr4" draw:text-style-name="P61" draw:layer="layout" svg:width="5.588cm" svg:height="0.962cm" svg:x="0.508cm" svg:y="2.54cm">
          <draw:text-box>
            <text:p><text:span text:style-name="T32">Nonce:</text:span></text:p>
          </draw:text-box>
        </draw:frame>
        <draw:custom-shape draw:style-name="gr125" draw:text-style-name="P29" draw:layer="layout" svg:width="9.144cm" svg:height="1.016cm" svg:x="3.81cm" svg:y="4.064cm">
          <text:p text:style-name="P28">ID of piv generator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2.032cm" svg:height="1.016cm" svg:x="12.954cm" svg:y="4.064cm">
          <text:p text:style-name="P28">piv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2.54cm" svg:y1="5.461cm" svg:x2="2.54cm" svg:y2="6.223cm">
          <text:p/>
        </draw:line>
        <draw:line draw:style-name="gr40" draw:text-style-name="P10" draw:layer="layout" svg:x1="2.159cm" svg:y1="5.842cm" svg:x2="2.921cm" svg:y2="5.842cm">
          <text:p/>
        </draw:line>
        <draw:custom-shape draw:style-name="gr127" draw:text-style-name="P10" draw:layer="layout" svg:width="1.016cm" svg:height="1.016cm" svg:x="2.03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9" draw:layer="layout" svg:width="11.176cm" svg:height="1.016cm" svg:x="3.81cm" svg:y="6.35cm">
          <text:p text:style-name="P28">Common IV</text:p>
          <draw:enhanced-geometry svg:viewBox="0 0 21600 21600" draw:type="rectangle" draw:enhanced-path="M 0 0 L 21600 0 21600 21600 0 21600 0 0 Z N"/>
        </draw:custom-shape>
        <draw:line draw:style-name="gr129" draw:text-style-name="P10" draw:layer="layout" svg:x1="2.032cm" svg:y1="7.874cm" svg:x2="17.018cm" svg:y2="7.874cm">
          <text:p/>
        </draw:line>
        <draw:custom-shape draw:style-name="gr128" draw:text-style-name="P29" draw:layer="layout" svg:width="11.176cm" svg:height="1.016cm" svg:x="3.81cm" svg:y="8.382cm">
          <text:p text:style-name="P28">Nonce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2.352cm" svg:height="0.962cm" svg:x="1.27cm" svg:y="10.722cm">
          <draw:text-box>
            <text:p>piv = sender sequence number, incremented each time we send a message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>
        <office:forms form:automatic-focus="false" form:apply-design-mode="false"/>
        <draw:frame draw:style-name="gr4" draw:text-style-name="P61" draw:layer="layout" svg:width="8.89cm" svg:height="0.962cm" svg:x="0.508cm" svg:y="2.794cm">
          <draw:text-box>
            <text:p><text:span text:style-name="T32">Object </text:span><text:span text:style-name="T32">Securit</text:span><text:span text:style-name="T32">y </text:span><text:span text:style-name="T32">Option:</text:span></text:p>
          </draw:text-box>
        </draw:frame>
        <draw:custom-shape draw:style-name="gr130" draw:text-style-name="P29" draw:layer="layout" svg:width="1.016cm" svg:height="1.016cm" svg:x="1.27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2.286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3.302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4.318cm" svg:y="4.572cm">
          <text:p text:style-name="P28">h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5.334cm" svg:y="4.572cm">
          <text:p text:style-name="P28">k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6.35cm" svg:y="4.572cm">
          <text:p text:style-name="P28">n</text:p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5.08cm" svg:height="1.016cm" svg:x="9.398cm" svg:y="4.572cm">
          <text:p text:style-name="P28">kid (when req)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21.082cm" svg:height="3.095cm" svg:x="1.778cm" svg:y="6.858cm">
          <draw:text-box>
            <text:list text:style-name="L2">
              <text:list-item>
                <text:p>h = 1 if there is a context hint in payload,</text:p>
              </text:list-item>
              <text:list-item>
                <text:p>k = 1 if option carries kid (e.g. on common request),</text:p>
              </text:list-item>
              <text:list-item>
                <text:p>n = length of piv in octets,</text:p>
              </text:list-item>
              <text:list-item>
                <text:p>kid = kid</text:p>
              </text:list-item>
            </text:list>
          </draw:text-box>
        </draw:frame>
        <draw:frame presentation:style-name="pr3" draw:layer="layout" svg:width="20.088cm" svg:height="1.249cm" svg:x="1.1cm" svg:y="0.003cm" presentation:class="title" presentation:user-transformed="true">
          <draw:text-box>
            <text:p>Security Parameters (cont.)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>
        <office:forms form:automatic-focus="false" form:apply-design-mode="false"/>
        <draw:custom-shape draw:style-name="gr133" draw:text-style-name="P29" draw:layer="layout" svg:width="4.218cm" svg:height="2.794cm" svg:x="14.986cm" svg:y="1.77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9" draw:layer="layout" svg:width="4.064cm" svg:height="3.81cm" svg:x="20.57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088cm" svg:height="1.249cm" svg:x="1.1cm" svg:y="0.003cm" presentation:class="title" presentation:user-transformed="true">
          <draw:text-box>
            <text:p>Encryption Process</text:p>
          </draw:text-box>
        </draw:frame>
        <draw:custom-shape draw:style-name="gr135" draw:text-style-name="P29" draw:layer="layout" svg:width="3.302cm" svg:height="1.871cm" svg:x="1.524cm" svg:y="6.38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1.711cm" svg:height="0.406cm" svg:x="1.524cm" svg:y="6.79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37" draw:text-style-name="P63" draw:layer="layout" svg:width="1.15cm" svg:height="0.408cm" svg:x="2.869cm" svg:y="7.20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1.524cm" svg:y="7.60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2.992cm" svg:y="6.388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1.524cm" svg:y="6.388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41" draw:text-style-name="P63" draw:layer="layout" svg:width="1.591cm" svg:height="0.406cm" svg:x="3.235cm" svg:y="6.795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1.524cm" svg:y="7.201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2.292cm" svg:y="5.588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3.251cm" svg:y="5.588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1.524cm" svg:y="5.588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1.524cm" svg:y="5.995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0.807cm" svg:height="0.408cm" svg:x="4.019cm" svg:y="7.20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11.43cm" svg:y="1.77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-2.05809225395171) translate (12.462cm 3.9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9" draw:layer="layout" svg:width="2.032cm" svg:height="1.275cm" svg:x="10.668cm" svg:y="4.313cm">
          <draw:text-box>
            <text:p text:style-name="P28"><text:span text:style-name="T34">Sender </text:span><text:span text:style-name="T34">key</text:span></text:p>
          </draw:text-box>
        </draw:frame>
        <draw:line draw:style-name="gr7" draw:text-style-name="P10" draw:layer="layout" svg:x1="5.08cm" svg:y1="5.588cm" svg:x2="5.842cm" svg:y2="4.572cm">
          <text:p/>
        </draw:line>
        <draw:line draw:style-name="gr7" draw:text-style-name="P10" draw:layer="layout" svg:x1="5.08cm" svg:y1="7.366cm" svg:x2="5.588cm" svg:y2="8.382cm">
          <text:p/>
        </draw:line>
        <draw:custom-shape draw:style-name="gr150" draw:text-style-name="P29" xml:id="id1" draw:id="id1" draw:layer="layout" svg:width="3.302cm" svg:height="2.248cm" svg:x="4.826cm" svg:y="9.43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6.096cm" svg:y="9.436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52" draw:text-style-name="P63" draw:layer="layout" svg:width="1.524cm" svg:height="0.408cm" svg:x="6.604cm" svg:y="9.842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4.826cm" svg:y="9.436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4.826cm" svg:y="9.842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5.594cm" svg:y="8.636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6.553cm" svg:y="8.636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4.826cm" svg:y="8.636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4.826cm" svg:y="9.043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7.366cm" svg:y="10.26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6.096cm" svg:y="3.79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6.096cm" svg:y="2.984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7.93cm" svg:y="2.984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6.096cm" svg:y="2.577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6.096cm" svg:y="3.39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frame draw:style-name="gr157" draw:text-style-name="P8" draw:layer="layout" svg:width="4.064cm" svg:height="3.302cm" svg:x="20.828cm" svg:y="1.624cm">
          <draw:text-box>
            <text:p><text:span text:style-name="T15">external_aa</text:span><text:span text:style-name="T15">d = [</text:span></text:p>
            <text:p><text:span text:style-name="T15"><text:s text:c="3"/></text:span><text:span text:style-name="T15">version = </text:span><text:span text:style-name="T15">1,</text:span></text:p>
            <text:p><text:span text:style-name="T15"><text:s text:c="3"/></text:span><text:span text:style-name="T15">alg: int,</text:span></text:p>
            <text:p><text:span text:style-name="T15"><text:s text:c="3"/></text:span><text:span text:style-name="T15">request_kid</text:span><text:span text:style-name="T15">=SID,</text:span></text:p>
            <text:p><text:span text:style-name="T15"><text:s text:c="3"/></text:span><text:span text:style-name="T15">request_piv,</text:span></text:p>
            <text:p><text:span text:style-name="T15"><text:s text:c="3"/></text:span><text:span text:style-name="T15">options=cla</text:span><text:span text:style-name="T15">ss I</text:span></text:p>
            <text:p><text:span text:style-name="T15">]</text:span></text:p>
          </draw:text-box>
        </draw:frame>
        <draw:custom-shape draw:style-name="gr158" draw:text-style-name="P29" draw:layer="layout" svg:width="0.762cm" svg:height="0.454cm" svg:x="20.574cm" svg:y="1.27cm">
          <text:p text:style-name="P28"><text:span text:style-name="T15">b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8" draw:layer="layout" svg:width="4.318cm" svg:height="2.498cm" svg:x="15.14cm" svg:y="2.074cm">
          <draw:text-box>
            <text:p><text:span text:style-name="T15">Enc_structu</text:span><text:span text:style-name="T15">re = [</text:span></text:p>
            <text:p><text:span text:style-name="T15"><text:s text:c="3"/></text:span><text:span text:style-name="T15">context=”En</text:span><text:span text:style-name="T15">crypt0”,</text:span></text:p>
            <text:p><text:span text:style-name="T15"><text:s text:c="3"/></text:span><text:span text:style-name="T15">protected=0</text:span><text:span text:style-name="T15">b’’,</text:span></text:p>
            <text:p><text:span text:style-name="T15"><text:s text:c="3"/></text:span><text:span text:style-name="T15">external_aa</text:span><text:span text:style-name="T15">d</text:span></text:p>
            <text:p><text:span text:style-name="T15">]</text:span></text:p>
          </draw:text-box>
        </draw:frame>
        <draw:custom-shape draw:style-name="gr160" draw:text-style-name="P29" draw:layer="layout" svg:width="0.916cm" svg:height="0.454cm" svg:x="14.986cm" svg:y="1.778cm">
          <text:p text:style-name="P28"><text:span text:style-name="T15">bstr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10.414cm" svg:height="1.673cm" svg:x="7.366cm" svg:y="6.404cm">
          <draw:text-box>
            <text:p>AEAD(plaintext, key, nonce, AAD)</text:p>
          </draw:text-box>
        </draw:frame>
        <draw:custom-shape draw:style-name="gr161" draw:text-style-name="P65" draw:layer="layout" svg:width="0.508cm" svg:height="0.457cm" draw:transform="rotate (-1.5707963267949) translate (12.446cm 7.366cm)">
          <text:p/>
          <draw:enhanced-geometry svg:viewBox="0 0 21600 21600" draw:text-areas="0 ?f0 ?f5 ?f2" draw:type="right-arrow" draw:modifiers="11882.1218074656 4810.48034934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0" draw:layer="layout" svg:x1="12.192cm" svg:y1="5.334cm" svg:x2="12.7cm" svg:y2="6.604cm">
          <text:p/>
        </draw:line>
        <draw:line draw:style-name="gr7" draw:text-style-name="P10" draw:layer="layout" svg:x1="16.51cm" svg:y1="4.826cm" svg:x2="16.256cm" svg:y2="6.404cm">
          <text:p/>
        </draw:line>
        <draw:line draw:style-name="gr7" draw:text-style-name="P10" draw:layer="layout" svg:x1="20.574cm" svg:y1="3.71cm" svg:x2="18.034cm" svg:y2="3.71cm">
          <text:p/>
        </draw:line>
        <draw:line draw:style-name="gr7" draw:text-style-name="P10" draw:layer="layout" svg:x1="9.144cm" svg:y1="4.572cm" svg:x2="10.414cm" svg:y2="6.404cm">
          <text:p/>
        </draw:line>
        <draw:custom-shape draw:style-name="gr162" draw:text-style-name="P29" draw:layer="layout" svg:width="3.302cm" svg:height="2.291cm" svg:x="8.382cm" svg:y="11.84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9.652cm" svg:y="11.84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8.382cm" svg:y="11.845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9.15cm" svg:y="11.045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10.109cm" svg:y="11.045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8.382cm" svg:y="11.045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8.382cm" svg:y="11.452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66" xml:id="id4" draw:id="id4" draw:layer="layout" svg:width="3.302cm" svg:height="1.059cm" svg:x="8.382cm" svg:y="13.077cm">
          <text:p text:style-name="P4"><text:span text:style-name="T40">Ciphertext</text:span></text:p>
          <draw:enhanced-geometry svg:viewBox="0 0 21600 21600" draw:type="rectangle" draw:enhanced-path="M 0 0 L 21600 0 21600 21600 0 21600 0 0 Z N"/>
        </draw:custom-shape>
        <draw:custom-shape draw:style-name="gr164" draw:text-style-name="P67" xml:id="id3" draw:id="id3" draw:layer="layout" svg:width="3.302cm" svg:height="1.059cm" svg:x="10.668cm" svg:y="8.085cm">
          <text:p text:style-name="P28"><text:span text:style-name="T41">Ciphertext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curve" svg:x1="6.477cm" svg:y1="11.684cm" svg:x2="8.382cm" svg:y2="12.874cm" draw:start-shape="id1" draw:start-glue-point="2" draw:end-shape="id2" draw:end-glue-point="3" svg:d="M6477 11684c0 794 635 1190 1905 1190" svg:viewBox="0 0 1906 1191">
          <text:p/>
        </draw:connector>
        <draw:connector draw:style-name="gr7" draw:text-style-name="P10" draw:layer="layout" draw:type="curve" svg:x1="12.319cm" svg:y1="9.144cm" svg:x2="11.684cm" svg:y2="13.606cm" draw:start-shape="id3" draw:start-glue-point="2" draw:end-shape="id4" draw:end-glue-point="1" svg:d="M12319 9144c0 2975-211 4462-635 4462" svg:viewBox="0 0 636 4463">
          <text:p/>
        </draw:connector>
        <draw:custom-shape draw:style-name="gr149" draw:text-style-name="P28" draw:layer="layout" svg:width="0.508cm" svg:height="0.324cm" draw:transform="rotate (-2.05809225395171) translate (13.732cm 3.962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49" draw:layer="layout" svg:width="1.932cm" svg:height="0.763cm" svg:x="12.8cm" svg:y="4.313cm">
          <draw:text-box>
            <text:p text:style-name="P28"><text:span text:style-name="T34">nonce</text:span></text:p>
          </draw:text-box>
        </draw:frame>
        <draw:line draw:style-name="gr7" draw:text-style-name="P10" draw:layer="layout" svg:x1="13.97cm" svg:y1="5.076cm" svg:x2="14.478cm" svg:y2="6.604cm">
          <text:p/>
        </draw:line>
        <draw:custom-shape draw:name="Disque magnétique 23" draw:style-name="gr148" draw:text-style-name="P64" draw:layer="layout" svg:width="2.624cm" svg:height="1.778cm" svg:x="0.678cm" svg:y="11.684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1.5707963267949) translate (1.962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2.286cm" svg:height="0.806cm" svg:x="1.016cm" svg:y="10.12cm">
          <draw:text-box>
            <text:p><text:span text:style-name="T18">kid=SID</text:span></text:p>
          </draw:text-box>
        </draw:frame>
        <draw:custom-shape draw:style-name="gr167" draw:text-style-name="P68" draw:layer="layout" svg:width="2.54cm" svg:height="0.406cm" svg:x="4.826cm" svg:y="10.262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3.048cm" svg:y1="10.514cm" svg:x2="4.826cm" svg:y2="10.514cm">
          <text:p/>
        </draw:line>
        <draw:custom-shape draw:style-name="gr152" draw:text-style-name="P63" draw:layer="layout" svg:width="1.524cm" svg:height="0.408cm" svg:x="10.16cm" svg:y="12.25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8.382cm" svg:y="12.251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10.922cm" svg:y="12.669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xml:id="id2" draw:id="id2" draw:layer="layout" svg:width="2.54cm" svg:height="0.406cm" svg:x="8.382cm" svg:y="12.671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20.744cm" svg:y="8.12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68" draw:text-style-name="P28" draw:layer="layout" svg:width="0.508cm" svg:height="0.324cm" draw:transform="rotate (1.91113553093379) translate (22.802cm 7.87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8" draw:text-style-name="P28" draw:layer="layout" svg:width="0.508cm" svg:height="0.324cm" draw:transform="rotate (1.91113553093379) translate (21.539cm 7.87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8" draw:layer="layout" svg:width="1.27cm" svg:height="0.725cm" svg:x="20.828cm" svg:y="6.604cm">
          <draw:text-box>
            <text:p><text:span text:style-name="T14">piv</text:span></text:p>
          </draw:text-box>
        </draw:frame>
        <draw:frame draw:style-name="gr28" draw:text-style-name="P8" draw:layer="layout" svg:width="1.27cm" svg:height="0.725cm" svg:x="22.606cm" svg:y="6.604cm">
          <draw:text-box>
            <text:p><text:span text:style-name="T14">SID</text:span></text:p>
          </draw:text-box>
        </draw:frame>
        <draw:custom-shape draw:style-name="gr149" draw:text-style-name="P28" draw:layer="layout" svg:width="0.508cm" svg:height="0.324cm" draw:transform="rotate (-0.304385421547811) translate (3.709cm 12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1.27cm" svg:height="0.806cm" svg:x="4.064cm" svg:y="12.446cm">
          <draw:text-box>
            <text:p><text:span text:style-name="T18">piv</text:span></text:p>
          </draw:text-box>
        </draw:frame>
        <draw:custom-shape draw:style-name="gr169" draw:text-style-name="P69" draw:layer="layout" svg:width="0.959cm" svg:height="0.407cm" svg:x="8.382cm" svg:y="13.077cm">
          <text:p text:style-name="P28"><text:span text:style-name="T39">piv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5.08cm" svg:y1="12.954cm" svg:x2="8.382cm" svg:y2="13.208cm">
          <text:p/>
        </draw:line>
        <draw:line draw:style-name="gr7" draw:text-style-name="P10" draw:layer="layout" svg:x1="21.59cm" svg:y1="6.604cm" svg:x2="21.844cm" svg:y2="5.08cm">
          <text:p/>
        </draw:line>
        <draw:line draw:style-name="gr7" draw:text-style-name="P10" draw:layer="layout" svg:x1="23.114cm" svg:y1="6.604cm" svg:x2="22.86cm" svg:y2="5.08cm">
          <text:p/>
        </draw:line>
        <draw:frame draw:style-name="gr4" draw:text-style-name="P8" draw:layer="layout" svg:width="2.54cm" svg:height="0.962cm" svg:x="15.748cm" svg:y="0.613cm">
          <draw:text-box>
            <text:p>COSE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>
        <office:forms form:automatic-focus="false" form:apply-design-mode="false"/>
        <draw:custom-shape draw:style-name="gr170" draw:text-style-name="P29" draw:layer="layout" svg:width="12.903cm" svg:height="2.032cm" svg:x="1.016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0" draw:layer="layout" svg:width="20.088cm" svg:height="1.249cm" svg:x="1.1cm" svg:y="0.004cm" presentation:class="title" presentation:user-transformed="true">
          <draw:text-box>
            <text:p><text:span text:style-name="T32">Putting </text:span><text:span text:style-name="T32">it to the </text:span><text:span text:style-name="T32">test:</text:span><text:span text:style-name="T42"> </text:span><text:span text:style-name="T42">aiocoa</text:span><text:span text:style-name="T42">p</text:span></text:p>
          </draw:text-box>
        </draw:frame>
        <draw:frame draw:style-name="gr171" draw:text-style-name="P8" draw:layer="layout" svg:width="23.368cm" svg:height="10.916cm" svg:x="1.016cm" svg:y="2.54cm">
          <draw:text-box>
            <text:p>Aiocoap is a Python implementation of CoAP with asynchrounous I/O which implements OSCORE.</text:p>
            <text:p/>
            <text:p>Repo:</text:p>
            <text:p><text:a xlink:href="https://github.com/chrysn/aiocoap" xlink:type="simple">https://github.com/chrysn/aiocoap</text:a></text:p>
            <text:p>Documentation:<text:line-break/><text:a xlink:href="http://aiocoap.readthedocs.io/en/latest/guidedtour.html" xlink:type="simple">http://aiocoap.readthedocs.io/en/latest/guidedtour.html</text:a></text:p>
            <text:p/>
            <text:p>Quick setup for OSCORE:</text:p>
            <text:p>$ git clone <text:a xlink:href="https://github.com/chrysn/aiocoap" xlink:type="simple">https://github.com/chrysn/aiocoap</text:a></text:p>
            <text:p>$ cp -r contrib/oscore-plugtest/* .</text:p>
            <text:p/>
            <text:p>These slides + test Python script:</text:p>
            <text:p><text:a xlink:href="https://github.com/randreasen/oscoreslides" xlink:type="simple">https://github.com/randreasen/oscoreslides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re_20_et_20_contenu">
        <office:forms form:automatic-focus="false" form:apply-design-mode="false"/>
        <draw:frame draw:style-name="gr35" draw:text-style-name="P8" draw:layer="layout" svg:width="22.098cm" svg:height="1.673cm" svg:x="0.762cm" svg:y="0.254cm">
          <draw:text-box>
            <text:p>OSCORE + SCHC examples</text:p>
            <text:p>GET Request</text:p>
          </draw:text-box>
        </draw:frame>
        <draw:frame draw:style-name="gr172" draw:text-style-name="P8" draw:layer="layout" svg:width="17.526cm" svg:height="12.112cm" svg:x="3.81cm" svg:y="2.366cm">
          <draw:text-box>
            <text:p><text:span text:style-name="T18">Original </text:span><text:span text:style-name="T18">message</text:span><text:span text:style-name="T18">:</text:span></text:p>
            <text:p><text:span text:style-name="T18">=======</text:span><text:span text:style-name="T18">=======</text:span><text:span text:style-name="T18">===</text:span></text:p>
            <text:p><text:span text:style-name="T18">0x41010</text:span><text:span text:style-name="T18">0018239</text:span><text:span text:style-name="T18">6c6f636</text:span><text:span text:style-name="T18">16c686f</text:span><text:span text:style-name="T18">73748b7</text:span><text:span text:style-name="T18">4656d70</text:span><text:span text:style-name="T18">6572617</text:span><text:span text:style-name="T18">4757265</text:span></text:p>
            <text:p/>
            <text:p><text:span text:style-name="T18">Header:</text:span></text:p>
            <text:p><text:span text:style-name="T18">0x4101</text:span></text:p>
            <text:p><text:span text:style-name="T18">01 <text:s text:c="2"/>Ver</text:span></text:p>
            <text:p><text:span text:style-name="T18"><text:s text:c="2"/></text:span><text:span text:style-name="T18">00 <text:s text:c="2"/></text:span><text:span text:style-name="T18">CON</text:span></text:p>
            <text:p><text:span text:style-name="T18"><text:s text:c="4"/></text:span><text:span text:style-name="T18">0001 <text:s text:c="2"/></text:span><text:span text:style-name="T18">tkl</text:span></text:p>
            <text:p><text:span text:style-name="T18"><text:s text:c="8"/></text:span><text:span text:style-name="T18">0000000</text:span><text:span text:style-name="T18">1 <text:s text:c="2"/></text:span><text:span text:style-name="T18">Request </text:span><text:span text:style-name="T18">Code 1 </text:span><text:span text:style-name="T18">"GET"</text:span></text:p>
            <text:p/>
            <text:p><text:span text:style-name="T18">0x0001 </text:span><text:span text:style-name="T18">= mid</text:span></text:p>
            <text:p><text:span text:style-name="T18">0x82 = </text:span><text:span text:style-name="T18">token</text:span></text:p>
            <text:p/>
            <text:p><text:span text:style-name="T18">Options:</text:span></text:p>
            <text:p><text:span text:style-name="T18">0x396c6f</text:span><text:span text:style-name="T18">63616c6</text:span><text:span text:style-name="T18">86f7374</text:span><text:span text:style-name="T18">8b74656</text:span><text:span text:style-name="T18">d706572</text:span><text:span text:style-name="T18">6174757</text:span><text:span text:style-name="T18">265</text:span></text:p>
            <text:p><text:span text:style-name="T18">Option 3: </text:span><text:span text:style-name="T18">URI_HO</text:span><text:span text:style-name="T18">ST</text:span></text:p>
            <text:p><text:span text:style-name="T18">Value = </text:span><text:span text:style-name="T18">localhost</text:span></text:p>
            <text:p><text:span text:style-name="T18">Option </text:span><text:span text:style-name="T18">11: </text:span><text:span text:style-name="T18">URI_PAT</text:span><text:span text:style-name="T18">H</text:span></text:p>
            <text:p><text:span text:style-name="T18">Value = </text:span><text:span text:style-name="T18">temperat</text:span><text:span text:style-name="T18">ure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re_20_et_20_contenu">
        <office:forms form:automatic-focus="false" form:apply-design-mode="false"/>
        <draw:frame draw:style-name="gr173" draw:text-style-name="P8" draw:layer="layout" svg:width="19.812cm" svg:height="13.208cm" svg:x="4.002cm" svg:y="2.132cm">
          <draw:text-box>
            <text:p><text:span text:style-name="T34">Protected </text:span><text:span text:style-name="T34">message:</text:span></text:p>
            <text:p><text:span text:style-name="T34">========</text:span><text:span text:style-name="T34">========</text:span><text:span text:style-name="T34">==</text:span></text:p>
            <text:p><text:span text:style-name="T34">0x410200</text:span><text:span text:style-name="T34">0182396c</text:span><text:span text:style-name="T34">6f63616c6</text:span><text:span text:style-name="T34">86f7374d7</text:span><text:span text:style-name="T34">0509636c</text:span><text:span text:style-name="T34">69656e74f</text:span><text:span text:style-name="T34">f00598a72</text:span><text:span text:style-name="T34">4e09a684</text:span><text:span text:style-name="T34">2d9a</text:span></text:p>
            <text:p><text:span text:style-name="T37"/></text:p>
            <text:p><text:span text:style-name="T34">Header:</text:span></text:p>
            <text:p><text:span text:style-name="T34">0x4102</text:span></text:p>
            <text:p><text:span text:style-name="T34">01 <text:s text:c="2"/>Ver</text:span></text:p>
            <text:p><text:span text:style-name="T34"><text:s text:c="2"/></text:span><text:span text:style-name="T34">00 <text:s text:c="2"/>CON</text:span></text:p>
            <text:p><text:span text:style-name="T34"><text:s text:c="4"/></text:span><text:span text:style-name="T34">0001 <text:s text:c="2"/></text:span><text:span text:style-name="T34">tkl</text:span></text:p>
            <text:p><text:span text:style-name="T34"><text:s text:c="8"/></text:span><text:span text:style-name="T34">00000010 <text:s/></text:span><text:span text:style-name="T34"><text:s/>Request </text:span><text:span text:style-name="T34">Code 2 </text:span><text:span text:style-name="T34">"POST"</text:span></text:p>
            <text:p><text:span text:style-name="T15"/></text:p>
            <text:p><text:span text:style-name="T34">0x0001 = </text:span><text:span text:style-name="T34">mid</text:span></text:p>
            <text:p><text:span text:style-name="T34">0x82 = </text:span><text:span text:style-name="T34">token</text:span></text:p>
            <text:p><text:span text:style-name="T39"/></text:p>
            <text:p><text:span text:style-name="T34">Options:</text:span></text:p>
            <text:p><text:span text:style-name="T34">0x396c6f6</text:span><text:span text:style-name="T34">3616c686f</text:span><text:span text:style-name="T34">7374d705</text:span><text:span text:style-name="T34">09636c69</text:span><text:span text:style-name="T34">656e74</text:span></text:p>
            <text:p><text:span text:style-name="T34">Option 3: </text:span><text:span text:style-name="T34">URI_HOS</text:span><text:span text:style-name="T34">T</text:span></text:p>
            <text:p><text:span text:style-name="T34">Value = </text:span><text:span text:style-name="T34">localhost</text:span></text:p>
            <text:p><text:span text:style-name="T34">Option 21: </text:span><text:span text:style-name="T34">OBJECT_</text:span><text:span text:style-name="T34">SECURIT</text:span><text:span text:style-name="T34">Y</text:span></text:p>
            <text:p><text:span text:style-name="T34">Value = </text:span><text:span text:style-name="T34">b'\tclient'</text:span></text:p>
            <text:p><text:span text:style-name="T14"/></text:p>
            <text:p><text:span text:style-name="T34">0xFF <text:s/></text:span><text:span text:style-name="T34">Payload </text:span><text:span text:style-name="T34">marker</text:span></text:p>
            <text:p><text:span text:style-name="T34">Payload:</text:span></text:p>
            <text:p><text:span text:style-name="T34">0x00598a</text:span><text:span text:style-name="T34">724e09a6</text:span><text:span text:style-name="T34">842d9a</text:span></text:p>
          </draw:text-box>
        </draw:frame>
        <draw:frame draw:style-name="gr35" draw:text-style-name="P8" draw:layer="layout" svg:width="17.018cm" svg:height="1.673cm" svg:x="0.754cm" svg:y="0.254cm">
          <draw:text-box>
            <text:p>OSCORE + SCHC examples</text:p>
            <text:p>GET Request (protected and with inner compression)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GET Request (protected and with inner + outer compression)</text:p>
          </draw:text-box>
        </draw:frame>
        <draw:frame draw:style-name="gr174" draw:text-style-name="P71" draw:layer="layout" svg:width="11.684cm" svg:height="9.543cm" svg:x="0.762cm" svg:y="2.903cm">
          <draw:text-box>
            <text:p><text:span text:style-name="T27">Compr</text:span><text:span text:style-name="T27">essed </text:span><text:span text:style-name="T27">messa</text:span><text:span text:style-name="T27">ge </text:span><text:span text:style-name="T27">(protec</text:span><text:span text:style-name="T27">ted):</text:span></text:p>
            <text:p><text:span text:style-name="T27">=====</text:span><text:span text:style-name="T27">=====</text:span><text:span text:style-name="T27">=====</text:span><text:span text:style-name="T27">=====</text:span><text:span text:style-name="T27">=====</text:span><text:span text:style-name="T27">=</text:span></text:p>
            <text:p><text:span text:style-name="T27">0x0014</text:span><text:span text:style-name="T27">00b314</text:span><text:span text:style-name="T27">e49c13</text:span><text:span text:style-name="T27">4d085b</text:span><text:span text:style-name="T27">34</text:span></text:p>
            <text:p><text:span text:style-name="T27">0x00 = </text:span><text:span text:style-name="T27">Rule ID</text:span></text:p>
            <text:p/>
            <text:p><text:span text:style-name="T27">Compr</text:span><text:span text:style-name="T27">ession </text:span><text:span text:style-name="T27">residue</text:span><text:span text:style-name="T27">:</text:span></text:p>
            <text:p><text:span text:style-name="T27">0b0001</text:span><text:span text:style-name="T27">010 </text:span><text:span text:style-name="T27">(0.875 </text:span><text:span text:style-name="T27">bytes)</text:span></text:p>
            <text:p/>
            <text:p><text:span text:style-name="T27">Payloa</text:span><text:span text:style-name="T27">d</text:span></text:p>
            <text:p><text:span text:style-name="T27">0x0059</text:span><text:span text:style-name="T27">8a724e</text:span><text:span text:style-name="T27">09a684</text:span><text:span text:style-name="T27">2d9a</text:span></text:p>
          </draw:text-box>
        </draw:frame>
        <draw:frame draw:style-name="gr175" draw:text-style-name="P72" draw:layer="layout" svg:width="9.144cm" svg:height="2.739cm" svg:x="0.762cm" svg:y="10.522cm">
          <draw:text-box>
            <text:p><text:span text:style-name="T27">Origina</text:span><text:span text:style-name="T27">l msg </text:span><text:span text:style-name="T27">length: <text:s/></text:span><text:span text:style-name="T27"><text:s/>27</text:span></text:p>
            <text:p><text:span text:style-name="T27">Protect</text:span><text:span text:style-name="T27">ed msg </text:span><text:span text:style-name="T27">length: <text:s/></text:span><text:span text:style-name="T27">35</text:span></text:p>
            <text:p><text:span text:style-name="T43">Compr</text:span><text:span text:style-name="T43">essed </text:span><text:span text:style-name="T43">msg </text:span><text:span text:style-name="T43">length: </text:span><text:span text:style-name="T43">12</text:span></text:p>
          </draw:text-box>
        </draw:frame>
        <draw:frame draw:style-name="gr176" draw:text-style-name="P73" draw:layer="layout" svg:width="12.192cm" svg:height="5.939cm" svg:x="12.954cm" svg:y="2.794cm">
          <draw:text-box>
            <text:p><text:span text:style-name="T27">Compr</text:span><text:span text:style-name="T27">essed </text:span><text:span text:style-name="T27">messa</text:span><text:span text:style-name="T27">ge (no </text:span><text:span text:style-name="T27">OSCO</text:span><text:span text:style-name="T27">RE):</text:span></text:p>
            <text:p><text:span text:style-name="T27">=====</text:span><text:span text:style-name="T27">=====</text:span><text:span text:style-name="T27">=====</text:span><text:span text:style-name="T27">=====</text:span><text:span text:style-name="T27">=====</text:span><text:span text:style-name="T27">===</text:span></text:p>
            <text:p><text:span text:style-name="T27">0x0114</text:span></text:p>
            <text:p><text:span text:style-name="T27">0x01 = </text:span><text:span text:style-name="T27">Rule ID</text:span></text:p>
            <text:p/>
            <text:p><text:span text:style-name="T27">Compr</text:span><text:span text:style-name="T27">ession </text:span><text:span text:style-name="T27">residue</text:span><text:span text:style-name="T27">:</text:span></text:p>
            <text:p><text:span text:style-name="T27">0b0001</text:span><text:span text:style-name="T27">0100 (1 </text:span><text:span text:style-name="T27">bytes)</text:span></text:p>
          </draw:text-box>
        </draw:frame>
        <draw:frame draw:style-name="gr177" draw:text-style-name="P74" draw:layer="layout" svg:width="8.075cm" svg:height="1.674cm" svg:x="13.007cm" svg:y="8.382cm">
          <draw:text-box>
            <text:p>Original msg length: <text:s/><text:s/>27</text:p>
            <text:p><text:span text:style-name="T44">Compr</text:span><text:span text:style-name="T44">essed </text:span><text:span text:style-name="T44">msg </text:span><text:span text:style-name="T44">length: </text:span><text:span text:style-name="T44">2</text:span></text:p>
          </draw:text-box>
        </draw:frame>
        <draw:frame draw:style-name="gr4" draw:text-style-name="P8" draw:layer="layout" svg:width="1.524cm" svg:height="0.962cm" svg:x="11.43cm" svg:y="3.302cm">
          <draw:text-box>
            <text:p>vs.</text:p>
          </draw:text-box>
        </draw:frame>
        <draw:frame draw:style-name="gr4" draw:text-style-name="P75" draw:layer="layout" svg:width="8.028cm" svg:height="0.962cm" svg:x="11.784cm" svg:y="11.892cm">
          <draw:text-box>
            <text:p><text:span text:style-name="T45">So cost </text:span><text:span text:style-name="T45">of </text:span><text:span text:style-name="T45">securit</text:span><text:span text:style-name="T45">y was </text:span><text:span text:style-name="T45">10</text:span></text:p>
          </draw:text-box>
        </draw:frame>
        <draw:line draw:style-name="gr7" draw:text-style-name="P10" draw:layer="layout" svg:x1="9.144cm" svg:y1="12.446cm" svg:x2="11.43cm" svg:y2="12.446cm">
          <text:p/>
        </draw:line>
        <draw:line draw:style-name="gr7" draw:text-style-name="P10" draw:layer="layout" svg:x1="16.256cm" svg:y1="10.16cm" svg:x2="16.002cm" svg:y2="11.684cm">
          <text:p/>
        </draw:lin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</text:p>
          </draw:text-box>
        </draw:frame>
        <draw:frame draw:style-name="gr178" draw:text-style-name="P76" draw:layer="layout" svg:width="16.66cm" svg:height="12.017cm" svg:x="3.914cm" svg:y="2.286cm">
          <draw:text-box>
            <text:p><text:span text:style-name="T31">Original </text:span><text:span text:style-name="T31">messag</text:span><text:span text:style-name="T31">e:</text:span></text:p>
            <text:p><text:span text:style-name="T31">======</text:span><text:span text:style-name="T31">======</text:span><text:span text:style-name="T31">=====</text:span></text:p>
            <text:p><text:span text:style-name="T31">0x61450</text:span><text:span text:style-name="T31">001823b</text:span><text:span text:style-name="T31">74656d7</text:span><text:span text:style-name="T31">0657261</text:span><text:span text:style-name="T31">7475726</text:span><text:span text:style-name="T31">5ff32332</text:span><text:span text:style-name="T31">043</text:span></text:p>
            <text:p><text:span text:style-name="T36"/></text:p>
            <text:p><text:span text:style-name="T31">Header:</text:span></text:p>
            <text:p><text:span text:style-name="T31">0x6145</text:span></text:p>
            <text:p><text:span text:style-name="T31">01 <text:s text:c="2"/>Ver</text:span></text:p>
            <text:p><text:span text:style-name="T31"><text:s text:c="2"/></text:span><text:span text:style-name="T31">10 <text:s text:c="2"/></text:span><text:span text:style-name="T31">ACK</text:span></text:p>
            <text:p><text:span text:style-name="T31"><text:s text:c="4"/></text:span><text:span text:style-name="T31">0001 <text:s text:c="2"/></text:span><text:span text:style-name="T31">tkl</text:span></text:p>
            <text:p><text:span text:style-name="T31"><text:s text:c="8"/></text:span><text:span text:style-name="T31">0100010</text:span><text:span text:style-name="T31">1 <text:s text:c="2"/></text:span><text:span text:style-name="T31">Success</text:span><text:span text:style-name="T31">ful </text:span><text:span text:style-name="T31">Respons</text:span><text:span text:style-name="T31">e Code </text:span><text:span text:style-name="T31">69 "2.05 </text:span><text:span text:style-name="T31">Content"</text:span></text:p>
            <text:p><text:span text:style-name="T33"/></text:p>
            <text:p><text:span text:style-name="T31">0x0001 </text:span><text:span text:style-name="T31">= mid</text:span></text:p>
            <text:p><text:span text:style-name="T31">0x82 = </text:span><text:span text:style-name="T31">token</text:span></text:p>
            <text:p><text:span text:style-name="T36"/></text:p>
            <text:p><text:span text:style-name="T31">Options:</text:span></text:p>
            <text:p><text:span text:style-name="T31">0x3b746</text:span><text:span text:style-name="T31">56d7065</text:span><text:span text:style-name="T31">7261747</text:span><text:span text:style-name="T31">57265</text:span></text:p>
            <text:p><text:span text:style-name="T31">Option </text:span><text:span text:style-name="T31">3: </text:span><text:span text:style-name="T31">URI_HO</text:span><text:span text:style-name="T31">ST</text:span></text:p>
            <text:p><text:span text:style-name="T31">Value = </text:span><text:span text:style-name="T31">temperat</text:span><text:span text:style-name="T31">ure</text:span></text:p>
            <text:p><text:span text:style-name="T46"/></text:p>
            <text:p><text:span text:style-name="T31">0xFF <text:s/></text:span><text:span text:style-name="T31">Payload </text:span><text:span text:style-name="T31">marker</text:span></text:p>
            <text:p><text:span text:style-name="T31">Payload:</text:span></text:p>
            <text:p><text:span text:style-name="T31">0x32332</text:span><text:span text:style-name="T31">043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(protected with inner compression) </text:p>
          </draw:text-box>
        </draw:frame>
        <draw:frame draw:style-name="gr179" draw:text-style-name="P74" draw:layer="layout" svg:width="18.531cm" svg:height="12.29cm" svg:x="3.556cm" svg:y="2.032cm">
          <draw:text-box>
            <text:p><text:span text:style-name="T18">Protecte</text:span><text:span text:style-name="T18">d </text:span><text:span text:style-name="T18">message</text:span><text:span text:style-name="T18">:</text:span></text:p>
            <text:p><text:span text:style-name="T18">=======</text:span><text:span text:style-name="T18">=======</text:span><text:span text:style-name="T18">====</text:span></text:p>
            <text:p><text:span text:style-name="T18">0x61440</text:span><text:span text:style-name="T18">00182d0</text:span><text:span text:style-name="T18">08fff96f4</text:span><text:span text:style-name="T18">e5c0a64</text:span><text:span text:style-name="T18">b9fd132</text:span><text:span text:style-name="T18">ab764b4</text:span><text:span text:style-name="T18">13</text:span></text:p>
            <text:p><text:span text:style-name="T15"/></text:p>
            <text:p><text:span text:style-name="T18">Header:</text:span></text:p>
            <text:p><text:span text:style-name="T18">0x6144</text:span></text:p>
            <text:p><text:span text:style-name="T18">01 <text:s text:c="2"/>Ver</text:span></text:p>
            <text:p><text:span text:style-name="T18"><text:s text:c="2"/></text:span><text:span text:style-name="T18">10 <text:s text:c="2"/></text:span><text:span text:style-name="T18">ACK</text:span></text:p>
            <text:p><text:span text:style-name="T18"><text:s text:c="4"/></text:span><text:span text:style-name="T18">0001 <text:s text:c="2"/></text:span><text:span text:style-name="T18">tkl</text:span></text:p>
            <text:p><text:span text:style-name="T18"><text:s text:c="8"/></text:span><text:span text:style-name="T18">0100010</text:span><text:span text:style-name="T18">0 <text:s text:c="2"/></text:span><text:span text:style-name="T18">Successf</text:span><text:span text:style-name="T18">ul </text:span><text:span text:style-name="T18">Respons</text:span><text:span text:style-name="T18">e Code </text:span><text:span text:style-name="T18">68 "2.04 </text:span><text:span text:style-name="T18">Changed</text:span><text:span text:style-name="T18">"</text:span></text:p>
            <text:p/>
            <text:p><text:span text:style-name="T18">0x0001 </text:span><text:span text:style-name="T18">= mid</text:span></text:p>
            <text:p><text:span text:style-name="T18">0x82 = </text:span><text:span text:style-name="T18">token</text:span></text:p>
            <text:p><text:span text:style-name="T33"/></text:p>
            <text:p><text:span text:style-name="T18">Options:</text:span></text:p>
            <text:p><text:span text:style-name="T18">0xd008</text:span></text:p>
            <text:p><text:span text:style-name="T18">Option </text:span><text:span text:style-name="T18">21: </text:span><text:span text:style-name="T18">OBJECT</text:span><text:span text:style-name="T18">_SECUR</text:span><text:span text:style-name="T18">ITY</text:span></text:p>
            <text:p><text:span text:style-name="T18">Value = </text:span><text:span text:style-name="T18">b''</text:span></text:p>
            <text:p><text:span text:style-name="T34"/></text:p>
            <text:p><text:span text:style-name="T18">0xFF <text:s/></text:span><text:span text:style-name="T18">Payload </text:span><text:span text:style-name="T18">marker</text:span></text:p>
            <text:p><text:span text:style-name="T18">Payload:</text:span></text:p>
            <text:p><text:span text:style-name="T18">0xf96f4e</text:span><text:span text:style-name="T18">5c0a64b</text:span><text:span text:style-name="T18">9fd132a</text:span><text:span text:style-name="T18">b764b41</text:span><text:span text:style-name="T18">3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re_20_et_20_contenu">
        <office:forms form:automatic-focus="false" form:apply-design-mode="false"/>
        <draw:frame draw:style-name="gr180" draw:text-style-name="P74" draw:layer="layout" svg:width="11.966cm" svg:height="7.362cm" svg:x="0.734cm" svg:y="2.29cm">
          <draw:text-box>
            <text:p>Compressed message (protected):</text:p>
            <text:p>==========================</text:p>
            <text:p>0x0015f2de9cb814c973fa26556ec96826</text:p>
            <text:p>0x00 = Rule ID</text:p>
            <text:p/>
            <text:p>Compression residue:</text:p>
            <text:p>0b0001010 (0.875 bytes)</text:p>
            <text:p/>
            <text:p>Payload</text:p>
            <text:p>0xf96f4e5c0a64b9fd132ab764b413</text:p>
          </draw:text-box>
        </draw:frame>
        <draw:frame draw:style-name="gr2" draw:text-style-name="P8" draw:layer="layout" svg:width="21.344cm" svg:height="2.384cm" svg:x="0.754cm" svg:y="0.255cm">
          <draw:text-box>
            <text:p>OSCORE + SCHC examples</text:p>
            <text:p>CONTENT Response (protected with inner <text:s/>+ outer compression) </text:p>
          </draw:text-box>
        </draw:frame>
        <draw:frame draw:style-name="gr181" draw:text-style-name="P72" draw:layer="layout" svg:width="8.427cm" svg:height="2.385cm" svg:x="0.762cm" svg:y="10.414cm">
          <draw:text-box>
            <text:p>Original msg length: <text:s/><text:s/>22</text:p>
            <text:p>Protected msg length: <text:s/>22</text:p>
            <text:p><text:span text:style-name="T44">Compr</text:span><text:span text:style-name="T44">essed </text:span><text:span text:style-name="T44">msg </text:span><text:span text:style-name="T44">length: </text:span><text:span text:style-name="T44">16</text:span></text:p>
          </draw:text-box>
        </draw:frame>
        <draw:frame draw:style-name="gr180" draw:text-style-name="P74" draw:layer="layout" svg:width="11.526cm" svg:height="7.362cm" svg:x="13.758cm" svg:y="2.34cm">
          <draw:text-box>
            <text:p>Compressed message (no OSCORE):</text:p>
            <text:p>============================</text:p>
            <text:p>0x010a32332043</text:p>
            <text:p>0x01 = Rule ID</text:p>
            <text:p/>
            <text:p>Compression residue:</text:p>
            <text:p>0b00001010 (1.0 bytes)</text:p>
            <text:p/>
            <text:p>Payload</text:p>
            <text:p>0x32332043</text:p>
          </draw:text-box>
        </draw:frame>
        <draw:frame draw:style-name="gr4" draw:text-style-name="P8" draw:layer="layout" svg:width="2.074cm" svg:height="0.962cm" svg:x="11.684cm" svg:y="2.594cm">
          <draw:text-box>
            <text:p>vs.</text:p>
          </draw:text-box>
        </draw:frame>
        <draw:frame draw:style-name="gr182" draw:text-style-name="P74" draw:layer="layout" svg:width="9.144cm" svg:height="2.384cm" svg:x="13.716cm" svg:y="10.414cm">
          <draw:text-box>
            <text:p>Original msg length: <text:s/><text:s/>22</text:p>
            <text:p><text:span text:style-name="T44">Compr</text:span><text:span text:style-name="T44">essed </text:span><text:span text:style-name="T44">msg </text:span><text:span text:style-name="T44">length: </text:span><text:span text:style-name="T44">6</text:span></text:p>
          </draw:text-box>
        </draw:frame>
        <draw:frame draw:style-name="gr4" draw:text-style-name="P75" draw:layer="layout" svg:width="9.906cm" svg:height="0.962cm" svg:x="12.192cm" svg:y="12.7cm">
          <draw:text-box>
            <text:p><text:span text:style-name="T45">So cost </text:span><text:span text:style-name="T45">of </text:span><text:span text:style-name="T45">securit</text:span><text:span text:style-name="T45">y was </text:span><text:span text:style-name="T45">10</text:span></text:p>
          </draw:text-box>
        </draw:frame>
        <draw:line draw:style-name="gr7" draw:text-style-name="P10" draw:layer="layout" svg:x1="9.189cm" svg:y1="12.446cm" svg:x2="11.938cm" svg:y2="12.954cm">
          <text:p/>
        </draw:line>
        <draw:line draw:style-name="gr7" draw:text-style-name="P10" draw:layer="layout" svg:x1="15.494cm" svg:y1="12.192cm" svg:x2="15.494cm" svg:y2="12.798cm">
          <text:p/>
        </draw:lin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SCHC + OSCORE: How do we compress it? </text:p>
          </draw:text-box>
        </draw:frame>
        <draw:frame draw:style-name="gr183" draw:text-style-name="P8" draw:layer="layout" svg:width="16.51cm" svg:height="0.962cm" svg:x="1.016cm" svg:y="2.54cm">
          <draw:text-box>
            <text:p>Main idea: Inner + Outer compression.</text:p>
          </draw:text-box>
        </draw:frame>
        <draw:custom-shape draw:style-name="gr138" draw:text-style-name="P57" draw:layer="layout" svg:width="3.302cm" svg:height="0.65cm" svg:x="6.858cm" svg:y="5.954cm">
          <text:p text:style-name="P28"><text:span text:style-name="T34">Pa</text:span><text:span text:style-name="T34">ylo</text:span><text:span text:style-name="T34">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6.858cm" svg:y="5.139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8.692cm" svg:y="5.139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6.858cm" svg:y="4.732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6.858cm" svg:y="5.546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35" draw:text-style-name="P29" draw:layer="layout" svg:width="3.302cm" svg:height="1.871cm" svg:x="0.725cm" svg:y="8.16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1.711cm" svg:height="0.406cm" svg:x="0.725cm" svg:y="8.573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37" draw:text-style-name="P63" draw:layer="layout" svg:width="1.15cm" svg:height="0.408cm" svg:x="2.07cm" svg:y="8.979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0.725cm" svg:y="9.387cm">
          <text:p text:style-name="P28"><text:span text:style-name="T34">Pa</text:span><text:span text:style-name="T34">ylo</text:span><text:span text:style-name="T34">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2.193cm" svg:y="8.166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0.725cm" svg:y="8.166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41" draw:text-style-name="P63" draw:layer="layout" svg:width="1.591cm" svg:height="0.406cm" svg:x="2.436cm" svg:y="8.573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0.725cm" svg:y="8.979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1.493cm" svg:y="7.366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2.452cm" svg:y="7.366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0.725cm" svg:y="7.366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0.725cm" svg:y="7.773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3.22cm" svg:y="8.979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318cm" svg:y1="7.366cm" svg:x2="6.604cm" svg:y2="6.096cm">
          <text:p/>
        </draw:line>
        <draw:custom-shape draw:style-name="gr162" draw:text-style-name="P29" draw:layer="layout" svg:width="3.302cm" svg:height="2.291cm" svg:x="11.03cm" svg:y="10.66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12.3cm" svg:y="10.663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11.03cm" svg:y="10.663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11.798cm" svg:y="9.863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12.757cm" svg:y="9.863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11.03cm" svg:y="9.863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11.03cm" svg:y="10.27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66" draw:layer="layout" svg:width="3.302cm" svg:height="1.059cm" svg:x="11.03cm" svg:y="11.895cm">
          <text:p text:style-name="P4"><text:span text:style-name="T40">Ciphertext</text:span></text:p>
          <draw:enhanced-geometry svg:viewBox="0 0 21600 21600" draw:type="rectangle" draw:enhanced-path="M 0 0 L 21600 0 21600 21600 0 21600 0 0 Z N"/>
        </draw:custom-shape>
        <draw:custom-shape draw:style-name="gr152" draw:text-style-name="P63" draw:layer="layout" svg:width="1.524cm" svg:height="0.408cm" svg:x="12.808cm" svg:y="11.069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11.03cm" svg:y="11.069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13.57cm" svg:y="11.487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draw:layer="layout" svg:width="2.54cm" svg:height="0.406cm" svg:x="11.03cm" svg:y="11.489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style-name="gr169" draw:text-style-name="P69" draw:layer="layout" svg:width="0.959cm" svg:height="0.407cm" svg:x="11.03cm" svg:y="11.895cm">
          <text:p text:style-name="P28"><text:span text:style-name="T39">piv</text:span></text:p>
          <draw:enhanced-geometry svg:viewBox="0 0 21600 21600" draw:type="rectangle" draw:enhanced-path="M 0 0 L 21600 0 21600 21600 0 21600 0 0 Z N"/>
        </draw:custom-shape>
        <draw:line draw:style-name="gr184" draw:text-style-name="P10" draw:layer="layout" svg:x1="4.572cm" svg:y1="10.16cm" svg:x2="7.112cm" svg:y2="10.668cm">
          <text:p/>
        </draw:line>
        <draw:frame draw:style-name="gr4" draw:text-style-name="P8" draw:layer="layout" svg:width="1.27cm" svg:height="0.962cm" svg:x="7.366cm" svg:y="10.214cm">
          <draw:text-box>
            <text:p>...</text:p>
          </draw:text-box>
        </draw:frame>
        <draw:line draw:style-name="gr7" draw:text-style-name="P10" draw:layer="layout" svg:x1="8.89cm" svg:y1="10.922cm" svg:x2="10.668cm" svg:y2="10.922cm">
          <text:p/>
        </draw:line>
        <draw:line draw:style-name="gr7" draw:text-style-name="P10" draw:layer="layout" svg:x1="10.414cm" svg:y1="5.588cm" svg:x2="11.684cm" svg:y2="5.588cm">
          <text:p/>
        </draw:line>
        <draw:custom-shape draw:style-name="gr185" draw:text-style-name="P29" draw:layer="layout" svg:width="4.318cm" svg:height="2.286cm" svg:x="11.938cm" svg:y="4.426cm">
          <text:p text:style-name="P28">SCHC Inner </text:p>
          <text:p text:style-name="P28">Compression</text:p>
          <draw:enhanced-geometry svg:viewBox="0 0 21600 21600" draw:type="rectangle" draw:enhanced-path="M 0 0 L 21600 0 21600 21600 0 21600 0 0 Z N"/>
        </draw:custom-shape>
        <draw:custom-shape draw:style-name="gr186" draw:text-style-name="P77" draw:layer="layout" svg:width="1.016cm" svg:height="0.508cm" svg:x="17.78cm" svg:y="4.826cm">
          <text:p text:style-name="P28"><text:span text:style-name="T33">R. ID</text:span></text:p>
          <draw:enhanced-geometry svg:viewBox="0 0 21600 21600" draw:type="rectangle" draw:enhanced-path="M 0 0 L 21600 0 21600 21600 0 21600 0 0 Z N"/>
        </draw:custom-shape>
        <draw:custom-shape draw:style-name="gr187" draw:text-style-name="P78" draw:layer="layout" svg:width="1.54cm" svg:height="0.508cm" svg:x="18.78cm" svg:y="4.826cm">
          <text:p text:style-name="P28"><text:span text:style-name="T33">Residue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17.78cm" svg:y="5.334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6.51cm" svg:y1="5.588cm" svg:x2="17.526cm" svg:y2="5.588cm">
          <text:p/>
        </draw:line>
        <draw:line draw:style-name="gr7" draw:text-style-name="P10" draw:layer="layout" svg:x1="18.542cm" svg:y1="6.35cm" svg:x2="16.256cm" svg:y2="7.62cm">
          <text:p/>
        </draw:line>
        <draw:frame draw:style-name="gr4" draw:text-style-name="P8" draw:layer="layout" svg:width="1.27cm" svg:height="0.962cm" svg:x="14.986cm" svg:y="7.364cm">
          <draw:text-box>
            <text:p>...</text:p>
          </draw:text-box>
        </draw:frame>
        <draw:line draw:style-name="gr7" draw:text-style-name="P10" draw:layer="layout" svg:x1="14.986cm" svg:y1="8.382cm" svg:x2="13.716cm" svg:y2="9.398cm">
          <text:p/>
        </draw:line>
        <draw:custom-shape draw:style-name="gr188" draw:text-style-name="P29" draw:layer="layout" svg:width="4.318cm" svg:height="2.286cm" svg:x="16.11cm" svg:y="9.906cm">
          <text:p text:style-name="P28">SCHC Outer </text:p>
          <text:p text:style-name="P28">Compression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4.586cm" svg:y1="10.922cm" svg:x2="15.856cm" svg:y2="10.922cm">
          <text:p/>
        </draw:line>
        <draw:custom-shape draw:style-name="gr163" draw:text-style-name="P66" draw:layer="layout" svg:width="3.302cm" svg:height="1.059cm" svg:x="21.644cm" svg:y="10.668cm">
          <text:p text:style-name="P4"><text:span text:style-name="T40">Cip</text:span><text:span text:style-name="T40">her</text:span><text:span text:style-name="T40">tex</text:span><text:span text:style-name="T40">t</text:span></text:p>
          <draw:enhanced-geometry svg:viewBox="0 0 21600 21600" draw:type="rectangle" draw:enhanced-path="M 0 0 L 21600 0 21600 21600 0 21600 0 0 Z N"/>
        </draw:custom-shape>
        <draw:custom-shape draw:style-name="gr169" draw:text-style-name="P69" draw:layer="layout" svg:width="0.959cm" svg:height="0.407cm" svg:x="21.644cm" svg:y="10.668cm">
          <text:p text:style-name="P28"><text:span text:style-name="T39">piv</text:span></text:p>
          <draw:enhanced-geometry svg:viewBox="0 0 21600 21600" draw:type="rectangle" draw:enhanced-path="M 0 0 L 21600 0 21600 21600 0 21600 0 0 Z N"/>
        </draw:custom-shape>
        <draw:custom-shape draw:style-name="gr186" draw:text-style-name="P77" draw:layer="layout" svg:width="1.016cm" svg:height="0.508cm" svg:x="21.644cm" svg:y="10.16cm">
          <text:p text:style-name="P28"><text:span text:style-name="T33">R. ID’</text:span></text:p>
          <draw:enhanced-geometry svg:viewBox="0 0 21600 21600" draw:type="rectangle" draw:enhanced-path="M 0 0 L 21600 0 21600 21600 0 21600 0 0 Z N"/>
        </draw:custom-shape>
        <draw:custom-shape draw:style-name="gr187" draw:text-style-name="P78" draw:layer="layout" svg:width="1.54cm" svg:height="0.508cm" svg:x="22.644cm" svg:y="10.16cm">
          <text:p text:style-name="P28"><text:span text:style-name="T33">Res</text:span><text:span text:style-name="T33">idue</text:span><text:span text:style-name="T33">’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0.628cm" svg:y1="10.922cm" svg:x2="21.444cm" svg:y2="10.922cm">
          <text:p/>
        </draw:lin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Inner and Outer C/D: Deployment</text:p>
          </draw:text-box>
        </draw:frame>
        <draw:custom-shape draw:style-name="gr189" draw:text-style-name="P69" draw:layer="layout" svg:width="3.302cm" svg:height="1.524cm" svg:x="3.718cm" svg:y="6.458cm">
          <text:p text:style-name="P28"><text:span text:style-name="T18">SC</text:span><text:span text:style-name="T18">HC </text:span><text:span text:style-name="T18">Inn</text:span><text:span text:style-name="T18">er </text:span></text:p>
          <text:p text:style-name="P28"><text:span text:style-name="T18">Co</text:span><text:span text:style-name="T18">mp</text:span><text:span text:style-name="T18">res</text:span><text:span text:style-name="T18">sor</text:span></text:p>
          <draw:enhanced-geometry svg:viewBox="0 0 21600 21600" draw:type="rectangle" draw:enhanced-path="M 0 0 L 21600 0 21600 21600 0 21600 0 0 Z N"/>
        </draw:custom-shape>
        <draw:custom-shape draw:style-name="gr190" draw:text-style-name="P69" draw:layer="layout" svg:width="3.302cm" svg:height="1.27cm" svg:x="3.81cm" svg:y="10.668cm">
          <text:p text:style-name="P28"><text:span text:style-name="T18">SCHC Outer </text:span></text:p>
          <text:p text:style-name="P28"><text:span text:style-name="T18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69" draw:layer="layout" svg:width="4.064cm" svg:height="2.794cm" svg:x="3.364cm" svg:y="2.186cm">
          <text:p text:style-name="P28"><text:span text:style-name="T34">Inner Rules</text:span></text:p>
          <text:p text:style-name="P28"><text:span text:style-name="T47"/></text:p>
          <text:p text:style-name="P28"><text:span text:style-name="T34">OSCORE </text:span></text:p>
          <text:p text:style-name="P28"><text:span text:style-name="T34">Security Conte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2" draw:text-style-name="P69" draw:layer="layout" svg:width="1.016cm" svg:height="0.762cm" draw:transform="rotate (-1.5706217938697) translate (5.75cm 5.1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3" draw:text-style-name="P29" draw:layer="layout" svg:width="1.778cm" svg:height="1.17cm" svg:x="0.508cm" svg:y="6.704cm">
          <text:p text:style-name="P28"><text:span text:style-name="T35">CoAP </text:span></text:p>
          <text:p text:style-name="P28"><text:span text:style-name="T35">Messag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54cm" svg:y1="7.212cm" svg:x2="3.556cm" svg:y2="7.212cm">
          <text:p/>
        </draw:line>
        <draw:custom-shape draw:style-name="gr194" draw:text-style-name="P29" draw:layer="layout" svg:width="2.54cm" svg:height="1.016cm" svg:x="5.588cm" svg:y="8.636cm">
          <text:p text:style-name="P28"><text:span text:style-name="T35">SCHC </text:span></text:p>
          <text:p text:style-name="P28"><text:span text:style-name="T35">inner plaintext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5.18cm" svg:y1="8.128cm" svg:x2="5.234cm" svg:y2="10.414cm">
          <text:p/>
        </draw:line>
        <draw:line draw:style-name="gr7" draw:text-style-name="P10" draw:layer="layout" svg:x1="7.366cm" svg:y1="11.43cm" svg:x2="17.526cm" svg:y2="11.43cm">
          <text:p/>
        </draw:line>
        <draw:custom-shape draw:style-name="gr195" draw:text-style-name="P69" draw:layer="layout" svg:width="3.556cm" svg:height="1.27cm" svg:x="17.734cm" svg:y="10.568cm">
          <text:p text:style-name="P28"><text:span text:style-name="T18">SCHC </text:span><text:span text:style-name="T18">Outer </text:span></text:p>
          <text:p text:style-name="P28"><text:span text:style-name="T18">Decom</text:span><text:span text:style-name="T18">presso</text:span><text:span text:style-name="T18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9" draw:layer="layout" svg:width="2.54cm" svg:height="1.016cm" svg:x="16.51cm" svg:y="8.736cm">
          <text:p text:style-name="P28"><text:span text:style-name="T35">SCHC </text:span></text:p>
          <text:p text:style-name="P28"><text:span text:style-name="T35">inner </text:span><text:span text:style-name="T35">plaintext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9.558cm" svg:y1="10.214cm" svg:x2="19.558cm" svg:y2="8.182cm">
          <text:p/>
        </draw:line>
        <draw:custom-shape draw:style-name="gr196" draw:text-style-name="P69" draw:layer="layout" svg:width="3.556cm" svg:height="1.524cm" svg:x="17.934cm" svg:y="6.404cm">
          <text:p text:style-name="P28"><text:span text:style-name="T18">SC</text:span><text:span text:style-name="T18">HC </text:span><text:span text:style-name="T18">Inn</text:span><text:span text:style-name="T18">er </text:span></text:p>
          <text:p text:style-name="P28"><text:span text:style-name="T18">Dec</text:span><text:span text:style-name="T18">om</text:span><text:span text:style-name="T18">pre</text:span><text:span text:style-name="T18">sso</text:span><text:span text:style-name="T18">r</text:span>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10.536cm" svg:y="11.684cm">
          <text:p text:style-name="P28"><text:span text:style-name="T35">SCHC </text:span></text:p>
          <text:p text:style-name="P28"><text:span text:style-name="T35">Outer </text:span><text:span text:style-name="T35">messag</text:span><text:span text:style-name="T35">e</text:span></text:p>
          <draw:enhanced-geometry svg:viewBox="0 0 21600 21600" draw:type="rectangle" draw:enhanced-path="M 0 0 L 21600 0 21600 21600 0 21600 0 0 Z N"/>
        </draw:custom-shape>
        <draw:custom-shape draw:style-name="gr191" draw:text-style-name="P69" draw:layer="layout" svg:width="4.064cm" svg:height="2.794cm" svg:x="17.68cm" svg:y="2.186cm">
          <text:p text:style-name="P28"><text:span text:style-name="T34">Inner Rules</text:span></text:p>
          <text:p text:style-name="P28"><text:span text:style-name="T47"/></text:p>
          <text:p text:style-name="P28"><text:span text:style-name="T34">OSCORE </text:span></text:p>
          <text:p text:style-name="P28"><text:span text:style-name="T34">Security </text:span><text:span text:style-name="T34">Conte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2" draw:text-style-name="P69" draw:layer="layout" svg:width="1.016cm" svg:height="0.762cm" draw:transform="rotate (-1.5706217938697) translate (20.066cm 5.2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3" draw:text-style-name="P29" draw:layer="layout" svg:width="1.778cm" svg:height="1.17cm" svg:x="23.014cm" svg:y="6.504cm">
          <text:p text:style-name="P28"><text:span text:style-name="T35">CoAP </text:span></text:p>
          <text:p text:style-name="P28"><text:span text:style-name="T35">Messa</text:span><text:span text:style-name="T35">g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1.844cm" svg:y1="7.112cm" svg:x2="22.86cm" svg:y2="7.112cm">
          <text:p/>
        </draw:line>
        <draw:custom-shape draw:style-name="gr197" draw:text-style-name="P69" draw:layer="layout" svg:width="4.064cm" svg:height="1.27cm" svg:x="3.302cm" svg:y="12.7cm">
          <text:p text:style-name="P28"><text:span text:style-name="T34">Out</text:span><text:span text:style-name="T34">er </text:span><text:span text:style-name="T34">Rul</text:span><text:span text:style-name="T34">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7" draw:text-style-name="P69" draw:layer="layout" svg:width="4.064cm" svg:height="1.27cm" svg:x="17.518cm" svg:y="12.7cm">
          <text:p text:style-name="P28"><text:span text:style-name="T34">Out</text:span><text:span text:style-name="T34">er </text:span><text:span text:style-name="T34">Rul</text:span><text:span text:style-name="T34">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8" draw:text-style-name="P69" draw:layer="layout" svg:width="0.508cm" svg:height="0.508cm" draw:transform="rotate (-1.5706217938697) translate (5.534cm 12.03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8" draw:text-style-name="P69" draw:layer="layout" svg:width="0.508cm" svg:height="0.508cm" draw:transform="rotate (-1.5706217938697) translate (19.834cm 12.03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Inner Compression</text:p>
          </draw:text-box>
        </draw:frame>
        <draw:custom-shape draw:name="Shape 895" draw:style-name="gr199" draw:text-style-name="P44" draw:layer="layout" svg:width="7.78cm" svg:height="1.011cm" svg:x="1.872cm" svg:y="4.006cm">
          <text:p text:style-name="P13"><text:span text:style-name="T10">Options: Class E </text:span><text:span text:style-name="T10">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1" draw:text-style-name="P21" draw:layer="layout" svg:width="5.225cm" svg:height="0.903cm" svg:x="1.872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2" draw:text-style-name="P18" draw:layer="layout" svg:width="0.001cm" svg:height="0.114cm" svg:x="3.143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92" draw:text-style-name="P18" draw:layer="layout" svg:width="0.005cm" svg:height="0.113cm" svg:x="3.81cm" svg:y="3.78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2.503cm" svg:y="3.60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2" draw:text-style-name="P18" draw:layer="layout" svg:width="0.001cm" svg:height="0.114cm" svg:x="5.142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2" draw:text-style-name="P18" draw:layer="layout" svg:width="0.001cm" svg:height="0.114cm" svg:x="5.813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2" draw:text-style-name="P18" draw:layer="layout" svg:width="0.001cm" svg:height="0.114cm" svg:x="4.501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6.47cm" svg:y="3.60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" draw:text-style-name="P53" draw:layer="layout" svg:width="4.318cm" svg:height="0.962cm" svg:x="2.779cm" svg:y="2.948cm">
          <draw:text-box>
            <text:p><text:span text:style-name="T27">CoAP </text:span><text:span text:style-name="T27">Code</text:span></text:p>
          </draw:text-box>
        </draw:frame>
        <draw:custom-shape draw:style-name="gr200" draw:text-style-name="P54" draw:layer="layout" svg:width="5.24cm" svg:height="1.079cm" svg:x="1.872cm" svg:y="5.017cm">
          <text:p text:style-name="P28"><text:span text:style-name="T4">FF</text:span></text:p>
          <draw:enhanced-geometry svg:viewBox="0 0 21600 21600" draw:type="rectangle" draw:enhanced-path="M 0 0 L 21600 0 21600 21600 0 21600 0 0 Z N"/>
        </draw:custom-shape>
        <draw:custom-shape draw:style-name="gr201" draw:text-style-name="P56" draw:layer="layout" svg:width="11.844cm" svg:height="1.016cm" svg:x="1.872cm" svg:y="6.096cm">
          <text:p text:style-name="P55"><text:span text:style-name="T28">D</text:span><text:span text:style-name="T28">a</text:span><text:span text:style-name="T28">t</text:span><text:span text:style-name="T28">a</text:span><text:span text:style-name="T28"> </text:span><text:span text:style-name="T28">(</text:span><text:span text:style-name="T28">o</text:span><text:span text:style-name="T28">r</text:span><text:span text:style-name="T28">i</text:span><text:span text:style-name="T28">g</text:span><text:span text:style-name="T28">i</text:span><text:span text:style-name="T28">n</text:span><text:span text:style-name="T28">a</text:span><text:span text:style-name="T28">l </text:span><text:span text:style-name="T28">C</text:span><text:span text:style-name="T28">o</text:span><text:span text:style-name="T28">A</text:span><text:span text:style-name="T28">P</text:span><text:span text:style-name="T28"> </text:span><text:span text:style-name="T28">m</text:span><text:span text:style-name="T28">e</text:span><text:span text:style-name="T28">s</text:span><text:span text:style-name="T28">s</text:span><text:span text:style-name="T28">a</text:span><text:span text:style-name="T28">g</text:span><text:span text:style-name="T28">e</text:span><text:span text:style-name="T28"> </text:span><text:span text:style-name="T28">p</text:span><text:span text:style-name="T28">a</text:span><text:span text:style-name="T28">y</text:span><text:span text:style-name="T28">l</text:span><text:span text:style-name="T28">o</text:span><text:span text:style-name="T28">a</text:span><text:span text:style-name="T28">d</text:span><text:span text:style-name="T28">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2.53cm" svg:height="4.402cm" svg:x="12.354cm" svg:y="0.9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9">FID</text:p>
              </table:table-cell>
              <table:table-cell table:style-name="ce2">
                <text:p text:style-name="P80">Pos</text:p>
              </table:table-cell>
              <table:table-cell>
                <text:p text:style-name="P79">DI</text:p>
              </table:table-cell>
              <table:table-cell>
                <text:p text:style-name="P79">TV</text:p>
              </table:table-cell>
              <table:table-cell>
                <text:p text:style-name="P79">MO</text:p>
              </table:table-cell>
              <table:table-cell>
                <text:p text:style-name="P79">CDA</text:p>
              </table:table-cell>
            </table:table-row>
            <table:table-row table:style-name="ro2" table:default-cell-style-name="ce3">
              <table:table-cell>
                <text:p text:style-name="P81">CoAP.Code</text:p>
              </table:table-cell>
              <table:table-cell>
                <text:p text:style-name="P81">1</text:p>
              </table:table-cell>
              <table:table-cell>
                <text:p text:style-name="P81">up</text:p>
              </table:table-cell>
              <table:table-cell>
                <text:p text:style-name="P81">1</text:p>
              </table:table-cell>
              <table:table-cell>
                <text:p text:style-name="P81">equal</text:p>
              </table:table-cell>
              <table:table-cell>
                <text:p text:style-name="P81">not-sent</text:p>
              </table:table-cell>
            </table:table-row>
            <table:table-row table:style-name="ro3" table:default-cell-style-name="ce3">
              <table:table-cell>
                <text:p text:style-name="P81">CoAP.Code</text:p>
              </table:table-cell>
              <table:table-cell>
                <text:p text:style-name="P81">1</text:p>
              </table:table-cell>
              <table:table-cell>
                <text:p text:style-name="P81">dw</text:p>
              </table:table-cell>
              <table:table-cell>
                <text:p text:style-name="P81">[69,132]</text:p>
              </table:table-cell>
              <table:table-cell>
                <text:p text:style-name="P81">match-mapping</text:p>
              </table:table-cell>
              <table:table-cell>
                <text:p text:style-name="P81">mapping-sent</text:p>
              </table:table-cell>
            </table:table-row>
            <table:table-row table:style-name="ro3" table:default-cell-style-name="ce3">
              <table:table-cell>
                <text:p text:style-name="P81">CoAP.Uri-Path</text:p>
              </table:table-cell>
              <table:table-cell>
                <text:p text:style-name="P81">1</text:p>
              </table:table-cell>
              <table:table-cell>
                <text:p text:style-name="P81">bi</text:p>
              </table:table-cell>
              <table:table-cell>
                <text:p text:style-name="P81">“temperature”</text:p>
              </table:table-cell>
              <table:table-cell>
                <text:p text:style-name="P81">equal</text:p>
              </table:table-cell>
              <table:table-cell>
                <text:p text:style-name="P81">not-sent</text:p>
              </table:table-cell>
            </table:table-row>
            <table:table-row table:style-name="ro4" table:default-cell-style-name="ce3">
              <table:table-cell>
                <text:p text:style-name="P81">CoAP.Option-End</text:p>
              </table:table-cell>
              <table:table-cell>
                <text:p text:style-name="P81">1</text:p>
              </table:table-cell>
              <table:table-cell>
                <text:p text:style-name="P81">dw</text:p>
              </table:table-cell>
              <table:table-cell>
                <text:p text:style-name="P81">0xFF</text:p>
              </table:table-cell>
              <table:table-cell>
                <text:p text:style-name="P81">equal</text:p>
              </table:table-cell>
              <table:table-cell>
                <text:p text:style-name="P81">not-sent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02" draw:text-style-name="P28" draw:layer="layout" svg:x1="3.556cm" svg:y1="7.62cm" svg:x2="3.556cm" svg:y2="9.398cm">
          <text:p/>
        </draw:line>
        <draw:custom-shape draw:name="Shape 884" draw:style-name="gr203" draw:text-style-name="P83" draw:layer="layout" svg:width="5.225cm" svg:height="0.903cm" svg:x="1.887cm" svg:y="9.814cm">
          <text:p text:style-name="P82">Rule Id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204" draw:text-style-name="P84" draw:layer="layout" svg:width="3.447cm" svg:height="0.903cm" svg:x="1.887cm" svg:y="10.746cm">
          <text:p text:style-name="P82">Residue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5" draw:text-style-name="P56" draw:layer="layout" svg:width="11.938cm" svg:height="0.938cm" svg:x="5.334cm" svg:y="10.746cm">
          <text:p text:style-name="P55"><text:span text:style-name="T2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206" draw:text-style-name="P85" draw:layer="layout" svg:width="3.048cm" svg:height="0.938cm" svg:x="17.272cm" svg:y="10.746cm">
          <text:p text:style-name="P28"><text:span text:style-name="T28"/></text:p>
          <text:p text:style-name="P28"><text:span text:style-name="T28">Padding</text:span></text:p>
          <text:p text:style-name="P55"><text:span text:style-name="T28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Outer Compression</text:p>
          </draw:text-box>
        </draw:frame>
        <draw:custom-shape draw:style-name="gr207" draw:text-style-name="P29" draw:layer="layout" svg:width="6.72cm" svg:height="4.518cm" svg:x="1.27cm" svg:y="4.31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7" draw:layer="layout" svg:width="4.135cm" svg:height="0.8cm" svg:x="3.855cm" svg:y="4.317cm">
          <text:p text:style-name="P86"><text:span text:style-name="T48">opt3</text:span></text:p>
          <draw:enhanced-geometry svg:viewBox="0 0 21600 21600" draw:type="rectangle" draw:enhanced-path="M 0 0 L 21600 0 21600 21600 0 21600 0 0 Z N"/>
        </draw:custom-shape>
        <draw:custom-shape draw:style-name="gr209" draw:text-style-name="P89" draw:layer="layout" svg:width="2.988cm" svg:height="0.802cm" svg:x="1.27cm" svg:y="4.317cm">
          <text:p text:style-name="P88"><text:span text:style-name="T34">o</text:span><text:span text:style-name="T34">pt</text:span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210" draw:text-style-name="P91" draw:layer="layout" svg:width="1.952cm" svg:height="0.803cm" svg:x="2.833cm" svg:y="2.739cm">
          <text:p text:style-name="P90"><text:span text:style-name="T49">POST</text:span></text:p>
          <draw:enhanced-geometry svg:viewBox="0 0 21600 21600" draw:type="rectangle" draw:enhanced-path="M 0 0 L 21600 0 21600 21600 0 21600 0 0 Z N"/>
        </draw:custom-shape>
        <draw:custom-shape draw:style-name="gr211" draw:text-style-name="P92" draw:layer="layout" svg:width="3.203cm" svg:height="0.803cm" svg:x="4.785cm" svg:y="2.739cm">
          <text:p text:style-name="P90"><text:span text:style-name="T50">mi</text:span><text:span text:style-name="T50">d</text:span></text:p>
          <draw:enhanced-geometry svg:viewBox="0 0 21600 21600" draw:type="rectangle" draw:enhanced-path="M 0 0 L 21600 0 21600 21600 0 21600 0 0 Z N"/>
        </draw:custom-shape>
        <draw:custom-shape draw:style-name="gr212" draw:text-style-name="P92" draw:layer="layout" svg:width="1.563cm" svg:height="0.803cm" svg:x="1.27cm" svg:y="2.739cm">
          <text:p text:style-name="P90"><text:span text:style-name="T51">V </text:span><text:span text:style-name="T51">TKL</text:span></text:p>
          <draw:enhanced-geometry svg:viewBox="0 0 21600 21600" draw:type="rectangle" draw:enhanced-path="M 0 0 L 21600 0 21600 21600 0 21600 0 0 Z N"/>
        </draw:custom-shape>
        <draw:custom-shape draw:style-name="gr213" draw:text-style-name="P89" draw:layer="layout" svg:width="6.718cm" svg:height="0.775cm" svg:x="1.27cm" svg:y="3.542cm">
          <text:p text:style-name="P88">token</text:p>
          <draw:enhanced-geometry svg:viewBox="0 0 21600 21600" draw:type="rectangle" draw:enhanced-path="M 0 0 L 21600 0 21600 21600 0 21600 0 0 Z N"/>
        </draw:custom-shape>
        <draw:custom-shape draw:style-name="gr214" draw:text-style-name="P94" draw:layer="layout" svg:width="6.72cm" svg:height="2.089cm" svg:x="1.27cm" svg:y="6.746cm">
          <text:p text:style-name="P93"><text:span text:style-name="T52">C</text:span><text:span text:style-name="T52">i</text:span><text:span text:style-name="T52">p</text:span><text:span text:style-name="T52">h</text:span><text:span text:style-name="T52">e</text:span><text:span text:style-name="T52">rt</text:span><text:span text:style-name="T52">e</text:span><text:span text:style-name="T52">x</text:span><text:span text:style-name="T52">t</text:span></text:p>
          <text:p text:style-name="P93"><text:span text:style-name="T53"/></text:p>
          <draw:enhanced-geometry svg:viewBox="0 0 21600 21600" draw:type="rectangle" draw:enhanced-path="M 0 0 L 21600 0 21600 21600 0 21600 0 0 Z N"/>
        </draw:custom-shape>
        <draw:custom-shape draw:style-name="gr215" draw:text-style-name="P95" draw:layer="layout" svg:width="3.102cm" svg:height="0.805cm" svg:x="4.888cm" svg:y="5.117cm">
          <text:p text:style-name="P28"><text:span text:style-name="T34">opt6</text:span></text:p>
          <draw:enhanced-geometry svg:viewBox="0 0 21600 21600" draw:type="rectangle" draw:enhanced-path="M 0 0 L 21600 0 21600 21600 0 21600 0 0 Z N"/>
        </draw:custom-shape>
        <draw:custom-shape draw:style-name="gr216" draw:text-style-name="P96" draw:layer="layout" svg:width="3.618cm" svg:height="0.801cm" svg:x="1.27cm" svg:y="5.117cm">
          <text:p text:style-name="P28"><text:span text:style-name="T14">opt4</text:span></text:p>
          <draw:enhanced-geometry svg:viewBox="0 0 21600 21600" draw:type="rectangle" draw:enhanced-path="M 0 0 L 21600 0 21600 21600 0 21600 0 0 Z N"/>
        </draw:custom-shape>
        <draw:custom-shape draw:style-name="gr217" draw:text-style-name="P97" draw:layer="layout" svg:width="1.551cm" svg:height="0.804cm" svg:x="6.439cm" svg:y="5.942cm">
          <text:p text:style-name="P28"><text:span text:style-name="T18">FF</text:span></text:p>
          <draw:enhanced-geometry svg:viewBox="0 0 21600 21600" draw:type="rectangle" draw:enhanced-path="M 0 0 L 21600 0 21600 21600 0 21600 0 0 Z N"/>
        </draw:custom-shape>
        <draw:custom-shape draw:style-name="gr218" draw:text-style-name="P98" draw:layer="layout" svg:width="5.169cm" svg:height="0.8cm" svg:x="1.27cm" svg:y="5.946cm">
          <text:p text:style-name="P28"><text:span text:style-name="T14">Object </text:span><text:span text:style-name="T14">Security opt</text:span></text:p>
          <draw:enhanced-geometry svg:viewBox="0 0 21600 21600" draw:type="rectangle" draw:enhanced-path="M 0 0 L 21600 0 21600 21600 0 21600 0 0 Z N"/>
        </draw:custom-shape>
        <draw:custom-shape draw:style-name="gr219" draw:text-style-name="P99" draw:layer="layout" svg:width="1.952cm" svg:height="0.803cm" svg:x="1.27cm" svg:y="6.746cm">
          <text:p text:style-name="P28"><text:span text:style-name="T29">pi</text:span><text:span text:style-name="T29">v</text:span></text:p>
          <draw:enhanced-geometry svg:viewBox="0 0 21600 21600" draw:type="rectangle" draw:enhanced-path="M 0 0 L 21600 0 21600 21600 0 21600 0 0 Z N"/>
        </draw:custom-shape>
        <draw:line draw:style-name="gr202" draw:text-style-name="P28" draw:layer="layout" svg:x1="8.59cm" svg:y1="5.279cm" svg:x2="10.368cm" svg:y2="5.279cm">
          <text:p/>
        </draw:line>
        <draw:custom-shape draw:style-name="gr220" draw:text-style-name="P100" draw:layer="layout" svg:width="1.563cm" svg:height="0.803cm" svg:x="10.845cm" svg:y="2.639cm">
          <text:p text:style-name="P90"><text:span text:style-name="T51">R</text:span><text:span text:style-name="T51">ul</text:span><text:span text:style-name="T51">eI</text:span><text:span text:style-name="T51">d’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1" draw:layer="layout" svg:width="4.149cm" svg:height="0.803cm" svg:x="10.845cm" svg:y="3.439cm">
          <text:p text:style-name="P90"><text:span text:style-name="T51">Res</text:span><text:span text:style-name="T51">idue</text:span><text:span text:style-name="T51">’</text:span></text:p>
          <draw:enhanced-geometry svg:viewBox="0 0 21600 21600" draw:type="rectangle" draw:enhanced-path="M 0 0 L 21600 0 21600 21600 0 21600 0 0 Z N"/>
        </draw:custom-shape>
        <draw:custom-shape draw:style-name="gr214" draw:text-style-name="P94" draw:layer="layout" svg:width="6.72cm" svg:height="2.089cm" svg:x="10.814cm" svg:y="4.263cm">
          <text:p text:style-name="P93"><text:span text:style-name="T52">C</text:span><text:span text:style-name="T52">i</text:span><text:span text:style-name="T52">p</text:span><text:span text:style-name="T52">h</text:span><text:span text:style-name="T52">e</text:span><text:span text:style-name="T52">rt</text:span><text:span text:style-name="T52">e</text:span><text:span text:style-name="T52">x</text:span><text:span text:style-name="T52">t</text:span></text:p>
          <text:p text:style-name="P93"><text:span text:style-name="T53"/></text:p>
          <draw:enhanced-geometry svg:viewBox="0 0 21600 21600" draw:type="rectangle" draw:enhanced-path="M 0 0 L 21600 0 21600 21600 0 21600 0 0 Z N"/>
        </draw:custom-shape>
        <draw:custom-shape draw:style-name="gr219" draw:text-style-name="P99" draw:layer="layout" svg:width="1.952cm" svg:height="0.803cm" svg:x="10.814cm" svg:y="4.263cm">
          <text:p text:style-name="P28"><text:span text:style-name="T29">piv</text:span></text:p>
          <draw:enhanced-geometry svg:viewBox="0 0 21600 21600" draw:type="rectangle" draw:enhanced-path="M 0 0 L 21600 0 21600 21600 0 21600 0 0 Z N"/>
        </draw:custom-shape>
        <draw:custom-shape draw:style-name="gr222" draw:text-style-name="P29" draw:layer="layout" svg:width="2.148cm" svg:height="0.959cm" svg:x="10.814cm" svg:y="6.352cm">
          <text:p text:style-name="P28"><text:span text:style-name="T31">Padding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259cm" svg:height="6.435cm" svg:x="13.451cm" svg:y="7.50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ce4">
              <table:table-cell>
                <text:p text:style-name="P102">FID</text:p>
              </table:table-cell>
              <table:table-cell>
                <text:p text:style-name="P102">Pos</text:p>
              </table:table-cell>
              <table:table-cell>
                <text:p text:style-name="P102">DI</text:p>
              </table:table-cell>
              <table:table-cell>
                <text:p text:style-name="P102">TV</text:p>
              </table:table-cell>
              <table:table-cell>
                <text:p text:style-name="P102">MO</text:p>
              </table:table-cell>
              <table:table-cell>
                <text:p text:style-name="P102">CDA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0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2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KL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2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68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mi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</text:p>
              </table:table-cell>
              <table:table-cell>
                <text:p text:style-name="P102">MSB(12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token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80</text:p>
              </table:table-cell>
              <table:table-cell>
                <text:p text:style-name="P102">MSB(5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Uri-Host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localhost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bject-Security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b’\tclient’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bject-Security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b’’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6" table:default-cell-style-name="ce4">
              <table:table-cell>
                <text:p text:style-name="P102">Option-En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FF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re_20_et_20_contenu">
        <office:forms form:automatic-focus="false" form:apply-design-mode="false"/>
        <draw:custom-shape draw:style-name="gr115" draw:text-style-name="P29" draw:layer="layout" svg:width="3.556cm" svg:height="2.286cm" svg:x="3.44cm" svg:y="4.06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4.456cm" svg:y="5.58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13" draw:text-style-name="P8" draw:layer="layout" svg:width="3.402cm" svg:height="0.839cm" svg:x="3.54cm" svg:y="4.064cm">
          <draw:text-box>
            <text:p><text:span text:style-name="T31">OSC </text:span><text:span text:style-name="T31">Req.</text:span></text:p>
          </draw:text-box>
        </draw:frame>
        <draw:custom-shape draw:style-name="gr223" draw:text-style-name="P77" draw:layer="layout" svg:width="2.54cm" svg:height="0.762cm" svg:x="4.456cm" svg:y="4.826cm">
          <text:p text:style-name="P28"><text:span text:style-name="T18">Kid = SID</text:span></text:p>
          <draw:enhanced-geometry svg:viewBox="0 0 21600 21600" draw:type="rectangle" draw:enhanced-path="M 0 0 L 21600 0 21600 21600 0 21600 0 0 Z N"/>
        </draw:custom-shape>
        <draw:custom-shape draw:style-name="gr224" draw:text-style-name="P69" draw:layer="layout" svg:width="2.54cm" svg:height="0.762cm" svg:x="4.456cm" svg:y="5.58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custom-shape draw:style-name="gr225" draw:text-style-name="P105" draw:layer="layout" svg:width="3.556cm" svg:height="2.024cm" svg:x="3.44cm" svg:y="8.836cm">
          <text:p text:style-name="P103"><text:span text:style-name="T54"/></text:p>
          <text:p text:style-name="P104"><text:span text:style-name="T31">OSC Resp.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3.048cm" svg:height="0.508cm" svg:x="3.694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6" draw:text-style-name="P58" draw:layer="layout" svg:width="3.048cm" svg:height="0.508cm" svg:x="3.594cm" svg:y="11.0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7" draw:text-style-name="P106" draw:layer="layout" svg:width="2.286cm" svg:height="0.9cm" draw:transform="rotate (1.5707963267949) translate (2.54cm 6.35cm)">
          <text:p text:style-name="P28">Token</text:p>
          <draw:enhanced-geometry svg:viewBox="0 0 21600 21600" draw:type="rectangle" draw:enhanced-path="M 0 0 L 21600 0 21600 21600 0 21600 0 0 Z N"/>
        </draw:custom-shape>
        <draw:custom-shape draw:style-name="gr228" draw:text-style-name="P106" draw:layer="layout" svg:width="2.032cm" svg:height="0.9cm" draw:transform="rotate (1.5707963267949) translate (2.54cm 10.868cm)">
          <text:p text:style-name="P28">Tok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9" draw:layer="layout" svg:width="1.016cm" svg:height="1.016cm" svg:x="9.652cm" svg:y="4.0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0.668cm" svg:y="4.0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1.684cm" svg:y="4.0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2.7cm" svg:y="4.064cm">
          <text:p text:style-name="P28">h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3.716cm" svg:y="4.064cm">
          <text:p text:style-name="P28">k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14.732cm" svg:y="4.064cm">
          <text:p text:style-name="P28">n</text:p>
          <draw:enhanced-geometry svg:viewBox="0 0 21600 21600" draw:type="rectangle" draw:enhanced-path="M 0 0 L 21600 0 21600 21600 0 21600 0 0 Z N"/>
        </draw:custom-shape>
        <draw:custom-shape draw:style-name="gr229" draw:text-style-name="P29" draw:layer="layout" svg:width="5.08cm" svg:height="1.016cm" svg:x="17.78cm" svg:y="4.064cm">
          <text:p text:style-name="P28">kid</text:p>
          <draw:enhanced-geometry svg:viewBox="0 0 21600 21600" draw:type="rectangle" draw:enhanced-path="M 0 0 L 21600 0 21600 21600 0 21600 0 0 Z N"/>
        </draw:custom-shape>
        <draw:frame draw:style-name="gr183" draw:text-style-name="P61" draw:layer="layout" svg:width="8.89cm" svg:height="0.962cm" svg:x="12.192cm" svg:y="2.594cm">
          <draw:text-box>
            <text:p text:style-name="P70"><text:span text:style-name="T32">Object-</text:span><text:span text:style-name="T32">Securit</text:span><text:span text:style-name="T32">y </text:span><text:span text:style-name="T32">option</text:span></text:p>
          </draw:text-box>
        </draw:frame>
        <draw:custom-shape draw:style-name="gr130" draw:text-style-name="P29" draw:layer="layout" svg:width="1.016cm" svg:height="1.016cm" svg:x="9.661cm" svg:y="5.3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0.677cm" svg:y="5.3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1.693cm" svg:y="5.3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2.709cm" svg:y="5.364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13.725cm" svg:y="5.364cm">
          <text:p text:style-name="P28">1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14.741cm" svg:y="5.364cm">
          <text:p text:style-name="P28">1</text:p>
          <draw:enhanced-geometry svg:viewBox="0 0 21600 21600" draw:type="rectangle" draw:enhanced-path="M 0 0 L 21600 0 21600 21600 0 21600 0 0 Z N"/>
        </draw:custom-shape>
        <draw:custom-shape draw:style-name="gr229" draw:text-style-name="P29" draw:layer="layout" svg:width="5.08cm" svg:height="1.016cm" svg:x="17.789cm" svg:y="5.364cm">
          <text:p text:style-name="P28">b’client’</text:p>
          <draw:enhanced-geometry svg:viewBox="0 0 21600 21600" draw:type="rectangle" draw:enhanced-path="M 0 0 L 21600 0 21600 21600 0 21600 0 0 Z N"/>
        </draw:custom-shape>
        <draw:frame draw:style-name="gr111" draw:text-style-name="P8" draw:layer="layout" svg:width="1.641cm" svg:height="1.016cm" svg:x="8.02cm" svg:y="5.588cm">
          <draw:text-box>
            <text:p>e.g.</text:p>
          </draw:text-box>
        </draw:frame>
        <draw:line draw:style-name="gr7" draw:text-style-name="P10" draw:layer="layout" svg:x1="8.89cm" svg:y1="7.112cm" svg:x2="10.414cm" svg:y2="7.112cm">
          <text:p/>
        </draw:line>
        <draw:frame draw:style-name="gr111" draw:text-style-name="P8" draw:layer="layout" svg:width="13.208cm" svg:height="1.016cm" svg:x="10.668cm" svg:y="6.604cm">
          <draw:text-box>
            <text:p>TV = b’\tclient’, MO = equal, CDA= not-sent</text:p>
          </draw:text-box>
        </draw:frame>
        <draw:frame draw:style-name="gr111" draw:text-style-name="P8" draw:layer="layout" svg:width="13.97cm" svg:height="1.016cm" svg:x="9.652cm" svg:y="8.89cm">
          <draw:text-box>
            <text:p>OptionLength = 0 (sends empty O_S option)</text:p>
          </draw:text-box>
        </draw:frame>
        <draw:line draw:style-name="gr7" draw:text-style-name="P10" draw:layer="layout" svg:x1="8.898cm" svg:y1="10.46cm" svg:x2="10.422cm" svg:y2="10.46cm">
          <text:p/>
        </draw:line>
        <draw:frame draw:style-name="gr111" draw:text-style-name="P8" draw:layer="layout" svg:width="13.208cm" svg:height="1.016cm" svg:x="10.668cm" svg:y="10.004cm">
          <draw:text-box>
            <text:p>TV = b’’, MO = equal, CDA= not-sent.</text:p>
          </draw:text-box>
        </draw:frame>
        <draw:frame draw:style-name="gr2" draw:text-style-name="P8" draw:layer="layout" svg:width="21.344cm" svg:height="2.384cm" svg:x="0.754cm" svg:y="0.255cm">
          <draw:text-box>
            <text:p>Outer Compression: </text:p>
            <text:p>Object-Security op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re_20_et_20_contenu">
        <office:forms form:automatic-focus="false" form:apply-design-mode="false"/>
        <draw:frame draw:style-name="standard" draw:layer="layout" svg:width="9.255cm" svg:height="4.823cm" svg:x="16.058cm" svg:y="9.28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3"/>
            <table:table-row table:style-name="ro5" table:default-cell-style-name="ce4">
              <table:table-cell>
                <text:p text:style-name="P102">FID</text:p>
              </table:table-cell>
              <table:table-cell>
                <text:p text:style-name="P102">Pos</text:p>
              </table:table-cell>
              <table:table-cell>
                <text:p text:style-name="P102">DI</text:p>
              </table:table-cell>
              <table:table-cell>
                <text:p text:style-name="P102">TV</text:p>
              </table:table-cell>
              <table:table-cell>
                <text:p text:style-name="P102">MO</text:p>
              </table:table-cell>
              <table:table-cell>
                <text:p text:style-name="P102">CDA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0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KL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2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mi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</text:p>
              </table:table-cell>
              <table:table-cell>
                <text:p text:style-name="P102">MSB(12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token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80</text:p>
              </table:table-cell>
              <table:table-cell>
                <text:p text:style-name="P102">MSB(5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Uri-Host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localhost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bject-Security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b’\tclient’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ption-En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FF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30" draw:text-style-name="P29" draw:layer="layout" svg:width="5.842cm" svg:height="2.858cm" svg:x="0cm" svg:y="11.43cm">
          <text:p/>
          <draw:enhanced-geometry svg:viewBox="0 0 21600 21600" draw:type="rectangle" draw:enhanced-path="M 0 0 L 21600 0 21600 21600 0 21600 0 0 Z N"/>
        </draw:custom-shape>
        <draw:frame draw:style-name="gr231" draw:text-style-name="P108" draw:layer="layout" svg:width="6.265cm" svg:height="1.115cm" svg:x="6.604cm" svg:y="6.858cm">
          <draw:text-box>
            <text:p text:style-name="P107"><text:span text:style-name="T15">Option 21: </text:span><text:span text:style-name="T15">OBJECT_S</text:span><text:span text:style-name="T15">ECURITY</text:span></text:p>
            <text:p text:style-name="P107"><text:span text:style-name="T15">Value = </text:span><text:span text:style-name="T15">b'\tclient'</text:span></text:p>
          </draw:text-box>
        </draw:frame>
        <draw:frame draw:style-name="gr2" draw:text-style-name="P8" draw:layer="layout" svg:width="21.344cm" svg:height="2.384cm" svg:x="0.754cm" svg:y="0.255cm">
          <draw:text-box>
            <text:p>GET Temperature:</text:p>
            <text:p>Analysis – SCHC + OSCORE</text:p>
          </draw:text-box>
        </draw:frame>
        <draw:frame draw:style-name="gr232" draw:text-style-name="P109" draw:layer="layout" svg:width="4.318cm" svg:height="0.762cm" svg:x="2.794cm" svg:y="2.286cm">
          <draw:text-box>
            <text:p><text:span text:style-name="T35">Request </text:span><text:span text:style-name="T35">Code 1 </text:span><text:span text:style-name="T35">"GET"</text:span></text:p>
          </draw:text-box>
        </draw:frame>
        <draw:frame draw:style-name="gr233" draw:text-style-name="P110" draw:layer="layout" svg:width="4.121cm" svg:height="1.073cm" svg:x="9.144cm" svg:y="2.229cm">
          <draw:text-box>
            <text:p><text:span text:style-name="T35">Option 11: </text:span><text:span text:style-name="T35">URI_PATH</text:span></text:p>
            <text:p><text:span text:style-name="T35">Value = </text:span><text:span text:style-name="T35">temperature</text:span></text:p>
          </draw:text-box>
        </draw:frame>
        <draw:frame draw:style-name="gr234" draw:text-style-name="P111" draw:layer="layout" svg:width="5.137cm" svg:height="0.963cm" svg:x="5.023cm" svg:y="3.863cm">
          <draw:text-box>
            <text:p><text:span text:style-name="T34">b'</text:span><text:span text:style-name="T55">\x01</text:span><text:span text:style-name="T56">\xbb</text:span><text:span text:style-name="T56">temperatu</text:span><text:span text:style-name="T56">re</text:span><text:span text:style-name="T34">'</text:span></text:p>
          </draw:text-box>
        </draw:frame>
        <draw:line draw:style-name="gr7" draw:text-style-name="P10" draw:layer="layout" svg:x1="5.08cm" svg:y1="3.048cm" svg:x2="5.842cm" svg:y2="3.863cm">
          <text:p/>
        </draw:line>
        <draw:line draw:style-name="gr7" draw:text-style-name="P10" draw:layer="layout" svg:x1="10.865cm" svg:y1="3.302cm" svg:x2="9.652cm" svg:y2="3.863cm">
          <text:p/>
        </draw:line>
        <draw:frame draw:style-name="standard" draw:layer="layout" svg:width="8.925cm" svg:height="2.027cm" svg:x="15.848cm" svg:y="3.45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7" table:default-cell-style-name="ce5">
              <table:table-cell>
                <text:p text:style-name="P112">FID</text:p>
              </table:table-cell>
              <table:table-cell table:style-name="ce6">
                <text:p text:style-name="P113">Pos</text:p>
              </table:table-cell>
              <table:table-cell>
                <text:p text:style-name="P112">DI</text:p>
              </table:table-cell>
              <table:table-cell>
                <text:p text:style-name="P112">TV</text:p>
              </table:table-cell>
              <table:table-cell>
                <text:p text:style-name="P112">MO</text:p>
              </table:table-cell>
              <table:table-cell>
                <text:p text:style-name="P112">CDA</text:p>
              </table:table-cell>
            </table:table-row>
            <table:table-row table:style-name="ro8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9" table:default-cell-style-name="ce4">
              <table:table-cell>
                <text:p text:style-name="P102">Uri-Path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temperature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35" draw:text-style-name="P114" draw:layer="layout" svg:width="0.815cm" svg:height="0.508cm" draw:transform="rotate (-1.5707963267949) translate (7.62cm 4.572cm)">
          <text:p text:style-name="P28"><text:span text:style-name="T3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6" draw:text-style-name="P115" draw:layer="layout" svg:width="4.572cm" svg:height="0.763cm" svg:x="0.354cm" svg:y="3.91cm">
          <draw:text-box>
            <text:p><text:span text:style-name="T34">OSCORE </text:span><text:span text:style-name="T34">Plaintext</text:span></text:p>
          </draw:text-box>
        </draw:frame>
        <draw:frame draw:style-name="gr237" draw:text-style-name="P111" draw:layer="layout" svg:width="2.043cm" svg:height="0.763cm" svg:x="6.593cm" svg:y="5.587cm">
          <draw:text-box>
            <text:p><text:span text:style-name="T34">b'</text:span><text:span text:style-name="T57">\x00</text:span><text:span text:style-name="T34">'</text:span></text:p>
          </draw:text-box>
        </draw:frame>
        <draw:frame draw:style-name="gr80" draw:text-style-name="P8" draw:layer="layout" svg:width="6.625cm" svg:height="1.427cm" svg:x="15.981cm" svg:y="2.639cm">
          <draw:text-box>
            <text:p><text:span text:style-name="T31">Inner </text:span><text:span text:style-name="T31">Rule </text:span><text:span text:style-name="T31">(Rule ID </text:span><text:span text:style-name="T31">0x00)</text:span></text:p>
          </draw:text-box>
        </draw:frame>
        <draw:frame draw:style-name="gr238" draw:text-style-name="P116" draw:layer="layout" svg:width="3.148cm" svg:height="0.763cm" svg:x="10.822cm" svg:y="5.588cm">
          <draw:text-box>
            <text:p><text:span text:style-name="T34">Rule ID </text:span><text:span text:style-name="T34">0x00</text:span></text:p>
          </draw:text-box>
        </draw:frame>
        <draw:line draw:style-name="gr184" draw:text-style-name="P117" draw:layer="layout" svg:x1="10.414cm" svg:y1="5.996cm" svg:x2="8.382cm" svg:y2="5.996cm">
          <text:p text:style-name="P28"><text:span text:style-name="T34"/></text:p>
        </draw:line>
        <draw:frame draw:style-name="gr111" draw:text-style-name="P115" draw:layer="layout" svg:width="5.08cm" svg:height="1.016cm" svg:x="1.016cm" svg:y="5.588cm">
          <draw:text-box>
            <text:p><text:span text:style-name="T34">Compress</text:span><text:span text:style-name="T34">ed </text:span><text:span text:style-name="T34">Plaintext</text:span></text:p>
          </draw:text-box>
        </draw:frame>
        <draw:frame draw:style-name="gr234" draw:text-style-name="P111" draw:layer="layout" svg:width="15.915cm" svg:height="0.963cm" svg:x="0.595cm" svg:y="7.882cm">
          <draw:text-box>
            <text:p text:style-name="P107"><text:span text:style-name="T34">b'A</text:span><text:span text:style-name="T58">\x02</text:span><text:span text:style-name="T59">\x0</text:span><text:span text:style-name="T59">0\x01</text:span><text:span text:style-name="T60">\x82</text:span><text:span text:style-name="T61">9localhost</text:span><text:span text:style-name="T62">\xd7\x05\t</text:span><text:span text:style-name="T62">client</text:span><text:span text:style-name="T34">\xff</text:span><text:span text:style-name="T63">\x</text:span><text:span text:style-name="T63">00</text:span><text:span text:style-name="T57">Y\x8arN</text:span><text:span text:style-name="T57">\t\xa6\x84-</text:span><text:span text:style-name="T57">\x9a</text:span><text:span text:style-name="T34">'</text:span></text:p>
          </draw:text-box>
        </draw:frame>
        <draw:path draw:style-name="gr239" draw:text-style-name="P10" draw:layer="layout" svg:width="1.523cm" svg:height="6.619cm" draw:transform="rotate (-1.5707963267949) translate (14.24cm 6.34999999999999cm)" svg:viewBox="0 0 1524 6620" svg:d="M0 6620c508 0 254-3810 254-4826s1270-1794 1270-1794">
          <text:p/>
        </draw:path>
        <draw:frame draw:style-name="gr240" draw:text-style-name="P8" draw:layer="layout" svg:width="1.778cm" svg:height="0.762cm" svg:x="8.128cm" svg:y="7.112cm">
          <draw:text-box>
            <text:p/>
          </draw:text-box>
        </draw:frame>
        <draw:frame draw:style-name="gr241" draw:text-style-name="P119" draw:layer="layout" svg:width="1.086cm" svg:height="0.763cm" svg:x="10.668cm" svg:y="8.635cm">
          <draw:text-box>
            <text:p text:style-name="P118"><text:span text:style-name="T64">piv</text:span></text:p>
          </draw:text-box>
        </draw:frame>
        <draw:frame draw:style-name="gr111" draw:text-style-name="P115" draw:layer="layout" svg:width="5.08cm" svg:height="1.016cm" svg:x="16.256cm" svg:y="7.829cm">
          <draw:text-box>
            <text:p><text:span text:style-name="T34">Protected </text:span><text:span text:style-name="T34">Message</text:span></text:p>
          </draw:text-box>
        </draw:frame>
        <draw:frame draw:style-name="gr242" draw:text-style-name="P121" draw:layer="layout" svg:width="3.81cm" svg:height="1.039cm" svg:x="5.08cm" svg:y="8.736cm">
          <draw:text-box>
            <text:p text:style-name="P120"><text:span text:style-name="T33">Option 3: </text:span><text:span text:style-name="T33">URI_HOST</text:span></text:p>
            <text:p text:style-name="P120"><text:span text:style-name="T33">Value = </text:span><text:span text:style-name="T33">localhost</text:span></text:p>
          </draw:text-box>
        </draw:frame>
        <draw:frame draw:style-name="gr243" draw:text-style-name="P122" draw:layer="layout" svg:width="1.524cm" svg:height="0.645cm" svg:x="4.064cm" svg:y="7.237cm">
          <draw:text-box>
            <text:p text:style-name="P120"><text:span text:style-name="T33">Token</text:span></text:p>
          </draw:text-box>
        </draw:frame>
        <draw:frame draw:style-name="gr244" draw:text-style-name="P123" draw:layer="layout" svg:width="1.092cm" svg:height="0.645cm" svg:x="2.664cm" svg:y="7.238cm">
          <draw:text-box>
            <text:p text:style-name="P120"><text:span text:style-name="T33">Mid</text:span></text:p>
          </draw:text-box>
        </draw:frame>
        <draw:frame draw:style-name="gr245" draw:text-style-name="P123" draw:layer="layout" svg:width="1.984cm" svg:height="1.433cm" svg:x="1.318cm" svg:y="8.727cm">
          <draw:text-box>
            <text:p text:style-name="P120"><text:span text:style-name="T33">Request </text:span><text:span text:style-name="T33">Code 2 </text:span><text:span text:style-name="T33">"POST"</text:span></text:p>
          </draw:text-box>
        </draw:frame>
        <draw:frame draw:style-name="gr246" draw:text-style-name="P124" draw:layer="layout" svg:width="1.092cm" svg:height="0.645cm" svg:x="2.664cm" svg:y="7.239cm">
          <draw:text-box>
            <text:p text:style-name="P120"><text:span text:style-name="T33">Mid</text:span></text:p>
          </draw:text-box>
        </draw:frame>
        <draw:frame draw:style-name="gr247" draw:text-style-name="P111" draw:layer="layout" svg:width="3.048cm" svg:height="0.763cm" svg:x="2.386cm" svg:y="10.922cm">
          <draw:text-box>
            <text:p text:style-name="P107"><text:span text:style-name="T34">0b</text:span><text:span text:style-name="T59">0001</text:span><text:span text:style-name="T60">01</text:span><text:span text:style-name="T60">0</text:span><text:span text:style-name="T63">0</text:span></text:p>
          </draw:text-box>
        </draw:frame>
        <draw:frame draw:style-name="gr234" draw:text-style-name="P111" draw:layer="layout" svg:width="9.652cm" svg:height="0.963cm" svg:x="2.032cm" svg:y="12.146cm">
          <draw:text-box>
            <text:p text:style-name="P107"><text:span text:style-name="T34">b'</text:span><text:span text:style-name="T65">\x00</text:span><text:span text:style-name="T56">\x14</text:span><text:span text:style-name="T63">\x00</text:span><text:span text:style-name="T57">\xb3\x</text:span><text:span text:style-name="T57">14\xe4\x9</text:span><text:span text:style-name="T57">c\x13M\x0</text:span><text:span text:style-name="T57">8[4</text:span><text:span text:style-name="T34">'</text:span></text:p>
          </draw:text-box>
        </draw:frame>
        <draw:line draw:style-name="gr7" draw:text-style-name="P10" draw:layer="layout" svg:x1="14.732cm" svg:y1="8.636cm" svg:x2="10.668cm" svg:y2="12.146cm">
          <text:p/>
        </draw:line>
        <draw:frame draw:style-name="gr111" draw:text-style-name="P115" draw:layer="layout" svg:width="5.08cm" svg:height="1.275cm" svg:x="11.43cm" svg:y="11.897cm">
          <draw:text-box>
            <text:p><text:span text:style-name="T34">Compress</text:span><text:span text:style-name="T34">ed (outer) </text:span><text:span text:style-name="T34">Message</text:span></text:p>
          </draw:text-box>
        </draw:frame>
        <draw:frame draw:style-name="gr248" draw:text-style-name="P8" draw:layer="layout" svg:width="4.318cm" svg:height="0.662cm" svg:x="5.334cm" svg:y="10.93cm">
          <draw:text-box>
            <text:p><text:span text:style-name="T35">Compressio</text:span><text:span text:style-name="T35">n Residue</text:span></text:p>
          </draw:text-box>
        </draw:frame>
        <draw:line draw:style-name="gr7" draw:text-style-name="P10" draw:layer="layout" svg:x1="4.572cm" svg:y1="8.636cm" svg:x2="4.572cm" svg:y2="10.922cm">
          <text:p/>
        </draw:line>
        <draw:line draw:style-name="gr7" draw:text-style-name="P10" draw:layer="layout" svg:x1="3.556cm" svg:y1="8.636cm" svg:x2="3.556cm" svg:y2="10.922cm">
          <text:p/>
        </draw:line>
        <draw:custom-shape draw:style-name="gr249" draw:text-style-name="P10" draw:layer="layout" svg:width="0.636cm" svg:height="2.286cm" draw:transform="rotate (-1.5707963267949) translate (5.18cm 11.5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0" draw:text-style-name="P109" draw:layer="layout" svg:width="2.794cm" svg:height="1.115cm" svg:x="1.878cm" svg:y="12.854cm">
          <draw:text-box>
            <text:p><text:span text:style-name="T15">Rule ID </text:span><text:span text:style-name="T15">0x00 (outer)</text:span></text:p>
          </draw:text-box>
        </draw:frame>
        <draw:frame draw:style-name="gr80" draw:text-style-name="P8" draw:layer="layout" svg:width="7.64cm" svg:height="1.427cm" svg:x="15.982cm" svg:y="8.54cm">
          <draw:text-box>
            <text:p><text:span text:style-name="T31">Outer </text:span><text:span text:style-name="T31">Rule </text:span><text:span text:style-name="T31">(Rule ID </text:span><text:span text:style-name="T31">0x00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GET Temperature:</text:p>
            <text:p>Analysis – SCHC only (no OSCORE)</text:p>
          </draw:text-box>
        </draw:frame>
        <draw:frame draw:style-name="gr251" draw:text-style-name="P111" draw:layer="layout" svg:width="10.26cm" svg:height="0.814cm" svg:x="1.932cm" svg:y="3.302cm">
          <draw:text-box>
            <text:p text:style-name="P107"><text:span text:style-name="T34">b'A</text:span><text:span text:style-name="T65">\x01</text:span><text:span text:style-name="T59">\x0</text:span><text:span text:style-name="T59">0\x01</text:span><text:span text:style-name="T60">\x82</text:span><text:span text:style-name="T61">9localhost</text:span><text:span text:style-name="T56">\x8btempe</text:span><text:span text:style-name="T56">rature</text:span><text:span text:style-name="T34">'</text:span></text:p>
          </draw:text-box>
        </draw:frame>
        <draw:frame draw:style-name="gr232" draw:text-style-name="P109" draw:layer="layout" svg:width="4.318cm" svg:height="0.762cm" svg:x="0.294cm" svg:y="2.586cm">
          <draw:text-box>
            <text:p><text:span text:style-name="T35">Request </text:span><text:span text:style-name="T35">Code 1 </text:span><text:span text:style-name="T35">"GET"</text:span></text:p>
          </draw:text-box>
        </draw:frame>
        <draw:frame draw:style-name="gr246" draw:text-style-name="P124" draw:layer="layout" svg:width="1.092cm" svg:height="0.645cm" svg:x="3.988cm" svg:y="4.116cm">
          <draw:text-box>
            <text:p text:style-name="P120"><text:span text:style-name="T33">Mid</text:span></text:p>
          </draw:text-box>
        </draw:frame>
        <draw:frame draw:style-name="gr243" draw:text-style-name="P122" draw:layer="layout" svg:width="1.524cm" svg:height="0.645cm" svg:x="5.08cm" svg:y="2.657cm">
          <draw:text-box>
            <text:p text:style-name="P120"><text:span text:style-name="T33">Token</text:span></text:p>
          </draw:text-box>
        </draw:frame>
        <draw:frame draw:style-name="gr242" draw:text-style-name="P121" draw:layer="layout" svg:width="3.81cm" svg:height="1.039cm" svg:x="5.842cm" svg:y="4.116cm">
          <draw:text-box>
            <text:p text:style-name="P120"><text:span text:style-name="T33">Option 3: </text:span><text:span text:style-name="T33">URI_HOST</text:span></text:p>
            <text:p text:style-name="P120"><text:span text:style-name="T33">Value = </text:span><text:span text:style-name="T33">localhost</text:span></text:p>
          </draw:text-box>
        </draw:frame>
        <draw:frame draw:style-name="gr233" draw:text-style-name="P110" draw:layer="layout" svg:width="4.121cm" svg:height="1.073cm" svg:x="9.145cm" svg:y="2.23cm">
          <draw:text-box>
            <text:p><text:span text:style-name="T35">Option 11: </text:span><text:span text:style-name="T35">URI_PATH</text:span></text:p>
            <text:p><text:span text:style-name="T35">Value = </text:span><text:span text:style-name="T35">temperature</text:span></text:p>
          </draw:text-box>
        </draw:frame>
        <draw:frame draw:style-name="gr252" draw:text-style-name="P111" draw:layer="layout" svg:width="2.832cm" svg:height="0.763cm" svg:x="3.564cm" svg:y="7.411cm">
          <draw:text-box>
            <text:p text:style-name="P107"><text:span text:style-name="T34">b'</text:span><text:span text:style-name="T57">\x01</text:span><text:span text:style-name="T56">\x14'</text:span></text:p>
          </draw:text-box>
        </draw:frame>
        <draw:frame draw:style-name="gr238" draw:text-style-name="P116" draw:layer="layout" svg:width="3.148cm" svg:height="1.275cm" svg:x="1.586cm" svg:y="8.174cm">
          <draw:text-box>
            <text:p><text:span text:style-name="T34">Rule ID </text:span><text:span text:style-name="T34">0x01</text:span></text:p>
            <text:p><text:span text:style-name="T34">(outer)</text:span></text:p>
          </draw:text-box>
        </draw:frame>
        <draw:frame draw:style-name="gr247" draw:text-style-name="P111" draw:layer="layout" svg:width="3.048cm" svg:height="0.763cm" svg:x="3.672cm" svg:y="6.25cm">
          <draw:text-box>
            <text:p text:style-name="P107"><text:span text:style-name="T34">0b</text:span><text:span text:style-name="T59">0001</text:span><text:span text:style-name="T60">01</text:span><text:span text:style-name="T60">0</text:span><text:span text:style-name="T63">0</text:span></text:p>
          </draw:text-box>
        </draw:frame>
        <draw:frame draw:style-name="gr248" draw:text-style-name="P8" draw:layer="layout" svg:width="4.318cm" svg:height="0.662cm" svg:x="6.62cm" svg:y="6.258cm">
          <draw:text-box>
            <text:p><text:span text:style-name="T35">Compressio</text:span><text:span text:style-name="T35">n Residue</text:span></text:p>
          </draw:text-box>
        </draw:frame>
        <draw:custom-shape draw:style-name="gr249" draw:text-style-name="P10" draw:layer="layout" svg:width="0.636cm" svg:height="2.286cm" draw:transform="rotate (-1.5707963267949) translate (6.466cm 6.88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53" draw:text-style-name="P10" draw:layer="layout" svg:x1="5.588cm" svg:y1="4.116cm" svg:x2="5.842cm" svg:y2="6.096cm">
          <text:p/>
        </draw:line>
        <draw:line draw:style-name="gr253" draw:text-style-name="P10" draw:layer="layout" svg:x1="5.334cm" svg:y1="4.116cm" svg:x2="5.08cm" svg:y2="6.25cm">
          <text:p/>
        </draw:line>
        <draw:frame draw:style-name="standard" draw:layer="layout" svg:width="9.257cm" svg:height="4.287cm" svg:x="12.619cm" svg:y="9.026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11"/>
            <table:table-column table:style-name="co24"/>
            <table:table-row table:style-name="ro5" table:default-cell-style-name="ce4">
              <table:table-cell>
                <text:p text:style-name="P102">FID</text:p>
              </table:table-cell>
              <table:table-cell>
                <text:p text:style-name="P102">Pos</text:p>
              </table:table-cell>
              <table:table-cell>
                <text:p text:style-name="P102">DI</text:p>
              </table:table-cell>
              <table:table-cell>
                <text:p text:style-name="P102">TV</text:p>
              </table:table-cell>
              <table:table-cell>
                <text:p text:style-name="P102">MO</text:p>
              </table:table-cell>
              <table:table-cell>
                <text:p text:style-name="P102">CDA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0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KL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mi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</text:p>
              </table:table-cell>
              <table:table-cell>
                <text:p text:style-name="P102">MSB(12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token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80</text:p>
              </table:table-cell>
              <table:table-cell>
                <text:p text:style-name="P102">MSB(5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Uri-Host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localhost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Uri-Path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temperature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4" draw:text-style-name="P8" draw:layer="layout" svg:width="7.64cm" svg:height="0.839cm" svg:x="12.446cm" svg:y="8.225cm">
          <draw:text-box>
            <text:p><text:span text:style-name="T31">Outer </text:span><text:span text:style-name="T31">Rule </text:span><text:span text:style-name="T31">(Rule ID </text:span><text:span text:style-name="T31">0x01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CONTENT Temperature:</text:p>
            <text:p>Analysis – SCHC + OSCORE</text:p>
          </draw:text-box>
        </draw:frame>
        <draw:frame draw:style-name="gr255" draw:text-style-name="P111" draw:layer="layout" svg:width="5.435cm" svg:height="0.763cm" svg:x="5.91cm" svg:y="3.809cm">
          <draw:text-box>
            <text:p text:style-name="P107"><text:span text:style-name="T34">b'</text:span><text:span text:style-name="T65">E</text:span><text:span text:style-name="T56">;temper</text:span><text:span text:style-name="T56">ature</text:span><text:span text:style-name="T62">\xff</text:span><text:span text:style-name="T66">23 </text:span><text:span text:style-name="T66">C</text:span><text:span text:style-name="T34">'</text:span></text:p>
          </draw:text-box>
        </draw:frame>
        <draw:frame draw:style-name="gr256" draw:text-style-name="P109" draw:layer="layout" svg:width="4.572cm" svg:height="1.107cm" svg:x="2.808cm" svg:y="2.703cm">
          <draw:text-box>
            <text:p><text:span text:style-name="T35">Successful </text:span><text:span text:style-name="T35">Response</text:span></text:p>
            <text:p><text:span text:style-name="T35">Code 69 </text:span><text:span text:style-name="T35">"2.05 </text:span><text:span text:style-name="T35">Content"</text:span></text:p>
          </draw:text-box>
        </draw:frame>
        <draw:frame draw:style-name="gr233" draw:text-style-name="P110" draw:layer="layout" svg:width="4.121cm" svg:height="1.073cm" svg:x="7.688cm" svg:y="2.639cm">
          <draw:text-box>
            <text:p><text:span text:style-name="T35">Option 3: </text:span><text:span text:style-name="T35">URI_HOST</text:span></text:p>
            <text:p><text:span text:style-name="T35">Value = </text:span><text:span text:style-name="T35">temperature</text:span></text:p>
          </draw:text-box>
        </draw:frame>
        <draw:frame draw:style-name="gr257" draw:text-style-name="P125" draw:layer="layout" svg:width="2.031cm" svg:height="0.683cm" svg:x="11.245cm" svg:y="3.81cm">
          <draw:text-box>
            <text:p text:style-name="P107"><text:span text:style-name="T15">Payload </text:span></text:p>
          </draw:text-box>
        </draw:frame>
        <draw:frame draw:style-name="gr236" draw:text-style-name="P115" draw:layer="layout" svg:width="4.572cm" svg:height="0.763cm" svg:x="1.554cm" svg:y="3.811cm">
          <draw:text-box>
            <text:p><text:span text:style-name="T34">OSCORE </text:span><text:span text:style-name="T34">Plaintext</text:span></text:p>
          </draw:text-box>
        </draw:frame>
        <draw:frame draw:style-name="gr255" draw:text-style-name="P111" draw:layer="layout" svg:width="5.422cm" svg:height="0.763cm" svg:x="6.092cm" svg:y="5.542cm">
          <draw:text-box>
            <text:p text:style-name="P107"><text:span text:style-name="T34">b'</text:span><text:span text:style-name="T57">\x00</text:span><text:span text:style-name="T66">\x19</text:span><text:span text:style-name="T66">\x19\x90!\</text:span><text:span text:style-name="T66">x80</text:span><text:span text:style-name="T34">'</text:span></text:p>
          </draw:text-box>
        </draw:frame>
        <draw:frame draw:style-name="gr258" draw:text-style-name="P126" draw:layer="layout" svg:width="2.54cm" svg:height="0.645cm" svg:x="5.01cm" svg:y="4.897cm">
          <draw:text-box>
            <text:p text:style-name="P120"><text:span text:style-name="T33">Rule ID 0x00</text:span></text:p>
          </draw:text-box>
        </draw:frame>
        <draw:line draw:style-name="gr253" draw:text-style-name="P10" draw:layer="layout" svg:x1="10.344cm" svg:y1="4.572cm" svg:x2="10.09cm" svg:y2="5.542cm">
          <text:p/>
        </draw:line>
        <draw:frame draw:style-name="gr259" draw:text-style-name="P8" draw:layer="layout" svg:width="3.048cm" svg:height="0.662cm" svg:x="11.314cm" svg:y="5.534cm">
          <draw:text-box>
            <text:p><text:span text:style-name="T35">(with </text:span><text:span text:style-name="T35">padding)</text:span></text:p>
          </draw:text-box>
        </draw:frame>
        <draw:frame draw:style-name="gr111" draw:text-style-name="P115" draw:layer="layout" svg:width="5.08cm" svg:height="1.016cm" svg:x="1.216cm" svg:y="5.588cm">
          <draw:text-box>
            <text:p><text:span text:style-name="T34">Compress</text:span><text:span text:style-name="T34">ed </text:span><text:span text:style-name="T34">Plaintext</text:span></text:p>
          </draw:text-box>
        </draw:frame>
        <draw:frame draw:style-name="gr237" draw:text-style-name="P111" draw:layer="layout" svg:width="14.337cm" svg:height="0.763cm" svg:x="0.519cm" svg:y="6.774cm">
          <draw:text-box>
            <text:p text:style-name="P107"><text:span text:style-name="T34">b'a</text:span><text:span text:style-name="T58">D</text:span><text:span text:style-name="T59">\x00\x</text:span><text:span text:style-name="T59">01</text:span><text:span text:style-name="T60">\x82</text:span><text:span text:style-name="T62">\xd</text:span><text:span text:style-name="T62">0\x08</text:span><text:span text:style-name="T34">\xff</text:span><text:span text:style-name="T57">\x</text:span><text:span text:style-name="T57">f9oN\\\nd\</text:span><text:span text:style-name="T57">xb9\xfd\x1</text:span><text:span text:style-name="T57">3*\xb7d\xb</text:span><text:span text:style-name="T57">4\x13</text:span><text:span text:style-name="T34">'</text:span></text:p>
          </draw:text-box>
        </draw:frame>
        <draw:frame draw:style-name="gr111" draw:text-style-name="P115" draw:layer="layout" svg:width="5.08cm" svg:height="1.016cm" svg:x="14.732cm" svg:y="6.858cm">
          <draw:text-box>
            <text:p><text:span text:style-name="T34">Protected </text:span><text:span text:style-name="T34">Message</text:span></text:p>
          </draw:text-box>
        </draw:frame>
        <draw:frame draw:style-name="gr231" draw:text-style-name="P108" draw:layer="layout" svg:width="6.265cm" svg:height="1.115cm" svg:x="4.403cm" svg:y="7.62cm">
          <draw:text-box>
            <text:p text:style-name="P107"><text:span text:style-name="T15">Option 21: </text:span><text:span text:style-name="T15">OBJECT_S</text:span><text:span text:style-name="T15">ECURITY</text:span></text:p>
            <text:p text:style-name="P107"><text:span text:style-name="T15">Value = b''</text:span></text:p>
          </draw:text-box>
        </draw:frame>
        <draw:custom-shape draw:style-name="gr260" draw:text-style-name="P10" draw:layer="layout" svg:width="0.636cm" svg:height="4.572cm" draw:transform="rotate (-1.5707963267949) translate (11.176cm 6.096cm)">
          <text:p/>
          <draw:enhanced-geometry svg:viewBox="0 0 21600 21600" draw:glue-points="0 0 0 21600 21600 10800" draw:text-areas="0 ?f9 7800 ?f10" draw:type="right-brace" draw:modifiers="1800 10797.63831183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3" draw:text-style-name="P122" draw:layer="layout" svg:width="1.524cm" svg:height="0.645cm" svg:x="3.302cm" svg:y="6.229cm">
          <draw:text-box>
            <text:p text:style-name="P120"><text:span text:style-name="T33">Token</text:span></text:p>
          </draw:text-box>
        </draw:frame>
        <draw:frame draw:style-name="gr246" draw:text-style-name="P124" draw:layer="layout" svg:width="1.092cm" svg:height="0.645cm" svg:x="1.778cm" svg:y="6.229cm">
          <draw:text-box>
            <text:p text:style-name="P120"><text:span text:style-name="T33">Mid</text:span></text:p>
          </draw:text-box>
        </draw:frame>
        <draw:frame draw:style-name="gr261" draw:text-style-name="P123" draw:layer="layout" svg:width="2.746cm" svg:height="1.827cm" svg:x="0.202cm" svg:y="7.511cm">
          <draw:text-box>
            <text:p text:style-name="P120"><text:span text:style-name="T33">Successful </text:span><text:span text:style-name="T33">Response </text:span><text:span text:style-name="T33">Code 68 </text:span><text:span text:style-name="T33">"2.04 </text:span><text:span text:style-name="T33">Changed"</text:span></text:p>
          </draw:text-box>
        </draw:frame>
        <draw:frame draw:style-name="gr262" draw:text-style-name="P111" draw:layer="layout" svg:width="11.145cm" svg:height="0.763cm" svg:x="1.502cm" svg:y="10.922cm">
          <draw:text-box>
            <text:p text:style-name="P107"><text:span text:style-name="T34">b'</text:span><text:span text:style-name="T65">\x00</text:span><text:span text:style-name="T56">\x15</text:span><text:span text:style-name="T57">\xf2\xde\x</text:span><text:span text:style-name="T57">9c\xb8\x1</text:span><text:span text:style-name="T57">4\xc9s\xfa</text:span><text:span text:style-name="T57">&amp;Un\xc9h</text:span><text:span text:style-name="T57">&amp;</text:span><text:span text:style-name="T34">'</text:span></text:p>
          </draw:text-box>
        </draw:frame>
        <draw:frame draw:style-name="gr263" draw:text-style-name="P111" draw:layer="layout" svg:width="3.156cm" svg:height="0.763cm" svg:x="1.648cm" svg:y="9.906cm">
          <draw:text-box>
            <text:p text:style-name="P107"><text:span text:style-name="T34">0b</text:span><text:span text:style-name="T59">0001</text:span><text:span text:style-name="T60">01</text:span><text:span text:style-name="T60">0</text:span><text:span text:style-name="T63">1</text:span></text:p>
          </draw:text-box>
        </draw:frame>
        <draw:frame draw:style-name="gr250" draw:text-style-name="P109" draw:layer="layout" svg:width="2.794cm" svg:height="1.115cm" svg:x="0.486cm" svg:y="11.938cm">
          <draw:text-box>
            <text:p><text:span text:style-name="T15">Rule ID </text:span><text:span text:style-name="T15">0x00 (outer)</text:span></text:p>
          </draw:text-box>
        </draw:frame>
        <draw:custom-shape draw:style-name="gr264" draw:text-style-name="P10" draw:layer="layout" svg:width="0.635cm" svg:height="2.794cm" draw:transform="rotate (-1.5707963267949) translate (4.55cm 10.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53" draw:text-style-name="P10" draw:layer="layout" svg:x1="3.102cm" svg:y1="7.537cm" svg:x2="3.102cm" svg:y2="9.906cm">
          <text:p/>
        </draw:line>
        <draw:line draw:style-name="gr253" draw:text-style-name="P10" draw:layer="layout" svg:x1="3.902cm" svg:y1="7.537cm" svg:x2="3.902cm" svg:y2="9.906cm">
          <text:p/>
        </draw:line>
        <draw:frame draw:style-name="gr248" draw:text-style-name="P8" draw:layer="layout" svg:width="4.318cm" svg:height="0.662cm" svg:x="4.804cm" svg:y="10.006cm">
          <draw:text-box>
            <text:p><text:span text:style-name="T35">Compressio</text:span><text:span text:style-name="T35">n Residue</text:span></text:p>
          </draw:text-box>
        </draw:frame>
        <draw:frame draw:style-name="gr111" draw:text-style-name="P115" draw:layer="layout" svg:width="5.08cm" svg:height="1.275cm" svg:x="12.446cm" svg:y="10.668cm">
          <draw:text-box>
            <text:p><text:span text:style-name="T34">Compress</text:span><text:span text:style-name="T34">ed (outer) </text:span><text:span text:style-name="T34">Message</text:span></text:p>
          </draw:text-box>
        </draw:frame>
        <draw:line draw:style-name="gr7" draw:text-style-name="P10" draw:layer="layout" svg:x1="12.446cm" svg:y1="7.537cm" svg:x2="10.922cm" svg:y2="10.668cm">
          <text:p/>
        </draw:lin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CONTENT Temperature:</text:p>
            <text:p>Analysis – SCHC only (no OSCORE)</text:p>
          </draw:text-box>
        </draw:frame>
        <draw:frame draw:style-name="gr255" draw:text-style-name="P111" draw:layer="layout" svg:width="8.424cm" svg:height="0.763cm" svg:x="2.54cm" svg:y="3.601cm">
          <draw:text-box>
            <text:p text:style-name="P107"><text:span text:style-name="T34">b'a</text:span><text:span text:style-name="T65">E</text:span><text:span text:style-name="T59">\x00\x</text:span><text:span text:style-name="T59">01</text:span><text:span text:style-name="T60">\x82</text:span><text:span text:style-name="T56">;te</text:span><text:span text:style-name="T56">mperature</text:span><text:span text:style-name="T62">\xff</text:span><text:span text:style-name="T66">23 C</text:span><text:span text:style-name="T34">'</text:span></text:p>
          </draw:text-box>
        </draw:frame>
        <draw:frame draw:style-name="gr256" draw:text-style-name="P109" draw:layer="layout" svg:width="4.572cm" svg:height="1.107cm" svg:x="0.362cm" svg:y="2.486cm">
          <draw:text-box>
            <text:p><text:span text:style-name="T35">Successful </text:span><text:span text:style-name="T35">Response</text:span></text:p>
            <text:p><text:span text:style-name="T35">Code 69 </text:span><text:span text:style-name="T35">"2.05 </text:span><text:span text:style-name="T35">Content"</text:span></text:p>
          </draw:text-box>
        </draw:frame>
        <draw:frame draw:style-name="gr246" draw:text-style-name="P124" draw:layer="layout" svg:width="1.092cm" svg:height="0.645cm" svg:x="3.488cm" svg:y="4.417cm">
          <draw:text-box>
            <text:p text:style-name="P120"><text:span text:style-name="T33">Mid</text:span></text:p>
          </draw:text-box>
        </draw:frame>
        <draw:frame draw:style-name="gr243" draw:text-style-name="P122" draw:layer="layout" svg:width="1.524cm" svg:height="0.645cm" svg:x="5.18cm" svg:y="2.858cm">
          <draw:text-box>
            <text:p text:style-name="P120"><text:span text:style-name="T33">Token</text:span></text:p>
          </draw:text-box>
        </draw:frame>
        <draw:frame draw:style-name="gr233" draw:text-style-name="P110" draw:layer="layout" svg:width="4.121cm" svg:height="1.073cm" svg:x="6.858cm" svg:y="2.528cm">
          <draw:text-box>
            <text:p><text:span text:style-name="T35">Option 3: </text:span><text:span text:style-name="T35">URI_HOST</text:span></text:p>
            <text:p><text:span text:style-name="T35">Value = </text:span><text:span text:style-name="T35">temperature</text:span></text:p>
          </draw:text-box>
        </draw:frame>
        <draw:frame draw:style-name="gr257" draw:text-style-name="P125" draw:layer="layout" svg:width="2.031cm" svg:height="0.683cm" svg:x="10.846cm" svg:y="3.711cm">
          <draw:text-box>
            <text:p text:style-name="P107"><text:span text:style-name="T15">Payload </text:span></text:p>
          </draw:text-box>
        </draw:frame>
        <draw:frame draw:style-name="gr247" draw:text-style-name="P111" draw:layer="layout" svg:width="3.153cm" svg:height="0.763cm" svg:x="3.513cm" svg:y="6.858cm">
          <draw:text-box>
            <text:p text:style-name="P107"><text:span text:style-name="T34">b'</text:span><text:span text:style-name="T57">\x01</text:span><text:span text:style-name="T56">\n</text:span><text:span text:style-name="T66">23 </text:span><text:span text:style-name="T66">C</text:span><text:span text:style-name="T34">'</text:span></text:p>
          </draw:text-box>
        </draw:frame>
        <draw:frame draw:style-name="gr238" draw:text-style-name="P116" draw:layer="layout" svg:width="3.148cm" svg:height="1.275cm" svg:x="1.586cm" svg:y="7.869cm">
          <draw:text-box>
            <text:p><text:span text:style-name="T34">Rule ID </text:span><text:span text:style-name="T34">0x01</text:span></text:p>
            <text:p><text:span text:style-name="T34">(outer)</text:span></text:p>
          </draw:text-box>
        </draw:frame>
        <draw:frame draw:style-name="gr255" draw:text-style-name="P111" draw:layer="layout" svg:width="3.289cm" svg:height="0.763cm" svg:x="3.377cm" svg:y="5.841cm">
          <draw:text-box>
            <text:p text:style-name="P107"><text:span text:style-name="T34">0b</text:span><text:span text:style-name="T59">00001</text:span><text:span text:style-name="T60">0</text:span><text:span text:style-name="T60">10</text:span></text:p>
          </draw:text-box>
        </draw:frame>
        <draw:custom-shape draw:style-name="gr265" draw:text-style-name="P10" draw:layer="layout" svg:width="0.417cm" svg:height="2.648cm" draw:transform="rotate (-1.5707963267949) translate (6.166cm 6.404cm)">
          <text:p/>
          <draw:enhanced-geometry svg:viewBox="0 0 21600 21600" draw:glue-points="0 0 0 21600 21600 10800" draw:text-areas="0 ?f9 7800 ?f10" draw:type="right-brace" draw:modifiers="1800 8520.9513023782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53" draw:text-style-name="P10" draw:layer="layout" svg:x1="4.88cm" svg:y1="4.364cm" svg:x2="4.88cm" svg:y2="5.841cm">
          <text:p/>
        </draw:line>
        <draw:line draw:style-name="gr253" draw:text-style-name="P10" draw:layer="layout" svg:x1="5.834cm" svg:y1="4.364cm" svg:x2="5.834cm" svg:y2="5.841cm">
          <text:p/>
        </draw:line>
        <draw:line draw:style-name="gr7" draw:text-style-name="P10" draw:layer="layout" svg:x1="9.906cm" svg:y1="4.364cm" svg:x2="6.666cm" svg:y2="7.112cm">
          <text:p/>
        </draw:lin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re_20_et_20_contenu">
        <office:forms form:automatic-focus="false" form:apply-design-mode="false"/>
        <draw:frame draw:style-name="standard" draw:layer="layout" svg:width="9.257cm" svg:height="6.433cm" svg:x="8.201cm" svg:y="4.1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24"/>
            <table:table-row table:style-name="ro5" table:default-cell-style-name="ce4">
              <table:table-cell>
                <text:p text:style-name="P102">FID</text:p>
              </table:table-cell>
              <table:table-cell>
                <text:p text:style-name="P102">Pos</text:p>
              </table:table-cell>
              <table:table-cell>
                <text:p text:style-name="P102">DI</text:p>
              </table:table-cell>
              <table:table-cell>
                <text:p text:style-name="P102">TV</text:p>
              </table:table-cell>
              <table:table-cell>
                <text:p text:style-name="P102">MO</text:p>
              </table:table-cell>
              <table:table-cell>
                <text:p text:style-name="P102">CDA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0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ype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2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TKL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1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2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Code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68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mi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</text:p>
              </table:table-cell>
              <table:table-cell>
                <text:p text:style-name="P102">MSB(12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token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80</text:p>
              </table:table-cell>
              <table:table-cell>
                <text:p text:style-name="P102">MSB(5)</text:p>
              </table:table-cell>
              <table:table-cell>
                <text:p text:style-name="P102">LSB</text:p>
              </table:table-cell>
            </table:table-row>
            <table:table-row table:style-name="ro5" table:default-cell-style-name="ce4">
              <table:table-cell>
                <text:p text:style-name="P102">Uri-Host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localhost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bject-Security</text:p>
              </table:table-cell>
              <table:table-cell>
                <text:p text:style-name="P102">1</text:p>
              </table:table-cell>
              <table:table-cell>
                <text:p text:style-name="P102">up</text:p>
              </table:table-cell>
              <table:table-cell>
                <text:p text:style-name="P102">b’\tclient’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5" table:default-cell-style-name="ce4">
              <table:table-cell>
                <text:p text:style-name="P102">Object-Security</text:p>
              </table:table-cell>
              <table:table-cell>
                <text:p text:style-name="P102">1</text:p>
              </table:table-cell>
              <table:table-cell>
                <text:p text:style-name="P102">dw</text:p>
              </table:table-cell>
              <table:table-cell>
                <text:p text:style-name="P102">b’’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  <table:table-row table:style-name="ro10" table:default-cell-style-name="ce4">
              <table:table-cell>
                <text:p text:style-name="P102">Option-End</text:p>
              </table:table-cell>
              <table:table-cell>
                <text:p text:style-name="P102">1</text:p>
              </table:table-cell>
              <table:table-cell>
                <text:p text:style-name="P102">bi</text:p>
              </table:table-cell>
              <table:table-cell>
                <text:p text:style-name="P102">0xFF</text:p>
              </table:table-cell>
              <table:table-cell>
                <text:p text:style-name="P102">equal</text:p>
              </table:table-cell>
              <table:table-cell>
                <text:p text:style-name="P102">not-sen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D000000466E4B31AEEEDA562A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1%" draw:distance="71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background" style:family="presentation">
      <style:graphic-properties draw:stroke="none" draw:fill="solid" draw:fill-color="#ffffff"/>
      <style:text-properties style:letter-kerning="true"/>
    </style:style>
    <style:style style:name="Interieu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eu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eur-outline1" style:family="presentation">
      <style:graphic-properties draw:stroke="none" draw:fill="none" draw:auto-grow-height="false" draw:fit-to-size="shrink-to-fit" style:shrink-to-fit="true">
        <text:list-style style:name="Interie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outline2" style:family="presentation" style:parent-style-name="Interieu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3" style:family="presentation" style:parent-style-name="Interieu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4" style:family="presentation" style:parent-style-name="Interieu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5" style:family="presentation" style:parent-style-name="Interieu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6" style:family="presentation" style:parent-style-name="Interieu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7" style:family="presentation" style:parent-style-name="Interieu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8" style:family="presentation" style:parent-style-name="Interieu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9" style:family="presentation" style:parent-style-name="Interieu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subtitle" style:family="presentation">
      <style:graphic-properties draw:stroke="none" draw:fill="none" draw:textarea-vertical-align="middle">
        <text:list-style style:name="Interieu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eur-title" style:family="presentation">
      <style:graphic-properties draw:stroke="none" draw:fill="none" draw:textarea-vertical-align="middle">
        <text:list-style style:name="Interieu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terieur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Interieu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Interieu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Interieu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nterieu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re_20_seu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seul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Mpr2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.3000001907349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.300000190734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2.3000001907349pt" fo:letter-spacing="normal" fo:font-style="normal" style:text-underline-style="none" fo:font-weight="normal" style:font-size-asian="12.3000001907349pt" style:font-style-asian="normal" style:font-weight-asian="normal" style:font-size-complex="12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uverture" style:page-layout-name="PM1" draw:style-name="Mdp1">
      <office:forms form:automatic-focus="false" form:apply-design-mode="false"/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4" text:date-value="2018-06-20">06/20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6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</text:span><text:span text:style-name="MT6">pitr</text:span><text:span text:style-name="MT6">e 0 : </text:span><text:span text:style-name="MT6">Titr</text:span><text:span text:style-name="MT6">e</text:span></text:p>
        </draw:text-box>
      </draw:frame>
      <draw:frame draw:name="Espace réservé du texte 8" presentation:style-name="Mpr7" draw:text-style-name="MP22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7" draw:text-style-name="MP24" draw:layer="backgroundobjects" svg:width="10.799cm" svg:height="9.161cm" svg:x="1.1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7" draw:text-style-name="MP24" draw:layer="backgroundobjects" svg:width="10.785cm" svg:height="9.161cm" svg:x="12.7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20">06/20/2018</text:date></text:span></text:p>
        </draw:text-box>
      </draw:frame>
      <draw:frame draw:name="Espace réservé du pied de page 19" presentation:style-name="Mpr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</text:span><text:span text:style-name="MT12">n - menu </text:span><text:span text:style-name="MT12">« Insertion / </text:span><text:span text:style-name="MT12">En-tête et </text:span><text:span text:style-name="MT12">pied de </text:span><text:span text:style-name="MT12">page »</text:span></text:p>
        </draw:text-box>
      </draw:frame>
      <draw:frame draw:name="Espace réservé du numéro de diapositive 20" presentation:style-name="Mpr9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ieur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Shape 30" presentation:style-name="Mpr12" draw:text-style-name="MP20" draw:layer="backgroundobjects" svg:width="19.684cm" svg:height="2.38cm" svg:x="4.445cm" svg:y="0cm" presentation:class="title" presentation:user-transformed="true">
        <draw:text-box>
          <text:p text:style-name="MP19"><text:span text:style-name="MT6">Titl</text:span><text:span text:style-name="MT6">e </text:span><text:span text:style-name="MT6">Text</text:span></text:p>
        </draw:text-box>
      </draw:frame>
      <draw:frame draw:name="Shape 31" presentation:style-name="Mpr13" draw:text-style-name="MP24" draw:layer="backgroundobjects" svg:width="19.706cm" svg:height="11.27cm" svg:x="4.423cm" svg:y="3.016cm" presentation:class="outline" presentation:user-transformed="true">
        <draw:text-box>
          <text:list text:style-name="ML3">
            <text:list-item>
              <text:p text:style-name="MP21"><text:span text:style-name="MT8">Body Level One</text:span></text:p>
              <text:list>
                <text:list-item>
                  <text:p text:style-name="MP17"><text:span text:style-name="MT9">Body Level Two</text:span></text:p>
                  <text:list>
                    <text:list-item>
                      <text:p text:style-name="MP17"><text:span text:style-name="MT10">Body Level Three</text:span></text:p>
                      <text:list>
                        <text:list-item>
                          <text:p text:style-name="MP21"><text:span text:style-name="MT10">Body Level Four</text:span></text:p>
                          <text:list>
                            <text:list-item>
                              <text:p text:style-name="MP21"><text:span text:style-name="MT10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14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Interieur-title" draw:layer="backgroundobjects" svg:width="19.797cm" svg:height="11.136cm" svg:x="0.601cm" svg:y="2.257cm" presentation:class="page"/>
        <draw:frame presentation:style-name="Interieu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17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</text:span><text:span text:style-name="MT6">pitr</text:span><text:span text:style-name="MT6">e 0 : </text:span><text:span text:style-name="MT6">Titr</text:span><text:span text:style-name="MT6">e</text:span></text:p>
        </draw:text-box>
      </draw:frame>
      <draw:frame draw:name="Espace réservé du texte 8" presentation:style-name="Mpr18" draw:text-style-name="MP22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18" draw:text-style-name="MP24" draw:layer="backgroundobjects" svg:width="23.219cm" svg:height="9.162cm" svg:x="1.1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1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20">06/20/2018</text:date></text:span></text:p>
        </draw:text-box>
      </draw:frame>
      <draw:frame draw:name="Espace réservé du pied de page 15" presentation:style-name="Mpr1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</text:span><text:span text:style-name="MT12">n - menu </text:span><text:span text:style-name="MT12">« Insertion / </text:span><text:span text:style-name="MT12">En-tête et </text:span><text:span text:style-name="MT12">pied de </text:span><text:span text:style-name="MT12">page »</text:span></text:p>
        </draw:text-box>
      </draw:frame>
      <draw:frame draw:name="Espace réservé du numéro de diapositive 16" presentation:style-name="Mpr20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23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Modi</text:span><text:span text:style-name="MT6">fiez </text:span><text:span text:style-name="MT6">le </text:span><text:span text:style-name="MT6">styl</text:span><text:span text:style-name="MT6">e du </text:span><text:span text:style-name="MT6">titr</text:span><text:span text:style-name="MT6">e</text:span></text:p>
        </draw:text-box>
      </draw:frame>
      <draw:frame draw:name="Espace réservé de la date 2" presentation:style-name="Mpr24" draw:text-style-name="MP28" draw:layer="backgroundobjects" svg:width="5.926cm" svg:height="0.76cm" svg:x="16.863cm" svg:y="13.322cm" presentation:class="date-time" presentation:user-transformed="true">
        <draw:text-box>
          <text:p text:style-name="MP27"><text:span text:style-name="MT14">17/01/201</text:span><text:span text:style-name="MT14">8</text:span></text:p>
        </draw:text-box>
      </draw:frame>
      <draw:frame draw:name="Espace réservé du numéro de diapositive 4" presentation:style-name="Mpr25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draw:frame presentation:style-name="Titre_20_seu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9.797cm" svg:height="11.136cm" svg:x="0.601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laurent toutain</meta:initial-creator>
    <meta:editing-cycles>162</meta:editing-cycles>
    <meta:creation-date>2018-03-05T12:33:20</meta:creation-date>
    <dc:date>2018-06-20T14:30:08.768424565</dc:date>
    <meta:editing-duration>P5DT12H13M40S</meta:editing-duration>
    <meta:generator>LibreOffice/5.4.6.2$Linux_X86_64 LibreOffice_project/40m0$Build-2</meta:generator>
    <meta:document-statistic meta:object-count="903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4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IMT Atlantique" xlink:href=""/>
  </office:meta>
</office:document-meta>
</file>